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snr_test_1____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al</text:p>
          </table:table-cell>
          <table:table-cell office:value-type="string" calcext:value-type="string">
            <text:p>Ángulo</text:p>
          </table:table-cell>
          <table:table-cell office:value-type="string" calcext:value-type="string">
            <text:p>SNR_1</text:p>
          </table:table-cell>
          <table:table-cell office:value-type="string" calcext:value-type="string">
            <text:p>SNR_2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Diferencia_no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2536" calcext:value-type="float">
            <text:p>16.2536</text:p>
          </table:table-cell>
          <table:table-cell office:value-type="float" office:value="2.727" calcext:value-type="float">
            <text:p>2.727</text:p>
          </table:table-cell>
          <table:table-cell table:number-columns-repeated="2" office:value-type="float" office:value="13.5266" calcext:value-type="float">
            <text:p>13.5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8139" calcext:value-type="float">
            <text:p>22.8139</text:p>
          </table:table-cell>
          <table:table-cell office:value-type="float" office:value="2.6028" calcext:value-type="float">
            <text:p>2.6028</text:p>
          </table:table-cell>
          <table:table-cell table:number-columns-repeated="2" office:value-type="float" office:value="20.2111" calcext:value-type="float">
            <text:p>20.2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4606" calcext:value-type="float">
            <text:p>23.4606</text:p>
          </table:table-cell>
          <table:table-cell office:value-type="float" office:value="4.819" calcext:value-type="float">
            <text:p>4.819</text:p>
          </table:table-cell>
          <table:table-cell table:number-columns-repeated="2" office:value-type="float" office:value="18.6416" calcext:value-type="float">
            <text:p>18.6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5107" calcext:value-type="float">
            <text:p>25.5107</text:p>
          </table:table-cell>
          <table:table-cell office:value-type="float" office:value="10.7808" calcext:value-type="float">
            <text:p>10.7808</text:p>
          </table:table-cell>
          <table:table-cell table:number-columns-repeated="2" office:value-type="float" office:value="14.7299" calcext:value-type="float">
            <text:p>14.7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.2687" calcext:value-type="float">
            <text:p>24.2687</text:p>
          </table:table-cell>
          <table:table-cell office:value-type="float" office:value="8.2918" calcext:value-type="float">
            <text:p>8.2918</text:p>
          </table:table-cell>
          <table:table-cell table:number-columns-repeated="2" office:value-type="float" office:value="15.9769" calcext:value-type="float">
            <text:p>15.9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3258" calcext:value-type="float">
            <text:p>22.3258</text:p>
          </table:table-cell>
          <table:table-cell office:value-type="float" office:value="5.9291" calcext:value-type="float">
            <text:p>5.9291</text:p>
          </table:table-cell>
          <table:table-cell table:number-columns-repeated="2" office:value-type="float" office:value="16.3967" calcext:value-type="float">
            <text:p>16.3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.6466" calcext:value-type="float">
            <text:p>23.6466</text:p>
          </table:table-cell>
          <table:table-cell office:value-type="float" office:value="7.1497" calcext:value-type="float">
            <text:p>7.1497</text:p>
          </table:table-cell>
          <table:table-cell table:number-columns-repeated="2" office:value-type="float" office:value="16.4969" calcext:value-type="float">
            <text:p>16.4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.9909" calcext:value-type="float">
            <text:p>21.9909</text:p>
          </table:table-cell>
          <table:table-cell office:value-type="float" office:value="6.4336" calcext:value-type="float">
            <text:p>6.4336</text:p>
          </table:table-cell>
          <table:table-cell table:number-columns-repeated="2" office:value-type="float" office:value="15.5573" calcext:value-type="float">
            <text:p>15.5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.6773" calcext:value-type="float">
            <text:p>19.6773</text:p>
          </table:table-cell>
          <table:table-cell office:value-type="float" office:value="5.1615" calcext:value-type="float">
            <text:p>5.1615</text:p>
          </table:table-cell>
          <table:table-cell table:number-columns-repeated="2" office:value-type="float" office:value="14.5158" calcext:value-type="float">
            <text:p>14.5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.5017" calcext:value-type="float">
            <text:p>19.5017</text:p>
          </table:table-cell>
          <table:table-cell office:value-type="float" office:value="5.3343" calcext:value-type="float">
            <text:p>5.3343</text:p>
          </table:table-cell>
          <table:table-cell table:number-columns-repeated="2" office:value-type="float" office:value="14.1674" calcext:value-type="float">
            <text:p>14.1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.3208" calcext:value-type="float">
            <text:p>20.3208</text:p>
          </table:table-cell>
          <table:table-cell office:value-type="float" office:value="4.7076" calcext:value-type="float">
            <text:p>4.7076</text:p>
          </table:table-cell>
          <table:table-cell table:number-columns-repeated="2" office:value-type="float" office:value="15.6132" calcext:value-type="float">
            <text:p>15.6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.1422" calcext:value-type="float">
            <text:p>20.1422</text:p>
          </table:table-cell>
          <table:table-cell office:value-type="float" office:value="3.8662" calcext:value-type="float">
            <text:p>3.8662</text:p>
          </table:table-cell>
          <table:table-cell table:number-columns-repeated="2" office:value-type="float" office:value="16.276" calcext:value-type="float">
            <text:p>16.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.0836" calcext:value-type="float">
            <text:p>21.0836</text:p>
          </table:table-cell>
          <table:table-cell office:value-type="float" office:value="5.3964" calcext:value-type="float">
            <text:p>5.3964</text:p>
          </table:table-cell>
          <table:table-cell table:number-columns-repeated="2" office:value-type="float" office:value="15.6872" calcext:value-type="float">
            <text:p>15.6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0049" calcext:value-type="float">
            <text:p>22.0049</text:p>
          </table:table-cell>
          <table:table-cell office:value-type="float" office:value="7.6018" calcext:value-type="float">
            <text:p>7.6018</text:p>
          </table:table-cell>
          <table:table-cell table:number-columns-repeated="2" office:value-type="float" office:value="14.4031" calcext:value-type="float">
            <text:p>14.4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.1785" calcext:value-type="float">
            <text:p>23.1785</text:p>
          </table:table-cell>
          <table:table-cell office:value-type="float" office:value="8.1833" calcext:value-type="float">
            <text:p>8.1833</text:p>
          </table:table-cell>
          <table:table-cell table:number-columns-repeated="2" office:value-type="float" office:value="14.9952" calcext:value-type="float">
            <text:p>14.9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.8234" calcext:value-type="float">
            <text:p>22.8234</text:p>
          </table:table-cell>
          <table:table-cell office:value-type="float" office:value="9.5776" calcext:value-type="float">
            <text:p>9.5776</text:p>
          </table:table-cell>
          <table:table-cell table:number-columns-repeated="2" office:value-type="float" office:value="13.2458" calcext:value-type="float">
            <text:p>13.2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.8617" calcext:value-type="float">
            <text:p>21.8617</text:p>
          </table:table-cell>
          <table:table-cell office:value-type="float" office:value="11.0083" calcext:value-type="float">
            <text:p>11.0083</text:p>
          </table:table-cell>
          <table:table-cell table:number-columns-repeated="2" office:value-type="float" office:value="10.8534" calcext:value-type="float">
            <text:p>10.8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.9754" calcext:value-type="float">
            <text:p>20.9754</text:p>
          </table:table-cell>
          <table:table-cell office:value-type="float" office:value="12.025" calcext:value-type="float">
            <text:p>12.025</text:p>
          </table:table-cell>
          <table:table-cell table:number-columns-repeated="2" office:value-type="float" office:value="8.9504" calcext:value-type="float">
            <text:p>8.9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.8446" calcext:value-type="float">
            <text:p>20.8446</text:p>
          </table:table-cell>
          <table:table-cell office:value-type="float" office:value="8.1292" calcext:value-type="float">
            <text:p>8.1292</text:p>
          </table:table-cell>
          <table:table-cell table:number-columns-repeated="2" office:value-type="float" office:value="12.7154" calcext:value-type="float">
            <text:p>12.7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.3709" calcext:value-type="float">
            <text:p>21.3709</text:p>
          </table:table-cell>
          <table:table-cell office:value-type="float" office:value="8.5714" calcext:value-type="float">
            <text:p>8.5714</text:p>
          </table:table-cell>
          <table:table-cell table:number-columns-repeated="2" office:value-type="float" office:value="12.7995" calcext:value-type="float">
            <text:p>12.7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.4772" calcext:value-type="float">
            <text:p>19.4772</text:p>
          </table:table-cell>
          <table:table-cell office:value-type="float" office:value="8.2812" calcext:value-type="float">
            <text:p>8.2812</text:p>
          </table:table-cell>
          <table:table-cell table:number-columns-repeated="2" office:value-type="float" office:value="11.1961" calcext:value-type="float">
            <text:p>11.1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.4237" calcext:value-type="float">
            <text:p>19.4237</text:p>
          </table:table-cell>
          <table:table-cell office:value-type="float" office:value="8.948" calcext:value-type="float">
            <text:p>8.948</text:p>
          </table:table-cell>
          <table:table-cell table:number-columns-repeated="2" office:value-type="float" office:value="10.4757" calcext:value-type="float">
            <text:p>10.4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.5935" calcext:value-type="float">
            <text:p>20.5935</text:p>
          </table:table-cell>
          <table:table-cell office:value-type="float" office:value="5.0425" calcext:value-type="float">
            <text:p>5.0425</text:p>
          </table:table-cell>
          <table:table-cell table:number-columns-repeated="2" office:value-type="float" office:value="15.5509" calcext:value-type="float">
            <text:p>15.5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0.9967" calcext:value-type="float">
            <text:p>20.9967</text:p>
          </table:table-cell>
          <table:table-cell office:value-type="float" office:value="7.0271" calcext:value-type="float">
            <text:p>7.0271</text:p>
          </table:table-cell>
          <table:table-cell table:number-columns-repeated="2" office:value-type="float" office:value="13.9696" calcext:value-type="float">
            <text:p>13.9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8.906" calcext:value-type="float">
            <text:p>8.906</text:p>
          </table:table-cell>
          <table:table-cell table:number-columns-repeated="2" office:value-type="float" office:value="11.897" calcext:value-type="float">
            <text:p>11.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.0139" calcext:value-type="float">
            <text:p>20.0139</text:p>
          </table:table-cell>
          <table:table-cell office:value-type="float" office:value="5.7872" calcext:value-type="float">
            <text:p>5.7872</text:p>
          </table:table-cell>
          <table:table-cell table:number-columns-repeated="2" office:value-type="float" office:value="14.2268" calcext:value-type="float">
            <text:p>14.2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2.0553" calcext:value-type="float">
            <text:p>22.0553</text:p>
          </table:table-cell>
          <table:table-cell office:value-type="float" office:value="5.7899" calcext:value-type="float">
            <text:p>5.7899</text:p>
          </table:table-cell>
          <table:table-cell table:number-columns-repeated="2" office:value-type="float" office:value="16.2653" calcext:value-type="float">
            <text:p>16.2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1.8047" calcext:value-type="float">
            <text:p>21.8047</text:p>
          </table:table-cell>
          <table:table-cell office:value-type="float" office:value="7.1441" calcext:value-type="float">
            <text:p>7.1441</text:p>
          </table:table-cell>
          <table:table-cell table:number-columns-repeated="2" office:value-type="float" office:value="14.6606" calcext:value-type="float">
            <text:p>14.6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.2047" calcext:value-type="float">
            <text:p>21.2047</text:p>
          </table:table-cell>
          <table:table-cell office:value-type="float" office:value="7.9089" calcext:value-type="float">
            <text:p>7.9089</text:p>
          </table:table-cell>
          <table:table-cell table:number-columns-repeated="2" office:value-type="float" office:value="13.2958" calcext:value-type="float">
            <text:p>13.2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3.2099" calcext:value-type="float">
            <text:p>23.2099</text:p>
          </table:table-cell>
          <table:table-cell office:value-type="float" office:value="7.9604" calcext:value-type="float">
            <text:p>7.9604</text:p>
          </table:table-cell>
          <table:table-cell table:number-columns-repeated="2" office:value-type="float" office:value="15.2494" calcext:value-type="float">
            <text:p>15.2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.283" calcext:value-type="float">
            <text:p>22.283</text:p>
          </table:table-cell>
          <table:table-cell office:value-type="float" office:value="6.0192" calcext:value-type="float">
            <text:p>6.0192</text:p>
          </table:table-cell>
          <table:table-cell table:number-columns-repeated="2" office:value-type="float" office:value="16.2638" calcext:value-type="float">
            <text:p>16.2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.2448" calcext:value-type="float">
            <text:p>23.2448</text:p>
          </table:table-cell>
          <table:table-cell office:value-type="float" office:value="5.3807" calcext:value-type="float">
            <text:p>5.3807</text:p>
          </table:table-cell>
          <table:table-cell table:number-columns-repeated="2" office:value-type="float" office:value="17.8641" calcext:value-type="float">
            <text:p>17.8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3.0038" calcext:value-type="float">
            <text:p>23.0038</text:p>
          </table:table-cell>
          <table:table-cell office:value-type="float" office:value="7.1048" calcext:value-type="float">
            <text:p>7.1048</text:p>
          </table:table-cell>
          <table:table-cell table:number-columns-repeated="2" office:value-type="float" office:value="15.899" calcext:value-type="float">
            <text:p>15.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4.816" calcext:value-type="float">
            <text:p>24.816</text:p>
          </table:table-cell>
          <table:table-cell office:value-type="float" office:value="9.4066" calcext:value-type="float">
            <text:p>9.4066</text:p>
          </table:table-cell>
          <table:table-cell table:number-columns-repeated="2" office:value-type="float" office:value="15.4095" calcext:value-type="float">
            <text:p>15.4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3.906" calcext:value-type="float">
            <text:p>23.906</text:p>
          </table:table-cell>
          <table:table-cell office:value-type="float" office:value="11.7022" calcext:value-type="float">
            <text:p>11.7022</text:p>
          </table:table-cell>
          <table:table-cell table:number-columns-repeated="2" office:value-type="float" office:value="12.2037" calcext:value-type="float">
            <text:p>12.2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.2009" calcext:value-type="float">
            <text:p>26.2009</text:p>
          </table:table-cell>
          <table:table-cell office:value-type="float" office:value="12.1643" calcext:value-type="float">
            <text:p>12.1643</text:p>
          </table:table-cell>
          <table:table-cell table:number-columns-repeated="2" office:value-type="float" office:value="14.0366" calcext:value-type="float">
            <text:p>14.0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.7128" calcext:value-type="float">
            <text:p>27.7128</text:p>
          </table:table-cell>
          <table:table-cell office:value-type="float" office:value="12.9092" calcext:value-type="float">
            <text:p>12.9092</text:p>
          </table:table-cell>
          <table:table-cell table:number-columns-repeated="2" office:value-type="float" office:value="14.8035" calcext:value-type="float">
            <text:p>14.8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5.8475" calcext:value-type="float">
            <text:p>25.8475</text:p>
          </table:table-cell>
          <table:table-cell office:value-type="float" office:value="12.8974" calcext:value-type="float">
            <text:p>12.8974</text:p>
          </table:table-cell>
          <table:table-cell table:number-columns-repeated="2" office:value-type="float" office:value="12.9501" calcext:value-type="float">
            <text:p>12.9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7.801" calcext:value-type="float">
            <text:p>27.801</text:p>
          </table:table-cell>
          <table:table-cell office:value-type="float" office:value="11.5301" calcext:value-type="float">
            <text:p>11.5301</text:p>
          </table:table-cell>
          <table:table-cell table:number-columns-repeated="2" office:value-type="float" office:value="16.2708" calcext:value-type="float">
            <text:p>16.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8.0531" calcext:value-type="float">
            <text:p>28.0531</text:p>
          </table:table-cell>
          <table:table-cell office:value-type="float" office:value="11.9573" calcext:value-type="float">
            <text:p>11.9573</text:p>
          </table:table-cell>
          <table:table-cell table:number-columns-repeated="2" office:value-type="float" office:value="16.0958" calcext:value-type="float">
            <text:p>16.0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9.5375" calcext:value-type="float">
            <text:p>29.5375</text:p>
          </table:table-cell>
          <table:table-cell office:value-type="float" office:value="13.4608" calcext:value-type="float">
            <text:p>13.4608</text:p>
          </table:table-cell>
          <table:table-cell table:number-columns-repeated="2" office:value-type="float" office:value="16.0767" calcext:value-type="float">
            <text:p>16.07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0.6511" calcext:value-type="float">
            <text:p>30.6511</text:p>
          </table:table-cell>
          <table:table-cell office:value-type="float" office:value="12.5784" calcext:value-type="float">
            <text:p>12.5784</text:p>
          </table:table-cell>
          <table:table-cell table:number-columns-repeated="2" office:value-type="float" office:value="18.0728" calcext:value-type="float">
            <text:p>18.0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1.6567" calcext:value-type="float">
            <text:p>31.6567</text:p>
          </table:table-cell>
          <table:table-cell office:value-type="float" office:value="12.4029" calcext:value-type="float">
            <text:p>12.4029</text:p>
          </table:table-cell>
          <table:table-cell table:number-columns-repeated="2" office:value-type="float" office:value="19.2538" calcext:value-type="float">
            <text:p>19.2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2.3839" calcext:value-type="float">
            <text:p>32.3839</text:p>
          </table:table-cell>
          <table:table-cell office:value-type="float" office:value="14.253" calcext:value-type="float">
            <text:p>14.253</text:p>
          </table:table-cell>
          <table:table-cell table:number-columns-repeated="2" office:value-type="float" office:value="18.1309" calcext:value-type="float">
            <text:p>18.1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2.3288" calcext:value-type="float">
            <text:p>32.3288</text:p>
          </table:table-cell>
          <table:table-cell office:value-type="float" office:value="15.7115" calcext:value-type="float">
            <text:p>15.7115</text:p>
          </table:table-cell>
          <table:table-cell table:number-columns-repeated="2" office:value-type="float" office:value="16.6173" calcext:value-type="float">
            <text:p>16.6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1.9095" calcext:value-type="float">
            <text:p>31.9095</text:p>
          </table:table-cell>
          <table:table-cell office:value-type="float" office:value="15.58" calcext:value-type="float">
            <text:p>15.58</text:p>
          </table:table-cell>
          <table:table-cell table:number-columns-repeated="2" office:value-type="float" office:value="16.3295" calcext:value-type="float">
            <text:p>16.3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0.3487" calcext:value-type="float">
            <text:p>30.3487</text:p>
          </table:table-cell>
          <table:table-cell office:value-type="float" office:value="15.2932" calcext:value-type="float">
            <text:p>15.2932</text:p>
          </table:table-cell>
          <table:table-cell table:number-columns-repeated="2" office:value-type="float" office:value="15.0554" calcext:value-type="float">
            <text:p>15.0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1.7758" calcext:value-type="float">
            <text:p>31.7758</text:p>
          </table:table-cell>
          <table:table-cell office:value-type="float" office:value="15.3691" calcext:value-type="float">
            <text:p>15.3691</text:p>
          </table:table-cell>
          <table:table-cell table:number-columns-repeated="2" office:value-type="float" office:value="16.4067" calcext:value-type="float">
            <text:p>16.4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2.812" calcext:value-type="float">
            <text:p>32.812</text:p>
          </table:table-cell>
          <table:table-cell office:value-type="float" office:value="14.8959" calcext:value-type="float">
            <text:p>14.8959</text:p>
          </table:table-cell>
          <table:table-cell table:number-columns-repeated="2" office:value-type="float" office:value="17.9161" calcext:value-type="float">
            <text:p>17.9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2.028" calcext:value-type="float">
            <text:p>32.028</text:p>
          </table:table-cell>
          <table:table-cell office:value-type="float" office:value="18.0068" calcext:value-type="float">
            <text:p>18.0068</text:p>
          </table:table-cell>
          <table:table-cell table:number-columns-repeated="2" office:value-type="float" office:value="14.0212" calcext:value-type="float">
            <text:p>14.0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14.3504" calcext:value-type="float">
            <text:p>14.3504</text:p>
          </table:table-cell>
          <table:table-cell table:number-columns-repeated="2" office:value-type="float" office:value="17.4628" calcext:value-type="float">
            <text:p>17.4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2.041" calcext:value-type="float">
            <text:p>32.041</text:p>
          </table:table-cell>
          <table:table-cell office:value-type="float" office:value="17.8769" calcext:value-type="float">
            <text:p>17.8769</text:p>
          </table:table-cell>
          <table:table-cell table:number-columns-repeated="2" office:value-type="float" office:value="14.164" calcext:value-type="float">
            <text:p>14.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1.4443" calcext:value-type="float">
            <text:p>31.4443</text:p>
          </table:table-cell>
          <table:table-cell office:value-type="float" office:value="15.3616" calcext:value-type="float">
            <text:p>15.3616</text:p>
          </table:table-cell>
          <table:table-cell table:number-columns-repeated="2" office:value-type="float" office:value="16.0828" calcext:value-type="float">
            <text:p>16.0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0.6654" calcext:value-type="float">
            <text:p>30.6654</text:p>
          </table:table-cell>
          <table:table-cell office:value-type="float" office:value="14.862" calcext:value-type="float">
            <text:p>14.862</text:p>
          </table:table-cell>
          <table:table-cell table:number-columns-repeated="2" office:value-type="float" office:value="15.8034" calcext:value-type="float">
            <text:p>15.8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9.9913" calcext:value-type="float">
            <text:p>29.9913</text:p>
          </table:table-cell>
          <table:table-cell office:value-type="float" office:value="13.8759" calcext:value-type="float">
            <text:p>13.8759</text:p>
          </table:table-cell>
          <table:table-cell table:number-columns-repeated="2" office:value-type="float" office:value="16.1153" calcext:value-type="float">
            <text:p>16.1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0.3504" calcext:value-type="float">
            <text:p>30.3504</text:p>
          </table:table-cell>
          <table:table-cell office:value-type="float" office:value="13.9724" calcext:value-type="float">
            <text:p>13.9724</text:p>
          </table:table-cell>
          <table:table-cell table:number-columns-repeated="2" office:value-type="float" office:value="16.378" calcext:value-type="float">
            <text:p>16.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9.7117" calcext:value-type="float">
            <text:p>29.7117</text:p>
          </table:table-cell>
          <table:table-cell office:value-type="float" office:value="12.7457" calcext:value-type="float">
            <text:p>12.7457</text:p>
          </table:table-cell>
          <table:table-cell table:number-columns-repeated="2" office:value-type="float" office:value="16.966" calcext:value-type="float">
            <text:p>16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0.9669" calcext:value-type="float">
            <text:p>30.9669</text:p>
          </table:table-cell>
          <table:table-cell office:value-type="float" office:value="13.8617" calcext:value-type="float">
            <text:p>13.8617</text:p>
          </table:table-cell>
          <table:table-cell table:number-columns-repeated="2" office:value-type="float" office:value="17.1052" calcext:value-type="float">
            <text:p>17.1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9.649" calcext:value-type="float">
            <text:p>29.649</text:p>
          </table:table-cell>
          <table:table-cell office:value-type="float" office:value="14.7159" calcext:value-type="float">
            <text:p>14.7159</text:p>
          </table:table-cell>
          <table:table-cell table:number-columns-repeated="2" office:value-type="float" office:value="14.9331" calcext:value-type="float">
            <text:p>14.9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.1394" calcext:value-type="float">
            <text:p>29.1394</text:p>
          </table:table-cell>
          <table:table-cell office:value-type="float" office:value="14.5525" calcext:value-type="float">
            <text:p>14.5525</text:p>
          </table:table-cell>
          <table:table-cell table:number-columns-repeated="2" office:value-type="float" office:value="14.5869" calcext:value-type="float">
            <text:p>14.5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.8179" calcext:value-type="float">
            <text:p>29.8179</text:p>
          </table:table-cell>
          <table:table-cell office:value-type="float" office:value="14.3001" calcext:value-type="float">
            <text:p>14.3001</text:p>
          </table:table-cell>
          <table:table-cell table:number-columns-repeated="2" office:value-type="float" office:value="15.5178" calcext:value-type="float">
            <text:p>15.5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8.0281" calcext:value-type="float">
            <text:p>28.0281</text:p>
          </table:table-cell>
          <table:table-cell office:value-type="float" office:value="13.3154" calcext:value-type="float">
            <text:p>13.3154</text:p>
          </table:table-cell>
          <table:table-cell table:number-columns-repeated="2" office:value-type="float" office:value="14.7127" calcext:value-type="float">
            <text:p>14.7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9.2463" calcext:value-type="float">
            <text:p>29.2463</text:p>
          </table:table-cell>
          <table:table-cell office:value-type="float" office:value="13.962" calcext:value-type="float">
            <text:p>13.962</text:p>
          </table:table-cell>
          <table:table-cell table:number-columns-repeated="2" office:value-type="float" office:value="15.2843" calcext:value-type="float">
            <text:p>15.2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9.1917" calcext:value-type="float">
            <text:p>29.1917</text:p>
          </table:table-cell>
          <table:table-cell office:value-type="float" office:value="13.6035" calcext:value-type="float">
            <text:p>13.6035</text:p>
          </table:table-cell>
          <table:table-cell table:number-columns-repeated="2" office:value-type="float" office:value="15.5883" calcext:value-type="float">
            <text:p>15.5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7.7768" calcext:value-type="float">
            <text:p>27.7768</text:p>
          </table:table-cell>
          <table:table-cell office:value-type="float" office:value="13.2049" calcext:value-type="float">
            <text:p>13.2049</text:p>
          </table:table-cell>
          <table:table-cell table:number-columns-repeated="2" office:value-type="float" office:value="14.5719" calcext:value-type="float">
            <text:p>14.5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8.5744" calcext:value-type="float">
            <text:p>28.5744</text:p>
          </table:table-cell>
          <table:table-cell office:value-type="float" office:value="12.451" calcext:value-type="float">
            <text:p>12.451</text:p>
          </table:table-cell>
          <table:table-cell table:number-columns-repeated="2" office:value-type="float" office:value="16.1235" calcext:value-type="float">
            <text:p>16.1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9.4856" calcext:value-type="float">
            <text:p>29.4856</text:p>
          </table:table-cell>
          <table:table-cell office:value-type="float" office:value="13.1951" calcext:value-type="float">
            <text:p>13.1951</text:p>
          </table:table-cell>
          <table:table-cell table:number-columns-repeated="2" office:value-type="float" office:value="16.2905" calcext:value-type="float">
            <text:p>16.2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0.0378" calcext:value-type="float">
            <text:p>30.0378</text:p>
          </table:table-cell>
          <table:table-cell office:value-type="float" office:value="16.8469" calcext:value-type="float">
            <text:p>16.8469</text:p>
          </table:table-cell>
          <table:table-cell table:number-columns-repeated="2" office:value-type="float" office:value="13.1909" calcext:value-type="float">
            <text:p>13.1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.5899" calcext:value-type="float">
            <text:p>30.5899</text:p>
          </table:table-cell>
          <table:table-cell office:value-type="float" office:value="15.3039" calcext:value-type="float">
            <text:p>15.3039</text:p>
          </table:table-cell>
          <table:table-cell table:number-columns-repeated="2" office:value-type="float" office:value="15.2861" calcext:value-type="float">
            <text:p>15.2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9.1666" calcext:value-type="float">
            <text:p>29.1666</text:p>
          </table:table-cell>
          <table:table-cell office:value-type="float" office:value="14.7328" calcext:value-type="float">
            <text:p>14.7328</text:p>
          </table:table-cell>
          <table:table-cell table:number-columns-repeated="2" office:value-type="float" office:value="14.4338" calcext:value-type="float">
            <text:p>14.4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.8751" calcext:value-type="float">
            <text:p>28.8751</text:p>
          </table:table-cell>
          <table:table-cell office:value-type="float" office:value="13.2031" calcext:value-type="float">
            <text:p>13.2031</text:p>
          </table:table-cell>
          <table:table-cell table:number-columns-repeated="2" office:value-type="float" office:value="15.672" calcext:value-type="float">
            <text:p>15.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9.2232" calcext:value-type="float">
            <text:p>29.2232</text:p>
          </table:table-cell>
          <table:table-cell office:value-type="float" office:value="12.4649" calcext:value-type="float">
            <text:p>12.4649</text:p>
          </table:table-cell>
          <table:table-cell table:number-columns-repeated="2" office:value-type="float" office:value="16.7584" calcext:value-type="float">
            <text:p>16.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9.1643" calcext:value-type="float">
            <text:p>29.1643</text:p>
          </table:table-cell>
          <table:table-cell office:value-type="float" office:value="12.8739" calcext:value-type="float">
            <text:p>12.8739</text:p>
          </table:table-cell>
          <table:table-cell table:number-columns-repeated="2" office:value-type="float" office:value="16.2904" calcext:value-type="float">
            <text:p>16.2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8.8457" calcext:value-type="float">
            <text:p>28.8457</text:p>
          </table:table-cell>
          <table:table-cell office:value-type="float" office:value="12.8412" calcext:value-type="float">
            <text:p>12.8412</text:p>
          </table:table-cell>
          <table:table-cell table:number-columns-repeated="2" office:value-type="float" office:value="16.0045" calcext:value-type="float">
            <text:p>16.0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7.1303" calcext:value-type="float">
            <text:p>27.1303</text:p>
          </table:table-cell>
          <table:table-cell office:value-type="float" office:value="13.191" calcext:value-type="float">
            <text:p>13.191</text:p>
          </table:table-cell>
          <table:table-cell table:number-columns-repeated="2" office:value-type="float" office:value="13.9393" calcext:value-type="float">
            <text:p>13.9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.2537" calcext:value-type="float">
            <text:p>26.2537</text:p>
          </table:table-cell>
          <table:table-cell office:value-type="float" office:value="10.9509" calcext:value-type="float">
            <text:p>10.9509</text:p>
          </table:table-cell>
          <table:table-cell table:number-columns-repeated="2" office:value-type="float" office:value="15.3029" calcext:value-type="float">
            <text:p>15.3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5.6226" calcext:value-type="float">
            <text:p>25.6226</text:p>
          </table:table-cell>
          <table:table-cell office:value-type="float" office:value="11.4512" calcext:value-type="float">
            <text:p>11.4512</text:p>
          </table:table-cell>
          <table:table-cell table:number-columns-repeated="2" office:value-type="float" office:value="14.1714" calcext:value-type="float">
            <text:p>14.1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.3661" calcext:value-type="float">
            <text:p>25.3661</text:p>
          </table:table-cell>
          <table:table-cell office:value-type="float" office:value="11.9334" calcext:value-type="float">
            <text:p>11.9334</text:p>
          </table:table-cell>
          <table:table-cell table:number-columns-repeated="2" office:value-type="float" office:value="13.4327" calcext:value-type="float">
            <text:p>13.4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4.6254" calcext:value-type="float">
            <text:p>24.6254</text:p>
          </table:table-cell>
          <table:table-cell office:value-type="float" office:value="11.1633" calcext:value-type="float">
            <text:p>11.1633</text:p>
          </table:table-cell>
          <table:table-cell table:number-columns-repeated="2" office:value-type="float" office:value="13.462" calcext:value-type="float">
            <text:p>13.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4.7852" calcext:value-type="float">
            <text:p>24.7852</text:p>
          </table:table-cell>
          <table:table-cell office:value-type="float" office:value="13.031" calcext:value-type="float">
            <text:p>13.031</text:p>
          </table:table-cell>
          <table:table-cell table:number-columns-repeated="2" office:value-type="float" office:value="11.7542" calcext:value-type="float">
            <text:p>11.7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.323" calcext:value-type="float">
            <text:p>24.323</text:p>
          </table:table-cell>
          <table:table-cell office:value-type="float" office:value="12.252" calcext:value-type="float">
            <text:p>12.252</text:p>
          </table:table-cell>
          <table:table-cell table:number-columns-repeated="2" office:value-type="float" office:value="12.071" calcext:value-type="float">
            <text:p>12.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3.8083" calcext:value-type="float">
            <text:p>23.8083</text:p>
          </table:table-cell>
          <table:table-cell office:value-type="float" office:value="8.8612" calcext:value-type="float">
            <text:p>8.8612</text:p>
          </table:table-cell>
          <table:table-cell table:number-columns-repeated="2" office:value-type="float" office:value="14.9472" calcext:value-type="float">
            <text:p>14.9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3.8998" calcext:value-type="float">
            <text:p>23.8998</text:p>
          </table:table-cell>
          <table:table-cell office:value-type="float" office:value="6.8959" calcext:value-type="float">
            <text:p>6.8959</text:p>
          </table:table-cell>
          <table:table-cell table:number-columns-repeated="2" office:value-type="float" office:value="17.004" calcext:value-type="float">
            <text:p>17.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4.6484" calcext:value-type="float">
            <text:p>24.6484</text:p>
          </table:table-cell>
          <table:table-cell office:value-type="float" office:value="8.6031" calcext:value-type="float">
            <text:p>8.6031</text:p>
          </table:table-cell>
          <table:table-cell table:number-columns-repeated="2" office:value-type="float" office:value="16.0453" calcext:value-type="float">
            <text:p>16.0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5.8444" calcext:value-type="float">
            <text:p>25.8444</text:p>
          </table:table-cell>
          <table:table-cell office:value-type="float" office:value="9.6287" calcext:value-type="float">
            <text:p>9.6287</text:p>
          </table:table-cell>
          <table:table-cell table:number-columns-repeated="2" office:value-type="float" office:value="16.2158" calcext:value-type="float">
            <text:p>16.2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6.9091" calcext:value-type="float">
            <text:p>26.9091</text:p>
          </table:table-cell>
          <table:table-cell office:value-type="float" office:value="11.3656" calcext:value-type="float">
            <text:p>11.3656</text:p>
          </table:table-cell>
          <table:table-cell table:number-columns-repeated="2" office:value-type="float" office:value="15.5435" calcext:value-type="float">
            <text:p>15.5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6.9545" calcext:value-type="float">
            <text:p>26.9545</text:p>
          </table:table-cell>
          <table:table-cell office:value-type="float" office:value="12.177" calcext:value-type="float">
            <text:p>12.177</text:p>
          </table:table-cell>
          <table:table-cell table:number-columns-repeated="2" office:value-type="float" office:value="14.7775" calcext:value-type="float">
            <text:p>14.7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7.1773" calcext:value-type="float">
            <text:p>27.1773</text:p>
          </table:table-cell>
          <table:table-cell office:value-type="float" office:value="11.6502" calcext:value-type="float">
            <text:p>11.6502</text:p>
          </table:table-cell>
          <table:table-cell table:number-columns-repeated="2" office:value-type="float" office:value="15.5271" calcext:value-type="float">
            <text:p>15.5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11.7488" calcext:value-type="float">
            <text:p>11.7488</text:p>
          </table:table-cell>
          <table:table-cell table:number-columns-repeated="2" office:value-type="float" office:value="15.72" calcext:value-type="float">
            <text:p>15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9.664" calcext:value-type="float">
            <text:p>29.664</text:p>
          </table:table-cell>
          <table:table-cell office:value-type="float" office:value="10.8555" calcext:value-type="float">
            <text:p>10.8555</text:p>
          </table:table-cell>
          <table:table-cell table:number-columns-repeated="2" office:value-type="float" office:value="18.8085" calcext:value-type="float">
            <text:p>18.8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.56" calcext:value-type="float">
            <text:p>28.56</text:p>
          </table:table-cell>
          <table:table-cell office:value-type="float" office:value="9.9393" calcext:value-type="float">
            <text:p>9.9393</text:p>
          </table:table-cell>
          <table:table-cell table:number-columns-repeated="2" office:value-type="float" office:value="18.6207" calcext:value-type="float">
            <text:p>18.6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6.6001" calcext:value-type="float">
            <text:p>26.6001</text:p>
          </table:table-cell>
          <table:table-cell office:value-type="float" office:value="9.9083" calcext:value-type="float">
            <text:p>9.9083</text:p>
          </table:table-cell>
          <table:table-cell table:number-columns-repeated="2" office:value-type="float" office:value="16.6918" calcext:value-type="float">
            <text:p>16.6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4.6686" calcext:value-type="float">
            <text:p>24.6686</text:p>
          </table:table-cell>
          <table:table-cell office:value-type="float" office:value="8.2004" calcext:value-type="float">
            <text:p>8.2004</text:p>
          </table:table-cell>
          <table:table-cell table:number-columns-repeated="2" office:value-type="float" office:value="16.4682" calcext:value-type="float">
            <text:p>16.4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5.0334" calcext:value-type="float">
            <text:p>25.0334</text:p>
          </table:table-cell>
          <table:table-cell office:value-type="float" office:value="7.6954" calcext:value-type="float">
            <text:p>7.6954</text:p>
          </table:table-cell>
          <table:table-cell table:number-columns-repeated="2" office:value-type="float" office:value="17.3379" calcext:value-type="float">
            <text:p>17.3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6.4538" calcext:value-type="float">
            <text:p>26.4538</text:p>
          </table:table-cell>
          <table:table-cell office:value-type="float" office:value="8.8637" calcext:value-type="float">
            <text:p>8.8637</text:p>
          </table:table-cell>
          <table:table-cell table:number-columns-repeated="2" office:value-type="float" office:value="17.5901" calcext:value-type="float">
            <text:p>17.5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.5111" calcext:value-type="float">
            <text:p>28.5111</text:p>
          </table:table-cell>
          <table:table-cell office:value-type="float" office:value="15.4152" calcext:value-type="float">
            <text:p>15.4152</text:p>
          </table:table-cell>
          <table:table-cell table:number-columns-repeated="2" office:value-type="float" office:value="13.0959" calcext:value-type="float">
            <text:p>13.0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7.0875" calcext:value-type="float">
            <text:p>27.0875</text:p>
          </table:table-cell>
          <table:table-cell office:value-type="float" office:value="21.2378" calcext:value-type="float">
            <text:p>21.2378</text:p>
          </table:table-cell>
          <table:table-cell table:number-columns-repeated="2" office:value-type="float" office:value="5.8497" calcext:value-type="float">
            <text:p>5.8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8.7041" calcext:value-type="float">
            <text:p>28.7041</text:p>
          </table:table-cell>
          <table:table-cell office:value-type="float" office:value="19.6896" calcext:value-type="float">
            <text:p>19.6896</text:p>
          </table:table-cell>
          <table:table-cell table:number-columns-repeated="2" office:value-type="float" office:value="9.0145" calcext:value-type="float">
            <text:p>9.0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7.1053" calcext:value-type="float">
            <text:p>27.1053</text:p>
          </table:table-cell>
          <table:table-cell office:value-type="float" office:value="19.6254" calcext:value-type="float">
            <text:p>19.6254</text:p>
          </table:table-cell>
          <table:table-cell table:number-columns-repeated="2" office:value-type="float" office:value="7.4798" calcext:value-type="float">
            <text:p>7.47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6.9595" calcext:value-type="float">
            <text:p>26.9595</text:p>
          </table:table-cell>
          <table:table-cell office:value-type="float" office:value="15.8895" calcext:value-type="float">
            <text:p>15.8895</text:p>
          </table:table-cell>
          <table:table-cell table:number-columns-repeated="2"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6.2282" calcext:value-type="float">
            <text:p>26.2282</text:p>
          </table:table-cell>
          <table:table-cell office:value-type="float" office:value="14.5792" calcext:value-type="float">
            <text:p>14.5792</text:p>
          </table:table-cell>
          <table:table-cell table:number-columns-repeated="2" office:value-type="float" office:value="11.6489" calcext:value-type="float">
            <text:p>11.6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7.7864" calcext:value-type="float">
            <text:p>27.7864</text:p>
          </table:table-cell>
          <table:table-cell office:value-type="float" office:value="18.7801" calcext:value-type="float">
            <text:p>18.7801</text:p>
          </table:table-cell>
          <table:table-cell table:number-columns-repeated="2" office:value-type="float" office:value="9.0063" calcext:value-type="float">
            <text:p>9.0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7.0251" calcext:value-type="float">
            <text:p>27.0251</text:p>
          </table:table-cell>
          <table:table-cell office:value-type="float" office:value="14.8191" calcext:value-type="float">
            <text:p>14.8191</text:p>
          </table:table-cell>
          <table:table-cell table:number-columns-repeated="2" office:value-type="float" office:value="12.206" calcext:value-type="float">
            <text:p>12.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.1537" calcext:value-type="float">
            <text:p>28.1537</text:p>
          </table:table-cell>
          <table:table-cell office:value-type="float" office:value="17.5231" calcext:value-type="float">
            <text:p>17.5231</text:p>
          </table:table-cell>
          <table:table-cell table:number-columns-repeated="2" office:value-type="float" office:value="10.6307" calcext:value-type="float">
            <text:p>10.6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7.8292" calcext:value-type="float">
            <text:p>27.8292</text:p>
          </table:table-cell>
          <table:table-cell office:value-type="float" office:value="14.2405" calcext:value-type="float">
            <text:p>14.2405</text:p>
          </table:table-cell>
          <table:table-cell table:number-columns-repeated="2" office:value-type="float" office:value="13.5886" calcext:value-type="float">
            <text:p>13.5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7.773" calcext:value-type="float">
            <text:p>27.773</text:p>
          </table:table-cell>
          <table:table-cell office:value-type="float" office:value="13.934" calcext:value-type="float">
            <text:p>13.934</text:p>
          </table:table-cell>
          <table:table-cell table:number-columns-repeated="2" office:value-type="float" office:value="13.839" calcext:value-type="float">
            <text:p>13.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8.7786" calcext:value-type="float">
            <text:p>28.7786</text:p>
          </table:table-cell>
          <table:table-cell office:value-type="float" office:value="17.1373" calcext:value-type="float">
            <text:p>17.1373</text:p>
          </table:table-cell>
          <table:table-cell table:number-columns-repeated="2" office:value-type="float" office:value="11.6413" calcext:value-type="float">
            <text:p>11.6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8.1421" calcext:value-type="float">
            <text:p>28.1421</text:p>
          </table:table-cell>
          <table:table-cell office:value-type="float" office:value="17.5038" calcext:value-type="float">
            <text:p>17.5038</text:p>
          </table:table-cell>
          <table:table-cell table:number-columns-repeated="2" office:value-type="float" office:value="10.6382" calcext:value-type="float">
            <text:p>10.6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9.5491" calcext:value-type="float">
            <text:p>29.5491</text:p>
          </table:table-cell>
          <table:table-cell office:value-type="float" office:value="16.2964" calcext:value-type="float">
            <text:p>16.2964</text:p>
          </table:table-cell>
          <table:table-cell table:number-columns-repeated="2" office:value-type="float" office:value="13.2527" calcext:value-type="float">
            <text:p>13.2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8.4342" calcext:value-type="float">
            <text:p>28.4342</text:p>
          </table:table-cell>
          <table:table-cell office:value-type="float" office:value="16.0121" calcext:value-type="float">
            <text:p>16.0121</text:p>
          </table:table-cell>
          <table:table-cell table:number-columns-repeated="2" office:value-type="float" office:value="12.4221" calcext:value-type="float">
            <text:p>12.4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8.6032" calcext:value-type="float">
            <text:p>28.6032</text:p>
          </table:table-cell>
          <table:table-cell office:value-type="float" office:value="16.379" calcext:value-type="float">
            <text:p>16.379</text:p>
          </table:table-cell>
          <table:table-cell table:number-columns-repeated="2" office:value-type="float" office:value="12.2241" calcext:value-type="float">
            <text:p>12.2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7.9073" calcext:value-type="float">
            <text:p>27.9073</text:p>
          </table:table-cell>
          <table:table-cell office:value-type="float" office:value="17.285" calcext:value-type="float">
            <text:p>17.285</text:p>
          </table:table-cell>
          <table:table-cell table:number-columns-repeated="2" office:value-type="float" office:value="10.6223" calcext:value-type="float">
            <text:p>10.6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.6779" calcext:value-type="float">
            <text:p>27.6779</text:p>
          </table:table-cell>
          <table:table-cell office:value-type="float" office:value="14.8154" calcext:value-type="float">
            <text:p>14.8154</text:p>
          </table:table-cell>
          <table:table-cell table:number-columns-repeated="2" office:value-type="float" office:value="12.8626" calcext:value-type="float">
            <text:p>12.8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8.4038" calcext:value-type="float">
            <text:p>28.4038</text:p>
          </table:table-cell>
          <table:table-cell office:value-type="float" office:value="14.3581" calcext:value-type="float">
            <text:p>14.3581</text:p>
          </table:table-cell>
          <table:table-cell table:number-columns-repeated="2" office:value-type="float" office:value="14.0457" calcext:value-type="float">
            <text:p>14.0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7.6846" calcext:value-type="float">
            <text:p>27.6846</text:p>
          </table:table-cell>
          <table:table-cell office:value-type="float" office:value="16.4671" calcext:value-type="float">
            <text:p>16.4671</text:p>
          </table:table-cell>
          <table:table-cell table:number-columns-repeated="2" office:value-type="float" office:value="11.2174" calcext:value-type="float">
            <text:p>11.2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7.9307" calcext:value-type="float">
            <text:p>27.9307</text:p>
          </table:table-cell>
          <table:table-cell office:value-type="float" office:value="18.1858" calcext:value-type="float">
            <text:p>18.1858</text:p>
          </table:table-cell>
          <table:table-cell table:number-columns-repeated="2" office:value-type="float" office:value="9.7449" calcext:value-type="float">
            <text:p>9.7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7.169" calcext:value-type="float">
            <text:p>27.169</text:p>
          </table:table-cell>
          <table:table-cell office:value-type="float" office:value="19.6427" calcext:value-type="float">
            <text:p>19.6427</text:p>
          </table:table-cell>
          <table:table-cell table:number-columns-repeated="2" office:value-type="float" office:value="7.5263" calcext:value-type="float">
            <text:p>7.5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6.2146" calcext:value-type="float">
            <text:p>26.2146</text:p>
          </table:table-cell>
          <table:table-cell office:value-type="float" office:value="17.9683" calcext:value-type="float">
            <text:p>17.9683</text:p>
          </table:table-cell>
          <table:table-cell table:number-columns-repeated="2" office:value-type="float" office:value="8.2462" calcext:value-type="float">
            <text:p>8.2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4.2733" calcext:value-type="float">
            <text:p>24.2733</text:p>
          </table:table-cell>
          <table:table-cell office:value-type="float" office:value="14.8046" calcext:value-type="float">
            <text:p>14.8046</text:p>
          </table:table-cell>
          <table:table-cell table:number-columns-repeated="2" office:value-type="float" office:value="9.4687" calcext:value-type="float">
            <text:p>9.4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1.9085" calcext:value-type="float">
            <text:p>21.9085</text:p>
          </table:table-cell>
          <table:table-cell office:value-type="float" office:value="13.8917" calcext:value-type="float">
            <text:p>13.8917</text:p>
          </table:table-cell>
          <table:table-cell table:number-columns-repeated="2" office:value-type="float" office:value="8.0169" calcext:value-type="float">
            <text:p>8.0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2.4023" calcext:value-type="float">
            <text:p>22.4023</text:p>
          </table:table-cell>
          <table:table-cell office:value-type="float" office:value="12.161" calcext:value-type="float">
            <text:p>12.161</text:p>
          </table:table-cell>
          <table:table-cell table:number-columns-repeated="2" office:value-type="float" office:value="10.2414" calcext:value-type="float">
            <text:p>10.2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1.8855" calcext:value-type="float">
            <text:p>21.8855</text:p>
          </table:table-cell>
          <table:table-cell office:value-type="float" office:value="9.2146" calcext:value-type="float">
            <text:p>9.2146</text:p>
          </table:table-cell>
          <table:table-cell table:number-columns-repeated="2" office:value-type="float" office:value="12.6709" calcext:value-type="float">
            <text:p>12.6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2.0303" calcext:value-type="float">
            <text:p>22.0303</text:p>
          </table:table-cell>
          <table:table-cell office:value-type="float" office:value="9.7659" calcext:value-type="float">
            <text:p>9.7659</text:p>
          </table:table-cell>
          <table:table-cell table:number-columns-repeated="2" office:value-type="float" office:value="12.2643" calcext:value-type="float">
            <text:p>12.2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2.7691" calcext:value-type="float">
            <text:p>22.7691</text:p>
          </table:table-cell>
          <table:table-cell office:value-type="float" office:value="10.1873" calcext:value-type="float">
            <text:p>10.1873</text:p>
          </table:table-cell>
          <table:table-cell table:number-columns-repeated="2" office:value-type="float" office:value="12.5817" calcext:value-type="float">
            <text:p>12.5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1.8282" calcext:value-type="float">
            <text:p>21.8282</text:p>
          </table:table-cell>
          <table:table-cell office:value-type="float" office:value="13.3207" calcext:value-type="float">
            <text:p>13.3207</text:p>
          </table:table-cell>
          <table:table-cell table:number-columns-repeated="2" office:value-type="float" office:value="8.5076" calcext:value-type="float">
            <text:p>8.5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0.4652" calcext:value-type="float">
            <text:p>20.4652</text:p>
          </table:table-cell>
          <table:table-cell office:value-type="float" office:value="12.0302" calcext:value-type="float">
            <text:p>12.0302</text:p>
          </table:table-cell>
          <table:table-cell table:number-columns-repeated="2" office:value-type="float" office:value="8.435" calcext:value-type="float">
            <text:p>8.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8.1312" calcext:value-type="float">
            <text:p>8.1312</text:p>
          </table:table-cell>
          <table:table-cell table:number-columns-repeated="2" office:value-type="float" office:value="12.274" calcext:value-type="float">
            <text:p>12.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0.6607" calcext:value-type="float">
            <text:p>20.6607</text:p>
          </table:table-cell>
          <table:table-cell office:value-type="float" office:value="7.9035" calcext:value-type="float">
            <text:p>7.9035</text:p>
          </table:table-cell>
          <table:table-cell table:number-columns-repeated="2" office:value-type="float" office:value="12.7572" calcext:value-type="float">
            <text:p>12.7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.4958" calcext:value-type="float">
            <text:p>19.4958</text:p>
          </table:table-cell>
          <table:table-cell office:value-type="float" office:value="7.6883" calcext:value-type="float">
            <text:p>7.6883</text:p>
          </table:table-cell>
          <table:table-cell table:number-columns-repeated="2" office:value-type="float" office:value="11.8075" calcext:value-type="float">
            <text:p>11.8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9.17" calcext:value-type="float">
            <text:p>19.17</text:p>
          </table:table-cell>
          <table:table-cell office:value-type="float" office:value="6.1681" calcext:value-type="float">
            <text:p>6.1681</text:p>
          </table:table-cell>
          <table:table-cell table:number-columns-repeated="2" office:value-type="float" office:value="13.0018" calcext:value-type="float">
            <text:p>13.0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.0248" calcext:value-type="float">
            <text:p>19.0248</text:p>
          </table:table-cell>
          <table:table-cell office:value-type="float" office:value="5.5204" calcext:value-type="float">
            <text:p>5.5204</text:p>
          </table:table-cell>
          <table:table-cell table:number-columns-repeated="2" office:value-type="float" office:value="13.5044" calcext:value-type="float">
            <text:p>13.5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9.9196" calcext:value-type="float">
            <text:p>19.9196</text:p>
          </table:table-cell>
          <table:table-cell office:value-type="float" office:value="4.1167" calcext:value-type="float">
            <text:p>4.1167</text:p>
          </table:table-cell>
          <table:table-cell table:number-columns-repeated="2" office:value-type="float" office:value="15.8029" calcext:value-type="float">
            <text:p>15.8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8.3053" calcext:value-type="float">
            <text:p>18.3053</text:p>
          </table:table-cell>
          <table:table-cell office:value-type="float" office:value="6.6836" calcext:value-type="float">
            <text:p>6.6836</text:p>
          </table:table-cell>
          <table:table-cell table:number-columns-repeated="2" office:value-type="float" office:value="11.6217" calcext:value-type="float">
            <text:p>11.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6.909" calcext:value-type="float">
            <text:p>16.909</text:p>
          </table:table-cell>
          <table:table-cell office:value-type="float" office:value="3.9589" calcext:value-type="float">
            <text:p>3.9589</text:p>
          </table:table-cell>
          <table:table-cell table:number-columns-repeated="2" office:value-type="float" office:value="12.9501" calcext:value-type="float">
            <text:p>12.9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7.437" calcext:value-type="float">
            <text:p>17.437</text:p>
          </table:table-cell>
          <table:table-cell office:value-type="float" office:value="4.5151" calcext:value-type="float">
            <text:p>4.5151</text:p>
          </table:table-cell>
          <table:table-cell table:number-columns-repeated="2" office:value-type="float" office:value="12.9219" calcext:value-type="float">
            <text:p>12.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5.4051" calcext:value-type="float">
            <text:p>15.4051</text:p>
          </table:table-cell>
          <table:table-cell office:value-type="float" office:value="3.4479" calcext:value-type="float">
            <text:p>3.4479</text:p>
          </table:table-cell>
          <table:table-cell table:number-columns-repeated="2" office:value-type="float" office:value="11.9573" calcext:value-type="float">
            <text:p>11.9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4.4397" calcext:value-type="float">
            <text:p>14.4397</text:p>
          </table:table-cell>
          <table:table-cell office:value-type="float" office:value="3.1367" calcext:value-type="float">
            <text:p>3.1367</text:p>
          </table:table-cell>
          <table:table-cell table:number-columns-repeated="2" office:value-type="float" office:value="11.303" calcext:value-type="float">
            <text:p>11.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4.6634" calcext:value-type="float">
            <text:p>14.6634</text:p>
          </table:table-cell>
          <table:table-cell office:value-type="float" office:value="4.1783" calcext:value-type="float">
            <text:p>4.1783</text:p>
          </table:table-cell>
          <table:table-cell table:number-columns-repeated="2" office:value-type="float" office:value="10.4851" calcext:value-type="float">
            <text:p>10.48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4.4146" calcext:value-type="float">
            <text:p>14.4146</text:p>
          </table:table-cell>
          <table:table-cell office:value-type="float" office:value="4.8023" calcext:value-type="float">
            <text:p>4.8023</text:p>
          </table:table-cell>
          <table:table-cell table:number-columns-repeated="2" office:value-type="float" office:value="9.6123" calcext:value-type="float">
            <text:p>9.6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4.4676" calcext:value-type="float">
            <text:p>14.4676</text:p>
          </table:table-cell>
          <table:table-cell office:value-type="float" office:value="4.1375" calcext:value-type="float">
            <text:p>4.1375</text:p>
          </table:table-cell>
          <table:table-cell table:number-columns-repeated="2" office:value-type="float" office:value="10.3301" calcext:value-type="float">
            <text:p>10.3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4.3319" calcext:value-type="float">
            <text:p>14.3319</text:p>
          </table:table-cell>
          <table:table-cell office:value-type="float" office:value="3.9934" calcext:value-type="float">
            <text:p>3.9934</text:p>
          </table:table-cell>
          <table:table-cell table:number-columns-repeated="2" office:value-type="float" office:value="10.3386" calcext:value-type="float">
            <text:p>10.3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6.1168" calcext:value-type="float">
            <text:p>16.1168</text:p>
          </table:table-cell>
          <table:table-cell office:value-type="float" office:value="3.2308" calcext:value-type="float">
            <text:p>3.2308</text:p>
          </table:table-cell>
          <table:table-cell table:number-columns-repeated="2" office:value-type="float" office:value="12.886" calcext:value-type="float">
            <text:p>12.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7.3811" calcext:value-type="float">
            <text:p>17.3811</text:p>
          </table:table-cell>
          <table:table-cell office:value-type="float" office:value="5.3039" calcext:value-type="float">
            <text:p>5.3039</text:p>
          </table:table-cell>
          <table:table-cell table:number-columns-repeated="2" office:value-type="float" office:value="12.0771" calcext:value-type="float">
            <text:p>12.0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7.0324" calcext:value-type="float">
            <text:p>17.0324</text:p>
          </table:table-cell>
          <table:table-cell office:value-type="float" office:value="6.6028" calcext:value-type="float">
            <text:p>6.6028</text:p>
          </table:table-cell>
          <table:table-cell table:number-columns-repeated="2" office:value-type="float" office:value="10.4296" calcext:value-type="float">
            <text:p>10.4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5.8759" calcext:value-type="float">
            <text:p>15.8759</text:p>
          </table:table-cell>
          <table:table-cell office:value-type="float" office:value="5.859" calcext:value-type="float">
            <text:p>5.859</text:p>
          </table:table-cell>
          <table:table-cell table:number-columns-repeated="2" office:value-type="float" office:value="10.0169" calcext:value-type="float">
            <text:p>10.0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4.7016" calcext:value-type="float">
            <text:p>14.7016</text:p>
          </table:table-cell>
          <table:table-cell office:value-type="float" office:value="5.2905" calcext:value-type="float">
            <text:p>5.2905</text:p>
          </table:table-cell>
          <table:table-cell table:number-columns-repeated="2" office:value-type="float" office:value="9.4111" calcext:value-type="float">
            <text:p>9.4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4.2058" calcext:value-type="float">
            <text:p>14.2058</text:p>
          </table:table-cell>
          <table:table-cell office:value-type="float" office:value="4.7302" calcext:value-type="float">
            <text:p>4.7302</text:p>
          </table:table-cell>
          <table:table-cell table:number-columns-repeated="2" office:value-type="float" office:value="9.4756" calcext:value-type="float">
            <text:p>9.4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.0922" calcext:value-type="float">
            <text:p>14.0922</text:p>
          </table:table-cell>
          <table:table-cell office:value-type="float" office:value="5.3509" calcext:value-type="float">
            <text:p>5.3509</text:p>
          </table:table-cell>
          <table:table-cell table:number-columns-repeated="2" office:value-type="float" office:value="8.7413" calcext:value-type="float">
            <text:p>8.7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.3178" calcext:value-type="float">
            <text:p>14.3178</text:p>
          </table:table-cell>
          <table:table-cell office:value-type="float" office:value="5.9877" calcext:value-type="float">
            <text:p>5.9877</text:p>
          </table:table-cell>
          <table:table-cell table:number-columns-repeated="2" office:value-type="float" office:value="8.3301" calcext:value-type="float">
            <text:p>8.3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4.2235" calcext:value-type="float">
            <text:p>14.2235</text:p>
          </table:table-cell>
          <table:table-cell office:value-type="float" office:value="5.048" calcext:value-type="float">
            <text:p>5.048</text:p>
          </table:table-cell>
          <table:table-cell table:number-columns-repeated="2" office:value-type="float" office:value="9.1755" calcext:value-type="float">
            <text:p>9.1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2.9104" calcext:value-type="float">
            <text:p>12.9104</text:p>
          </table:table-cell>
          <table:table-cell office:value-type="float" office:value="4.5457" calcext:value-type="float">
            <text:p>4.5457</text:p>
          </table:table-cell>
          <table:table-cell table:number-columns-repeated="2" office:value-type="float" office:value="8.3647" calcext:value-type="float">
            <text:p>8.3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2.7421" calcext:value-type="float">
            <text:p>12.7421</text:p>
          </table:table-cell>
          <table:table-cell office:value-type="float" office:value="3.3655" calcext:value-type="float">
            <text:p>3.3655</text:p>
          </table:table-cell>
          <table:table-cell table:number-columns-repeated="2" office:value-type="float" office:value="9.3766" calcext:value-type="float">
            <text:p>9.3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3.3739" calcext:value-type="float">
            <text:p>13.3739</text:p>
          </table:table-cell>
          <table:table-cell office:value-type="float" office:value="4.3496" calcext:value-type="float">
            <text:p>4.3496</text:p>
          </table:table-cell>
          <table:table-cell table:number-columns-repeated="2" office:value-type="float" office:value="9.0243" calcext:value-type="float">
            <text:p>9.0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3.7991" calcext:value-type="float">
            <text:p>13.7991</text:p>
          </table:table-cell>
          <table:table-cell office:value-type="float" office:value="5.2151" calcext:value-type="float">
            <text:p>5.2151</text:p>
          </table:table-cell>
          <table:table-cell table:number-columns-repeated="2" office:value-type="float" office:value="8.5841" calcext:value-type="float">
            <text:p>8.5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4.1539" calcext:value-type="float">
            <text:p>14.1539</text:p>
          </table:table-cell>
          <table:table-cell office:value-type="float" office:value="4.651" calcext:value-type="float">
            <text:p>4.651</text:p>
          </table:table-cell>
          <table:table-cell table:number-columns-repeated="2" office:value-type="float" office:value="9.503" calcext:value-type="float">
            <text:p>9.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4.2029" calcext:value-type="float">
            <text:p>14.2029</text:p>
          </table:table-cell>
          <table:table-cell office:value-type="float" office:value="3.4346" calcext:value-type="float">
            <text:p>3.4346</text:p>
          </table:table-cell>
          <table:table-cell table:number-columns-repeated="2" office:value-type="float" office:value="10.7683" calcext:value-type="float">
            <text:p>10.7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4.9067" calcext:value-type="float">
            <text:p>14.9067</text:p>
          </table:table-cell>
          <table:table-cell office:value-type="float" office:value="3.6167" calcext:value-type="float">
            <text:p>3.6167</text:p>
          </table:table-cell>
          <table:table-cell table:number-columns-repeated="2"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5.2104" calcext:value-type="float">
            <text:p>15.2104</text:p>
          </table:table-cell>
          <table:table-cell office:value-type="float" office:value="4.4235" calcext:value-type="float">
            <text:p>4.4235</text:p>
          </table:table-cell>
          <table:table-cell table:number-columns-repeated="2" office:value-type="float" office:value="10.7869" calcext:value-type="float">
            <text:p>10.7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4.5089" calcext:value-type="float">
            <text:p>14.5089</text:p>
          </table:table-cell>
          <table:table-cell office:value-type="float" office:value="5.0522" calcext:value-type="float">
            <text:p>5.0522</text:p>
          </table:table-cell>
          <table:table-cell table:number-columns-repeated="2" office:value-type="float" office:value="9.4566" calcext:value-type="float">
            <text:p>9.4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7.0821" calcext:value-type="float">
            <text:p>17.0821</text:p>
          </table:table-cell>
          <table:table-cell office:value-type="float" office:value="4.9202" calcext:value-type="float">
            <text:p>4.9202</text:p>
          </table:table-cell>
          <table:table-cell table:number-columns-repeated="2" office:value-type="float" office:value="12.162" calcext:value-type="float">
            <text:p>12.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6.9129" calcext:value-type="float">
            <text:p>16.9129</text:p>
          </table:table-cell>
          <table:table-cell office:value-type="float" office:value="5.4731" calcext:value-type="float">
            <text:p>5.4731</text:p>
          </table:table-cell>
          <table:table-cell table:number-columns-repeated="2" office:value-type="float" office:value="11.4398" calcext:value-type="float">
            <text:p>11.4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7.3101" calcext:value-type="float">
            <text:p>17.3101</text:p>
          </table:table-cell>
          <table:table-cell office:value-type="float" office:value="5.5699" calcext:value-type="float">
            <text:p>5.5699</text:p>
          </table:table-cell>
          <table:table-cell table:number-columns-repeated="2" office:value-type="float" office:value="11.7402" calcext:value-type="float">
            <text:p>11.7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6.1898" calcext:value-type="float">
            <text:p>16.1898</text:p>
          </table:table-cell>
          <table:table-cell office:value-type="float" office:value="4.4741" calcext:value-type="float">
            <text:p>4.4741</text:p>
          </table:table-cell>
          <table:table-cell table:number-columns-repeated="2" office:value-type="float" office:value="11.7157" calcext:value-type="float">
            <text:p>11.7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6.6086" calcext:value-type="float">
            <text:p>16.6086</text:p>
          </table:table-cell>
          <table:table-cell office:value-type="float" office:value="2.5294" calcext:value-type="float">
            <text:p>2.5294</text:p>
          </table:table-cell>
          <table:table-cell table:number-columns-repeated="2" office:value-type="float" office:value="14.0792" calcext:value-type="float">
            <text:p>14.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.6904" calcext:value-type="float">
            <text:p>16.6904</text:p>
          </table:table-cell>
          <table:table-cell office:value-type="float" office:value="1.5897" calcext:value-type="float">
            <text:p>1.5897</text:p>
          </table:table-cell>
          <table:table-cell table:number-columns-repeated="2" office:value-type="float" office:value="15.1007" calcext:value-type="float">
            <text:p>15.1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6.8308" calcext:value-type="float">
            <text:p>16.8308</text:p>
          </table:table-cell>
          <table:table-cell office:value-type="float" office:value="1.9503" calcext:value-type="float">
            <text:p>1.9503</text:p>
          </table:table-cell>
          <table:table-cell table:number-columns-repeated="2" office:value-type="float" office:value="14.8805" calcext:value-type="float">
            <text:p>14.8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1.7984" calcext:value-type="float">
            <text:p>1.7984</text:p>
          </table:table-cell>
          <table:table-cell table:number-columns-repeated="2" office:value-type="float" office:value="14.4132" calcext:value-type="float">
            <text:p>14.4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7.9758" calcext:value-type="float">
            <text:p>17.9758</text:p>
          </table:table-cell>
          <table:table-cell office:value-type="float" office:value="3.327" calcext:value-type="float">
            <text:p>3.327</text:p>
          </table:table-cell>
          <table:table-cell table:number-columns-repeated="2" office:value-type="float" office:value="14.6488" calcext:value-type="float">
            <text:p>14.6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9.0253" calcext:value-type="float">
            <text:p>19.0253</text:p>
          </table:table-cell>
          <table:table-cell office:value-type="float" office:value="5.2066" calcext:value-type="float">
            <text:p>5.2066</text:p>
          </table:table-cell>
          <table:table-cell table:number-columns-repeated="2" office:value-type="float" office:value="13.8187" calcext:value-type="float">
            <text:p>13.8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0.5705" calcext:value-type="float">
            <text:p>20.5705</text:p>
          </table:table-cell>
          <table:table-cell office:value-type="float" office:value="5.0153" calcext:value-type="float">
            <text:p>5.0153</text:p>
          </table:table-cell>
          <table:table-cell table:number-columns-repeated="2" office:value-type="float" office:value="15.5552" calcext:value-type="float">
            <text:p>15.5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1.0376" calcext:value-type="float">
            <text:p>21.0376</text:p>
          </table:table-cell>
          <table:table-cell office:value-type="float" office:value="5.054" calcext:value-type="float">
            <text:p>5.054</text:p>
          </table:table-cell>
          <table:table-cell table:number-columns-repeated="2" office:value-type="float" office:value="15.9836" calcext:value-type="float">
            <text:p>15.9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4332" calcext:value-type="float">
            <text:p>22.4332</text:p>
          </table:table-cell>
          <table:table-cell office:value-type="float" office:value="4.6744" calcext:value-type="float">
            <text:p>4.6744</text:p>
          </table:table-cell>
          <table:table-cell table:number-columns-repeated="2" office:value-type="float" office:value="17.7588" calcext:value-type="float">
            <text:p>17.7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.572" calcext:value-type="float">
            <text:p>23.572</text:p>
          </table:table-cell>
          <table:table-cell office:value-type="float" office:value="6.7541" calcext:value-type="float">
            <text:p>6.7541</text:p>
          </table:table-cell>
          <table:table-cell table:number-columns-repeated="2" office:value-type="float" office:value="16.8179" calcext:value-type="float">
            <text:p>16.8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9298" calcext:value-type="float">
            <text:p>22.9298</text:p>
          </table:table-cell>
          <table:table-cell office:value-type="float" office:value="7.0429" calcext:value-type="float">
            <text:p>7.0429</text:p>
          </table:table-cell>
          <table:table-cell table:number-columns-repeated="2" office:value-type="float" office:value="15.8869" calcext:value-type="float">
            <text:p>15.8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4.119" calcext:value-type="float">
            <text:p>24.119</text:p>
          </table:table-cell>
          <table:table-cell office:value-type="float" office:value="8.0888" calcext:value-type="float">
            <text:p>8.0888</text:p>
          </table:table-cell>
          <table:table-cell table:number-columns-repeated="2" office:value-type="float" office:value="16.0302" calcext:value-type="float">
            <text:p>16.0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5.8306" calcext:value-type="float">
            <text:p>25.8306</text:p>
          </table:table-cell>
          <table:table-cell office:value-type="float" office:value="8.6001" calcext:value-type="float">
            <text:p>8.6001</text:p>
          </table:table-cell>
          <table:table-cell table:number-columns-repeated="2" office:value-type="float" office:value="17.2306" calcext:value-type="float">
            <text:p>17.2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5.1585" calcext:value-type="float">
            <text:p>25.1585</text:p>
          </table:table-cell>
          <table:table-cell office:value-type="float" office:value="8.2105" calcext:value-type="float">
            <text:p>8.2105</text:p>
          </table:table-cell>
          <table:table-cell table:number-columns-repeated="2" office:value-type="float" office:value="16.948" calcext:value-type="float">
            <text:p>16.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24.1217" calcext:value-type="float">
            <text:p>24.1217</text:p>
          </table:table-cell>
          <table:table-cell office:value-type="float" office:value="10.569" calcext:value-type="float">
            <text:p>10.569</text:p>
          </table:table-cell>
          <table:table-cell table:number-columns-repeated="2" office:value-type="float" office:value="13.5527" calcext:value-type="float">
            <text:p>13.5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6.8237" calcext:value-type="float">
            <text:p>26.8237</text:p>
          </table:table-cell>
          <table:table-cell office:value-type="float" office:value="11.7424" calcext:value-type="float">
            <text:p>11.7424</text:p>
          </table:table-cell>
          <table:table-cell table:number-columns-repeated="2" office:value-type="float" office:value="15.0814" calcext:value-type="float">
            <text:p>15.0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27.4864" calcext:value-type="float">
            <text:p>27.4864</text:p>
          </table:table-cell>
          <table:table-cell office:value-type="float" office:value="9.5145" calcext:value-type="float">
            <text:p>9.5145</text:p>
          </table:table-cell>
          <table:table-cell table:number-columns-repeated="2" office:value-type="float" office:value="17.9719" calcext:value-type="float">
            <text:p>17.9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8.6381" calcext:value-type="float">
            <text:p>28.6381</text:p>
          </table:table-cell>
          <table:table-cell office:value-type="float" office:value="12.9924" calcext:value-type="float">
            <text:p>12.9924</text:p>
          </table:table-cell>
          <table:table-cell table:number-columns-repeated="2" office:value-type="float" office:value="15.6457" calcext:value-type="float">
            <text:p>15.6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30.1418" calcext:value-type="float">
            <text:p>30.1418</text:p>
          </table:table-cell>
          <table:table-cell office:value-type="float" office:value="8.3289" calcext:value-type="float">
            <text:p>8.3289</text:p>
          </table:table-cell>
          <table:table-cell table:number-columns-repeated="2" office:value-type="float" office:value="21.8129" calcext:value-type="float">
            <text:p>21.8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0.7603" calcext:value-type="float">
            <text:p>30.7603</text:p>
          </table:table-cell>
          <table:table-cell office:value-type="float" office:value="8.6538" calcext:value-type="float">
            <text:p>8.6538</text:p>
          </table:table-cell>
          <table:table-cell table:number-columns-repeated="2" office:value-type="float" office:value="22.1065" calcext:value-type="float">
            <text:p>22.1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0.9818" calcext:value-type="float">
            <text:p>30.9818</text:p>
          </table:table-cell>
          <table:table-cell office:value-type="float" office:value="8.9444" calcext:value-type="float">
            <text:p>8.9444</text:p>
          </table:table-cell>
          <table:table-cell table:number-columns-repeated="2" office:value-type="float" office:value="22.0374" calcext:value-type="float">
            <text:p>22.0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31.0244" calcext:value-type="float">
            <text:p>31.0244</text:p>
          </table:table-cell>
          <table:table-cell office:value-type="float" office:value="10.6565" calcext:value-type="float">
            <text:p>10.6565</text:p>
          </table:table-cell>
          <table:table-cell table:number-columns-repeated="2" office:value-type="float" office:value="20.3679" calcext:value-type="float">
            <text:p>20.3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0.7895" calcext:value-type="float">
            <text:p>30.7895</text:p>
          </table:table-cell>
          <table:table-cell office:value-type="float" office:value="10.9818" calcext:value-type="float">
            <text:p>10.9818</text:p>
          </table:table-cell>
          <table:table-cell table:number-columns-repeated="2" office:value-type="float" office:value="19.8077" calcext:value-type="float">
            <text:p>19.8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8.7546" calcext:value-type="float">
            <text:p>28.7546</text:p>
          </table:table-cell>
          <table:table-cell office:value-type="float" office:value="8.9311" calcext:value-type="float">
            <text:p>8.9311</text:p>
          </table:table-cell>
          <table:table-cell table:number-columns-repeated="2" office:value-type="float" office:value="19.8235" calcext:value-type="float">
            <text:p>19.8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24.8433" calcext:value-type="float">
            <text:p>24.8433</text:p>
          </table:table-cell>
          <table:table-cell office:value-type="float" office:value="7.9838" calcext:value-type="float">
            <text:p>7.9838</text:p>
          </table:table-cell>
          <table:table-cell table:number-columns-repeated="2" office:value-type="float" office:value="16.8595" calcext:value-type="float">
            <text:p>16.8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7.4752" calcext:value-type="float">
            <text:p>17.4752</text:p>
          </table:table-cell>
          <table:table-cell office:value-type="float" office:value="7.4554" calcext:value-type="float">
            <text:p>7.4554</text:p>
          </table:table-cell>
          <table:table-cell table:number-columns-repeated="2" office:value-type="float" office:value="10.0198" calcext:value-type="float">
            <text:p>1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8.9581" calcext:value-type="float">
            <text:p>8.9581</text:p>
          </table:table-cell>
          <table:table-cell office:value-type="float" office:value="1.8715" calcext:value-type="float">
            <text:p>1.8715</text:p>
          </table:table-cell>
          <table:table-cell table:number-columns-repeated="2" office:value-type="float" office:value="7.0866" calcext:value-type="float">
            <text:p>7.0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9.227" calcext:value-type="float">
            <text:p>9.227</text:p>
          </table:table-cell>
          <table:table-cell office:value-type="float" office:value="5.5824" calcext:value-type="float">
            <text:p>5.5824</text:p>
          </table:table-cell>
          <table:table-cell table:number-columns-repeated="2" office:value-type="float" office:value="3.6446" calcext:value-type="float">
            <text:p>3.6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7.9874" calcext:value-type="float">
            <text:p>7.98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.2041" calcext:value-type="float">
            <text:p>5.20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.7148" calcext:value-type="float">
            <text:p>3.714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3.4912" calcext:value-type="float">
            <text:p>3.491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.5238" calcext:value-type="float">
            <text:p>3.52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-1.2133" calcext:value-type="float">
            <text:p>-1.21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-4.0543" calcext:value-type="float">
            <text:p>-4.054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-4.2161" calcext:value-type="float">
            <text:p>-4.21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-3.3889" calcext:value-type="float">
            <text:p>-3.38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-0.5903" calcext:value-type="float">
            <text:p>-0.590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0.2289" calcext:value-type="float">
            <text:p>-0.22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-2.6052" calcext:value-type="float">
            <text:p>-2.60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-0.856" calcext:value-type="float">
            <text:p>-0.8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3.4542" calcext:value-type="float">
            <text:p>3.45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.1389" calcext:value-type="float">
            <text:p>4.13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.8813" calcext:value-type="float">
            <text:p>2.881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1031" calcext:value-type="float">
            <text:p>-0.10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-0.9874" calcext:value-type="float">
            <text:p>-0.98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5263" calcext:value-type="float">
            <text:p>0.52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-0.955" calcext:value-type="float">
            <text:p>-0.9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-1.6518" calcext:value-type="float">
            <text:p>-1.65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-0.082" calcext:value-type="float">
            <text:p>-0.0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.3899" calcext:value-type="float">
            <text:p>3.389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5.4751" calcext:value-type="float">
            <text:p>5.47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6.2232" calcext:value-type="float">
            <text:p>6.223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9.2297" calcext:value-type="float">
            <text:p>9.229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9.6911" calcext:value-type="float">
            <text:p>9.69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1.0425" calcext:value-type="float">
            <text:p>11.04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2184" calcext:value-type="float">
            <text:p>0.218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.5683" calcext:value-type="float">
            <text:p>1.568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-1.6362" calcext:value-type="float">
            <text:p>-1.63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.4638" calcext:value-type="float">
            <text:p>1.46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2.598" calcext:value-type="float">
            <text:p>2.59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.3731" calcext:value-type="float">
            <text:p>2.37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-0.055" calcext:value-type="float">
            <text:p>-0.0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.4287" calcext:value-type="float">
            <text:p>2.42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.9197" calcext:value-type="float">
            <text:p>4.919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4.8514" calcext:value-type="float">
            <text:p>4.851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4.712" calcext:value-type="float">
            <text:p>4.71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.9642" calcext:value-type="float">
            <text:p>2.96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-0.4019" calcext:value-type="float">
            <text:p>-0.401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-3.0261" calcext:value-type="float">
            <text:p>-3.02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-0.1871" calcext:value-type="float">
            <text:p>-0.187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3.145" calcext:value-type="float">
            <text:p>3.145</text:p>
          </table:table-cell>
          <table:table-cell office:value-type="float" office:value="-3.448" calcext:value-type="float">
            <text:p>-3.448</text:p>
          </table:table-cell>
          <table:table-cell table:number-columns-repeated="2" office:value-type="float" office:value="6.593" calcext:value-type="float">
            <text:p>6.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3.7699" calcext:value-type="float">
            <text:p>3.769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1.1844" calcext:value-type="float">
            <text:p>11.1844</text:p>
          </table:table-cell>
          <table:table-cell office:value-type="float" office:value="0.5974" calcext:value-type="float">
            <text:p>0.5974</text:p>
          </table:table-cell>
          <table:table-cell table:number-columns-repeated="2" office:value-type="float" office:value="10.587" calcext:value-type="float">
            <text:p>10.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4.4362" calcext:value-type="float">
            <text:p>14.4362</text:p>
          </table:table-cell>
          <table:table-cell office:value-type="float" office:value="2.6887" calcext:value-type="float">
            <text:p>2.6887</text:p>
          </table:table-cell>
          <table:table-cell table:number-columns-repeated="2" office:value-type="float" office:value="11.7474" calcext:value-type="float">
            <text:p>11.7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3.8454" calcext:value-type="float">
            <text:p>13.8454</text:p>
          </table:table-cell>
          <table:table-cell office:value-type="float" office:value="3.1487" calcext:value-type="float">
            <text:p>3.1487</text:p>
          </table:table-cell>
          <table:table-cell table:number-columns-repeated="2" office:value-type="float" office:value="10.6967" calcext:value-type="float">
            <text:p>10.6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5.4344" calcext:value-type="float">
            <text:p>15.4344</text:p>
          </table:table-cell>
          <table:table-cell office:value-type="float" office:value="2.3562" calcext:value-type="float">
            <text:p>2.3562</text:p>
          </table:table-cell>
          <table:table-cell table:number-columns-repeated="2" office:value-type="float" office:value="13.0781" calcext:value-type="float">
            <text:p>13.0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.2423" calcext:value-type="float">
            <text:p>4.24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.9638" calcext:value-type="float">
            <text:p>4.96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4.6505" calcext:value-type="float">
            <text:p>4.650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3.0275" calcext:value-type="float">
            <text:p>3.027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5548" calcext:value-type="float">
            <text:p>0.554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-0.7309" calcext:value-type="float">
            <text:p>-0.730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-1.7162" calcext:value-type="float">
            <text:p>-1.71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-0.876" calcext:value-type="float">
            <text:p>-0.87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.2239" calcext:value-type="float">
            <text:p>2.223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5.94" calcext:value-type="float">
            <text:p>5.9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9.0093" calcext:value-type="float">
            <text:p>9.009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2.4705" calcext:value-type="float">
            <text:p>12.4705</text:p>
          </table:table-cell>
          <table:table-cell office:value-type="float" office:value="2.7791" calcext:value-type="float">
            <text:p>2.7791</text:p>
          </table:table-cell>
          <table:table-cell table:number-columns-repeated="2" office:value-type="float" office:value="9.6914" calcext:value-type="float">
            <text:p>9.6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6.5032" calcext:value-type="float">
            <text:p>16.5032</text:p>
          </table:table-cell>
          <table:table-cell office:value-type="float" office:value="2.1155" calcext:value-type="float">
            <text:p>2.1155</text:p>
          </table:table-cell>
          <table:table-cell table:number-columns-repeated="2" office:value-type="float" office:value="14.3877" calcext:value-type="float">
            <text:p>14.3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7.7038" calcext:value-type="float">
            <text:p>17.7038</text:p>
          </table:table-cell>
          <table:table-cell office:value-type="float" office:value="3.0737" calcext:value-type="float">
            <text:p>3.0737</text:p>
          </table:table-cell>
          <table:table-cell table:number-columns-repeated="2" office:value-type="float" office:value="14.6302" calcext:value-type="float">
            <text:p>14.6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8.6981" calcext:value-type="float">
            <text:p>18.6981</text:p>
          </table:table-cell>
          <table:table-cell office:value-type="float" office:value="6.7598" calcext:value-type="float">
            <text:p>6.7598</text:p>
          </table:table-cell>
          <table:table-cell table:number-columns-repeated="2" office:value-type="float" office:value="11.9383" calcext:value-type="float">
            <text:p>11.9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8.188" calcext:value-type="float">
            <text:p>18.188</text:p>
          </table:table-cell>
          <table:table-cell office:value-type="float" office:value="7.3658" calcext:value-type="float">
            <text:p>7.3658</text:p>
          </table:table-cell>
          <table:table-cell table:number-columns-repeated="2" office:value-type="float" office:value="10.8222" calcext:value-type="float">
            <text:p>10.8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4.6048" calcext:value-type="float">
            <text:p>14.6048</text:p>
          </table:table-cell>
          <table:table-cell office:value-type="float" office:value="1.4548" calcext:value-type="float">
            <text:p>1.4548</text:p>
          </table:table-cell>
          <table:table-cell table:number-columns-repeated="2" office:value-type="float" office:value="13.15" calcext:value-type="float">
            <text:p>13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8.0682" calcext:value-type="float">
            <text:p>8.06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.4661" calcext:value-type="float">
            <text:p>2.46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4.5363" calcext:value-type="float">
            <text:p>4.53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.9806" calcext:value-type="float">
            <text:p>2.980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3.4783" calcext:value-type="float">
            <text:p>3.478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2.6037" calcext:value-type="float">
            <text:p>2.60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8777" calcext:value-type="float">
            <text:p>0.877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.5619" calcext:value-type="float">
            <text:p>1.561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3173" calcext:value-type="float">
            <text:p>0.317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4.2951" calcext:value-type="float">
            <text:p>4.29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10.8521" calcext:value-type="float">
            <text:p>10.8521</text:p>
          </table:table-cell>
          <table:table-cell office:value-type="float" office:value="-1.7378" calcext:value-type="float">
            <text:p>-1.7378</text:p>
          </table:table-cell>
          <table:table-cell table:number-columns-repeated="2" office:value-type="float" office:value="12.5898" calcext:value-type="float">
            <text:p>12.5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1.4727" calcext:value-type="float">
            <text:p>11.4727</text:p>
          </table:table-cell>
          <table:table-cell office:value-type="float" office:value="-0.7107" calcext:value-type="float">
            <text:p>-0.7107</text:p>
          </table:table-cell>
          <table:table-cell table:number-columns-repeated="2" office:value-type="float" office:value="12.1835" calcext:value-type="float">
            <text:p>12.1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2.5393" calcext:value-type="float">
            <text:p>12.5393</text:p>
          </table:table-cell>
          <table:table-cell office:value-type="float" office:value="0.1084" calcext:value-type="float">
            <text:p>0.1084</text:p>
          </table:table-cell>
          <table:table-cell table:number-columns-repeated="2" office:value-type="float" office:value="12.431" calcext:value-type="float">
            <text:p>12.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4.0398" calcext:value-type="float">
            <text:p>14.0398</text:p>
          </table:table-cell>
          <table:table-cell office:value-type="float" office:value="3.232" calcext:value-type="float">
            <text:p>3.232</text:p>
          </table:table-cell>
          <table:table-cell table:number-columns-repeated="2" office:value-type="float" office:value="10.8078" calcext:value-type="float">
            <text:p>10.8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5.2532" calcext:value-type="float">
            <text:p>15.2532</text:p>
          </table:table-cell>
          <table:table-cell office:value-type="float" office:value="2.3937" calcext:value-type="float">
            <text:p>2.3937</text:p>
          </table:table-cell>
          <table:table-cell table:number-columns-repeated="2" office:value-type="float" office:value="12.8594" calcext:value-type="float">
            <text:p>12.8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4.5327" calcext:value-type="float">
            <text:p>14.5327</text:p>
          </table:table-cell>
          <table:table-cell office:value-type="float" office:value="3.7999" calcext:value-type="float">
            <text:p>3.7999</text:p>
          </table:table-cell>
          <table:table-cell table:number-columns-repeated="2" office:value-type="float" office:value="10.7328" calcext:value-type="float">
            <text:p>10.7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3.5851" calcext:value-type="float">
            <text:p>13.5851</text:p>
          </table:table-cell>
          <table:table-cell office:value-type="float" office:value="1.7687" calcext:value-type="float">
            <text:p>1.7687</text:p>
          </table:table-cell>
          <table:table-cell table:number-columns-repeated="2" office:value-type="float" office:value="11.8164" calcext:value-type="float">
            <text:p>11.8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4.4075" calcext:value-type="float">
            <text:p>14.4075</text:p>
          </table:table-cell>
          <table:table-cell office:value-type="float" office:value="3.2246" calcext:value-type="float">
            <text:p>3.2246</text:p>
          </table:table-cell>
          <table:table-cell table:number-columns-repeated="2" office:value-type="float" office:value="11.1829" calcext:value-type="float">
            <text:p>11.1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5.8999" calcext:value-type="float">
            <text:p>15.8999</text:p>
          </table:table-cell>
          <table:table-cell office:value-type="float" office:value="6.4873" calcext:value-type="float">
            <text:p>6.4873</text:p>
          </table:table-cell>
          <table:table-cell table:number-columns-repeated="2" office:value-type="float" office:value="9.4125" calcext:value-type="float">
            <text:p>9.4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7.3429" calcext:value-type="float">
            <text:p>17.3429</text:p>
          </table:table-cell>
          <table:table-cell office:value-type="float" office:value="5.3164" calcext:value-type="float">
            <text:p>5.3164</text:p>
          </table:table-cell>
          <table:table-cell table:number-columns-repeated="2" office:value-type="float" office:value="12.0265" calcext:value-type="float">
            <text:p>12.0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8.9441" calcext:value-type="float">
            <text:p>18.9441</text:p>
          </table:table-cell>
          <table:table-cell office:value-type="float" office:value="9.2496" calcext:value-type="float">
            <text:p>9.2496</text:p>
          </table:table-cell>
          <table:table-cell table:number-columns-repeated="2" office:value-type="float" office:value="9.6945" calcext:value-type="float">
            <text:p>9.6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8.9529" calcext:value-type="float">
            <text:p>18.9529</text:p>
          </table:table-cell>
          <table:table-cell office:value-type="float" office:value="6.0882" calcext:value-type="float">
            <text:p>6.0882</text:p>
          </table:table-cell>
          <table:table-cell table:number-columns-repeated="2" office:value-type="float" office:value="12.8647" calcext:value-type="float">
            <text:p>12.8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9.0241" calcext:value-type="float">
            <text:p>19.0241</text:p>
          </table:table-cell>
          <table:table-cell office:value-type="float" office:value="5.3112" calcext:value-type="float">
            <text:p>5.3112</text:p>
          </table:table-cell>
          <table:table-cell table:number-columns-repeated="2" office:value-type="float" office:value="13.7129" calcext:value-type="float">
            <text:p>13.7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22.1461" calcext:value-type="float">
            <text:p>22.1461</text:p>
          </table:table-cell>
          <table:table-cell office:value-type="float" office:value="8.112" calcext:value-type="float">
            <text:p>8.112</text:p>
          </table:table-cell>
          <table:table-cell table:number-columns-repeated="2" office:value-type="float" office:value="14.0341" calcext:value-type="float">
            <text:p>14.0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23.5804" calcext:value-type="float">
            <text:p>23.5804</text:p>
          </table:table-cell>
          <table:table-cell office:value-type="float" office:value="11.4545" calcext:value-type="float">
            <text:p>11.4545</text:p>
          </table:table-cell>
          <table:table-cell table:number-columns-repeated="2" office:value-type="float" office:value="12.1259" calcext:value-type="float">
            <text:p>12.1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3.3984" calcext:value-type="float">
            <text:p>23.3984</text:p>
          </table:table-cell>
          <table:table-cell office:value-type="float" office:value="11.5359" calcext:value-type="float">
            <text:p>11.5359</text:p>
          </table:table-cell>
          <table:table-cell table:number-columns-repeated="2" office:value-type="float" office:value="11.8625" calcext:value-type="float">
            <text:p>11.8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21.8862" calcext:value-type="float">
            <text:p>21.8862</text:p>
          </table:table-cell>
          <table:table-cell office:value-type="float" office:value="7.4805" calcext:value-type="float">
            <text:p>7.4805</text:p>
          </table:table-cell>
          <table:table-cell table:number-columns-repeated="2" office:value-type="float" office:value="14.4057" calcext:value-type="float">
            <text:p>14.4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9.7752" calcext:value-type="float">
            <text:p>19.7752</text:p>
          </table:table-cell>
          <table:table-cell office:value-type="float" office:value="4.1341" calcext:value-type="float">
            <text:p>4.1341</text:p>
          </table:table-cell>
          <table:table-cell table:number-columns-repeated="2" office:value-type="float" office:value="15.6411" calcext:value-type="float">
            <text:p>15.6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22.8708" calcext:value-type="float">
            <text:p>22.8708</text:p>
          </table:table-cell>
          <table:table-cell office:value-type="float" office:value="2.2349" calcext:value-type="float">
            <text:p>2.2349</text:p>
          </table:table-cell>
          <table:table-cell table:number-columns-repeated="2" office:value-type="float" office:value="20.6359" calcext:value-type="float">
            <text:p>20.6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21.778" calcext:value-type="float">
            <text:p>21.77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23.8742" calcext:value-type="float">
            <text:p>23.8742</text:p>
          </table:table-cell>
          <table:table-cell office:value-type="float" office:value="10.2327" calcext:value-type="float">
            <text:p>10.2327</text:p>
          </table:table-cell>
          <table:table-cell table:number-columns-repeated="2" office:value-type="float" office:value="13.6415" calcext:value-type="float">
            <text:p>13.6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5.3733" calcext:value-type="float">
            <text:p>25.3733</text:p>
          </table:table-cell>
          <table:table-cell office:value-type="float" office:value="9.6423" calcext:value-type="float">
            <text:p>9.6423</text:p>
          </table:table-cell>
          <table:table-cell table:number-columns-repeated="2" office:value-type="float" office:value="15.7309" calcext:value-type="float">
            <text:p>15.7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26.8008" calcext:value-type="float">
            <text:p>26.8008</text:p>
          </table:table-cell>
          <table:table-cell office:value-type="float" office:value="10.2698" calcext:value-type="float">
            <text:p>10.2698</text:p>
          </table:table-cell>
          <table:table-cell table:number-columns-repeated="2" office:value-type="float" office:value="16.531" calcext:value-type="float">
            <text:p>16.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5.8167" calcext:value-type="float">
            <text:p>25.81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24.3903" calcext:value-type="float">
            <text:p>24.390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25.673" calcext:value-type="float">
            <text:p>25.673</text:p>
          </table:table-cell>
          <table:table-cell office:value-type="float" office:value="8.3019" calcext:value-type="float">
            <text:p>8.3019</text:p>
          </table:table-cell>
          <table:table-cell table:number-columns-repeated="2" office:value-type="float" office:value="17.3711" calcext:value-type="float">
            <text:p>17.3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0.4198" calcext:value-type="float">
            <text:p>20.4198</text:p>
          </table:table-cell>
          <table:table-cell office:value-type="float" office:value="6.1064" calcext:value-type="float">
            <text:p>6.1064</text:p>
          </table:table-cell>
          <table:table-cell table:number-columns-repeated="2" office:value-type="float" office:value="14.3134" calcext:value-type="float">
            <text:p>14.3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7.5912" calcext:value-type="float">
            <text:p>17.5912</text:p>
          </table:table-cell>
          <table:table-cell office:value-type="float" office:value="4.8443" calcext:value-type="float">
            <text:p>4.8443</text:p>
          </table:table-cell>
          <table:table-cell table:number-columns-repeated="2" office:value-type="float" office:value="12.7469" calcext:value-type="float">
            <text:p>12.7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3.081" calcext:value-type="float">
            <text:p>13.081</text:p>
          </table:table-cell>
          <table:table-cell office:value-type="float" office:value="2.8939" calcext:value-type="float">
            <text:p>2.8939</text:p>
          </table:table-cell>
          <table:table-cell table:number-columns-repeated="2" office:value-type="float" office:value="10.1871" calcext:value-type="float">
            <text:p>10.1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10.7186" calcext:value-type="float">
            <text:p>10.7186</text:p>
          </table:table-cell>
          <table:table-cell office:value-type="float" office:value="4.9162" calcext:value-type="float">
            <text:p>4.9162</text:p>
          </table:table-cell>
          <table:table-cell table:number-columns-repeated="2" office:value-type="float" office:value="5.8024" calcext:value-type="float">
            <text:p>5.8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8.2205" calcext:value-type="float">
            <text:p>8.2205</text:p>
          </table:table-cell>
          <table:table-cell office:value-type="float" office:value="0.7696" calcext:value-type="float">
            <text:p>0.7696</text:p>
          </table:table-cell>
          <table:table-cell table:number-columns-repeated="2" office:value-type="float" office:value="7.4509" calcext:value-type="float">
            <text:p>7.4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7.4331" calcext:value-type="float">
            <text:p>7.43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2.9871" calcext:value-type="float">
            <text:p>2.987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4.4384" calcext:value-type="float">
            <text:p>4.438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8.7072" calcext:value-type="float">
            <text:p>8.7072</text:p>
          </table:table-cell>
          <table:table-cell office:value-type="float" office:value="-0.5219" calcext:value-type="float">
            <text:p>-0.5219</text:p>
          </table:table-cell>
          <table:table-cell table:number-columns-repeated="2" office:value-type="float" office:value="9.2291" calcext:value-type="float">
            <text:p>9.2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12.415" calcext:value-type="float">
            <text:p>12.415</text:p>
          </table:table-cell>
          <table:table-cell office:value-type="float" office:value="0.5075" calcext:value-type="float">
            <text:p>0.5075</text:p>
          </table:table-cell>
          <table:table-cell table:number-columns-repeated="2" office:value-type="float" office:value="11.9076" calcext:value-type="float">
            <text:p>11.9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5.1126" calcext:value-type="float">
            <text:p>15.1126</text:p>
          </table:table-cell>
          <table:table-cell office:value-type="float" office:value="9.2046" calcext:value-type="float">
            <text:p>9.2046</text:p>
          </table:table-cell>
          <table:table-cell table:number-columns-repeated="2" office:value-type="float" office:value="5.9081" calcext:value-type="float">
            <text:p>5.9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12.7876" calcext:value-type="float">
            <text:p>12.7876</text:p>
          </table:table-cell>
          <table:table-cell office:value-type="float" office:value="2.0652" calcext:value-type="float">
            <text:p>2.0652</text:p>
          </table:table-cell>
          <table:table-cell table:number-columns-repeated="2" office:value-type="float" office:value="10.7224" calcext:value-type="float">
            <text:p>10.7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5.8733" calcext:value-type="float">
            <text:p>5.87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4.6959" calcext:value-type="float">
            <text:p>4.69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6.1265" calcext:value-type="float">
            <text:p>6.126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4.5628" calcext:value-type="float">
            <text:p>14.5628</text:p>
          </table:table-cell>
          <table:table-cell office:value-type="float" office:value="4.0449" calcext:value-type="float">
            <text:p>4.0449</text:p>
          </table:table-cell>
          <table:table-cell table:number-columns-repeated="2" office:value-type="float" office:value="10.5179" calcext:value-type="float">
            <text:p>10.5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17.8284" calcext:value-type="float">
            <text:p>17.8284</text:p>
          </table:table-cell>
          <table:table-cell office:value-type="float" office:value="7.2941" calcext:value-type="float">
            <text:p>7.2941</text:p>
          </table:table-cell>
          <table:table-cell table:number-columns-repeated="2" office:value-type="float" office:value="10.5343" calcext:value-type="float">
            <text:p>10.5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7.8057" calcext:value-type="float">
            <text:p>17.8057</text:p>
          </table:table-cell>
          <table:table-cell office:value-type="float" office:value="8.6481" calcext:value-type="float">
            <text:p>8.6481</text:p>
          </table:table-cell>
          <table:table-cell table:number-columns-repeated="2" office:value-type="float" office:value="9.1577" calcext:value-type="float">
            <text:p>9.1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17.9869" calcext:value-type="float">
            <text:p>17.9869</text:p>
          </table:table-cell>
          <table:table-cell office:value-type="float" office:value="10.8502" calcext:value-type="float">
            <text:p>10.8502</text:p>
          </table:table-cell>
          <table:table-cell table:number-columns-repeated="2" office:value-type="float" office:value="7.1367" calcext:value-type="float">
            <text:p>7.1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8.863" calcext:value-type="float">
            <text:p>18.863</text:p>
          </table:table-cell>
          <table:table-cell office:value-type="float" office:value="11.2845" calcext:value-type="float">
            <text:p>11.2845</text:p>
          </table:table-cell>
          <table:table-cell table:number-columns-repeated="2" office:value-type="float" office:value="7.5785" calcext:value-type="float">
            <text:p>7.5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21.8696" calcext:value-type="float">
            <text:p>21.8696</text:p>
          </table:table-cell>
          <table:table-cell office:value-type="float" office:value="11.9283" calcext:value-type="float">
            <text:p>11.9283</text:p>
          </table:table-cell>
          <table:table-cell table:number-columns-repeated="2" office:value-type="float" office:value="9.9413" calcext:value-type="float">
            <text:p>9.9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3.0397" calcext:value-type="float">
            <text:p>23.0397</text:p>
          </table:table-cell>
          <table:table-cell office:value-type="float" office:value="12.4772" calcext:value-type="float">
            <text:p>12.4772</text:p>
          </table:table-cell>
          <table:table-cell table:number-columns-repeated="2" office:value-type="float" office:value="10.5624" calcext:value-type="float">
            <text:p>10.5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9.6628" calcext:value-type="float">
            <text:p>19.6628</text:p>
          </table:table-cell>
          <table:table-cell office:value-type="float" office:value="11.389" calcext:value-type="float">
            <text:p>11.389</text:p>
          </table:table-cell>
          <table:table-cell table:number-columns-repeated="2" office:value-type="float" office:value="8.2738" calcext:value-type="float">
            <text:p>8.2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8.1994" calcext:value-type="float">
            <text:p>18.1994</text:p>
          </table:table-cell>
          <table:table-cell office:value-type="float" office:value="11.4968" calcext:value-type="float">
            <text:p>11.4968</text:p>
          </table:table-cell>
          <table:table-cell table:number-columns-repeated="2" office:value-type="float" office:value="6.7027" calcext:value-type="float">
            <text:p>6.7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8.8071" calcext:value-type="float">
            <text:p>8.8071</text:p>
          </table:table-cell>
          <table:table-cell table:number-columns-repeated="2" office:value-type="float" office:value="7.6167" calcext:value-type="float">
            <text:p>7.6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6.9212" calcext:value-type="float">
            <text:p>16.9212</text:p>
          </table:table-cell>
          <table:table-cell office:value-type="float" office:value="8.9274" calcext:value-type="float">
            <text:p>8.9274</text:p>
          </table:table-cell>
          <table:table-cell table:number-columns-repeated="2" office:value-type="float" office:value="7.9938" calcext:value-type="float">
            <text:p>7.9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14.5636" calcext:value-type="float">
            <text:p>14.5636</text:p>
          </table:table-cell>
          <table:table-cell office:value-type="float" office:value="10.895" calcext:value-type="float">
            <text:p>10.895</text:p>
          </table:table-cell>
          <table:table-cell table:number-columns-repeated="2" office:value-type="float" office:value="3.6686" calcext:value-type="float">
            <text:p>3.6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0.6935" calcext:value-type="float">
            <text:p>10.6935</text:p>
          </table:table-cell>
          <table:table-cell office:value-type="float" office:value="6.1288" calcext:value-type="float">
            <text:p>6.1288</text:p>
          </table:table-cell>
          <table:table-cell table:number-columns-repeated="2" office:value-type="float" office:value="4.5648" calcext:value-type="float">
            <text:p>4.5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9.9915" calcext:value-type="float">
            <text:p>9.9915</text:p>
          </table:table-cell>
          <table:table-cell office:value-type="float" office:value="1.9404" calcext:value-type="float">
            <text:p>1.9404</text:p>
          </table:table-cell>
          <table:table-cell table:number-columns-repeated="2" office:value-type="float" office:value="8.0511" calcext:value-type="float">
            <text:p>8.0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.1511" calcext:value-type="float">
            <text:p>8.1511</text:p>
          </table:table-cell>
          <table:table-cell office:value-type="float" office:value="0.8524" calcext:value-type="float">
            <text:p>0.8524</text:p>
          </table:table-cell>
          <table:table-cell table:number-columns-repeated="2" office:value-type="float" office:value="7.2988" calcext:value-type="float">
            <text:p>7.2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8.1371" calcext:value-type="float">
            <text:p>8.1371</text:p>
          </table:table-cell>
          <table:table-cell office:value-type="float" office:value="1.4031" calcext:value-type="float">
            <text:p>1.4031</text:p>
          </table:table-cell>
          <table:table-cell table:number-columns-repeated="2" office:value-type="float" office:value="6.734" calcext:value-type="float">
            <text:p>6.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3.6584" calcext:value-type="float">
            <text:p>13.6584</text:p>
          </table:table-cell>
          <table:table-cell office:value-type="float" office:value="4.4866" calcext:value-type="float">
            <text:p>4.4866</text:p>
          </table:table-cell>
          <table:table-cell table:number-columns-repeated="2" office:value-type="float" office:value="9.1718" calcext:value-type="float">
            <text:p>9.1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3.5894" calcext:value-type="float">
            <text:p>13.5894</text:p>
          </table:table-cell>
          <table:table-cell office:value-type="float" office:value="4.2871" calcext:value-type="float">
            <text:p>4.2871</text:p>
          </table:table-cell>
          <table:table-cell table:number-columns-repeated="2" office:value-type="float" office:value="9.3024" calcext:value-type="float">
            <text:p>9.3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2.6674" calcext:value-type="float">
            <text:p>12.6674</text:p>
          </table:table-cell>
          <table:table-cell office:value-type="float" office:value="5.8747" calcext:value-type="float">
            <text:p>5.8747</text:p>
          </table:table-cell>
          <table:table-cell table:number-columns-repeated="2" office:value-type="float" office:value="6.7927" calcext:value-type="float">
            <text:p>6.7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9.8933" calcext:value-type="float">
            <text:p>9.8933</text:p>
          </table:table-cell>
          <table:table-cell office:value-type="float" office:value="4.3572" calcext:value-type="float">
            <text:p>4.3572</text:p>
          </table:table-cell>
          <table:table-cell table:number-columns-repeated="2" office:value-type="float" office:value="5.5361" calcext:value-type="float">
            <text:p>5.5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-3.9905" calcext:value-type="float">
            <text:p>-3.9905</text:p>
          </table:table-cell>
          <table:table-cell office:value-type="float" office:value="14.1437" calcext:value-type="float">
            <text:p>14.1437</text:p>
          </table:table-cell>
          <table:table-cell table:number-columns-repeated="2" office:value-type="float" office:value="-18.1342" calcext:value-type="float">
            <text:p>-18.1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9.7477" calcext:value-type="float">
            <text:p>9.7477</text:p>
          </table:table-cell>
          <table:table-cell office:value-type="float" office:value="11.236" calcext:value-type="float">
            <text:p>11.236</text:p>
          </table:table-cell>
          <table:table-cell table:number-columns-repeated="2" office:value-type="float" office:value="-1.4883" calcext:value-type="float">
            <text:p>-1.4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9684" calcext:value-type="float">
            <text:p>16.9684</text:p>
          </table:table-cell>
          <table:table-cell office:value-type="float" office:value="3.3318" calcext:value-type="float">
            <text:p>3.3318</text:p>
          </table:table-cell>
          <table:table-cell table:number-columns-repeated="2" office:value-type="float" office:value="13.6366" calcext:value-type="float">
            <text:p>13.6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9774" calcext:value-type="float">
            <text:p>24.9774</text:p>
          </table:table-cell>
          <table:table-cell office:value-type="float" office:value="3.2824" calcext:value-type="float">
            <text:p>3.2824</text:p>
          </table:table-cell>
          <table:table-cell table:number-columns-repeated="2" office:value-type="float" office:value="21.6951" calcext:value-type="float">
            <text:p>21.69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393" calcext:value-type="float">
            <text:p>25.393</text:p>
          </table:table-cell>
          <table:table-cell office:value-type="float" office:value="5.4267" calcext:value-type="float">
            <text:p>5.4267</text:p>
          </table:table-cell>
          <table:table-cell table:number-columns-repeated="2" office:value-type="float" office:value="19.9663" calcext:value-type="float">
            <text:p>19.9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.2867" calcext:value-type="float">
            <text:p>25.2867</text:p>
          </table:table-cell>
          <table:table-cell office:value-type="float" office:value="8.9057" calcext:value-type="float">
            <text:p>8.9057</text:p>
          </table:table-cell>
          <table:table-cell table:number-columns-repeated="2" office:value-type="float" office:value="16.3809" calcext:value-type="float">
            <text:p>16.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4931" calcext:value-type="float">
            <text:p>22.4931</text:p>
          </table:table-cell>
          <table:table-cell office:value-type="float" office:value="8.7334" calcext:value-type="float">
            <text:p>8.7334</text:p>
          </table:table-cell>
          <table:table-cell table:number-columns-repeated="2" office:value-type="float" office:value="13.7596" calcext:value-type="float">
            <text:p>13.7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.5564" calcext:value-type="float">
            <text:p>21.5564</text:p>
          </table:table-cell>
          <table:table-cell office:value-type="float" office:value="8.9016" calcext:value-type="float">
            <text:p>8.9016</text:p>
          </table:table-cell>
          <table:table-cell table:number-columns-repeated="2" office:value-type="float" office:value="12.6548" calcext:value-type="float">
            <text:p>12.6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.8608" calcext:value-type="float">
            <text:p>21.8608</text:p>
          </table:table-cell>
          <table:table-cell office:value-type="float" office:value="9.3646" calcext:value-type="float">
            <text:p>9.3646</text:p>
          </table:table-cell>
          <table:table-cell table:number-columns-repeated="2" office:value-type="float" office:value="12.4962" calcext:value-type="float">
            <text:p>12.4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.4496" calcext:value-type="float">
            <text:p>23.4496</text:p>
          </table:table-cell>
          <table:table-cell office:value-type="float" office:value="6.3485" calcext:value-type="float">
            <text:p>6.3485</text:p>
          </table:table-cell>
          <table:table-cell table:number-columns-repeated="2" office:value-type="float" office:value="17.1011" calcext:value-type="float">
            <text:p>17.1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.1946" calcext:value-type="float">
            <text:p>20.1946</text:p>
          </table:table-cell>
          <table:table-cell office:value-type="float" office:value="5.0681" calcext:value-type="float">
            <text:p>5.0681</text:p>
          </table:table-cell>
          <table:table-cell table:number-columns-repeated="2" office:value-type="float" office:value="15.1265" calcext:value-type="float">
            <text:p>15.1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.4217" calcext:value-type="float">
            <text:p>21.4217</text:p>
          </table:table-cell>
          <table:table-cell office:value-type="float" office:value="5.0961" calcext:value-type="float">
            <text:p>5.0961</text:p>
          </table:table-cell>
          <table:table-cell table:number-columns-repeated="2" office:value-type="float" office:value="16.3256" calcext:value-type="float">
            <text:p>16.3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8058" calcext:value-type="float">
            <text:p>20.8058</text:p>
          </table:table-cell>
          <table:table-cell office:value-type="float" office:value="4.9443" calcext:value-type="float">
            <text:p>4.9443</text:p>
          </table:table-cell>
          <table:table-cell table:number-columns-repeated="2" office:value-type="float" office:value="15.8615" calcext:value-type="float">
            <text:p>15.8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.844" calcext:value-type="float">
            <text:p>20.844</text:p>
          </table:table-cell>
          <table:table-cell office:value-type="float" office:value="5.107" calcext:value-type="float">
            <text:p>5.107</text:p>
          </table:table-cell>
          <table:table-cell table:number-columns-repeated="2" office:value-type="float" office:value="15.737" calcext:value-type="float">
            <text:p>15.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.0471" calcext:value-type="float">
            <text:p>22.0471</text:p>
          </table:table-cell>
          <table:table-cell office:value-type="float" office:value="6.5589" calcext:value-type="float">
            <text:p>6.5589</text:p>
          </table:table-cell>
          <table:table-cell table:number-columns-repeated="2" office:value-type="float" office:value="15.4881" calcext:value-type="float">
            <text:p>15.4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.1659" calcext:value-type="float">
            <text:p>22.1659</text:p>
          </table:table-cell>
          <table:table-cell office:value-type="float" office:value="8.3188" calcext:value-type="float">
            <text:p>8.3188</text:p>
          </table:table-cell>
          <table:table-cell table:number-columns-repeated="2" office:value-type="float" office:value="13.8471" calcext:value-type="float">
            <text:p>13.8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.8166" calcext:value-type="float">
            <text:p>22.8166</text:p>
          </table:table-cell>
          <table:table-cell office:value-type="float" office:value="10.0253" calcext:value-type="float">
            <text:p>10.0253</text:p>
          </table:table-cell>
          <table:table-cell table:number-columns-repeated="2" office:value-type="float" office:value="12.7913" calcext:value-type="float">
            <text:p>12.7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.1544" calcext:value-type="float">
            <text:p>23.1544</text:p>
          </table:table-cell>
          <table:table-cell office:value-type="float" office:value="11.5661" calcext:value-type="float">
            <text:p>11.5661</text:p>
          </table:table-cell>
          <table:table-cell table:number-columns-repeated="2" office:value-type="float" office:value="11.5883" calcext:value-type="float">
            <text:p>11.5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.8017" calcext:value-type="float">
            <text:p>20.8017</text:p>
          </table:table-cell>
          <table:table-cell office:value-type="float" office:value="16.2005" calcext:value-type="float">
            <text:p>16.2005</text:p>
          </table:table-cell>
          <table:table-cell table:number-columns-repeated="2" office:value-type="float" office:value="4.6012" calcext:value-type="float">
            <text:p>4.6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.5986" calcext:value-type="float">
            <text:p>20.5986</text:p>
          </table:table-cell>
          <table:table-cell office:value-type="float" office:value="15.4486" calcext:value-type="float">
            <text:p>15.4486</text:p>
          </table:table-cell>
          <table:table-cell table:number-columns-repeated="2" office:value-type="float" office:value="5.1499" calcext:value-type="float">
            <text:p>5.1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.0869" calcext:value-type="float">
            <text:p>22.0869</text:p>
          </table:table-cell>
          <table:table-cell office:value-type="float" office:value="10.567" calcext:value-type="float">
            <text:p>10.567</text:p>
          </table:table-cell>
          <table:table-cell table:number-columns-repeated="2"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.1903" calcext:value-type="float">
            <text:p>20.1903</text:p>
          </table:table-cell>
          <table:table-cell office:value-type="float" office:value="7.4664" calcext:value-type="float">
            <text:p>7.4664</text:p>
          </table:table-cell>
          <table:table-cell table:number-columns-repeated="2" office:value-type="float" office:value="12.7239" calcext:value-type="float">
            <text:p>12.7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.6022" calcext:value-type="float">
            <text:p>18.6022</text:p>
          </table:table-cell>
          <table:table-cell office:value-type="float" office:value="11.3048" calcext:value-type="float">
            <text:p>11.3048</text:p>
          </table:table-cell>
          <table:table-cell table:number-columns-repeated="2" office:value-type="float" office:value="7.2974" calcext:value-type="float">
            <text:p>7.2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.2908" calcext:value-type="float">
            <text:p>20.2908</text:p>
          </table:table-cell>
          <table:table-cell office:value-type="float" office:value="9.155" calcext:value-type="float">
            <text:p>9.155</text:p>
          </table:table-cell>
          <table:table-cell table:number-columns-repeated="2" office:value-type="float" office:value="11.1358" calcext:value-type="float">
            <text:p>11.1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.4189" calcext:value-type="float">
            <text:p>21.4189</text:p>
          </table:table-cell>
          <table:table-cell office:value-type="float" office:value="6.355" calcext:value-type="float">
            <text:p>6.355</text:p>
          </table:table-cell>
          <table:table-cell table:number-columns-repeated="2" office:value-type="float" office:value="15.0638" calcext:value-type="float">
            <text:p>15.0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2.2074" calcext:value-type="float">
            <text:p>22.2074</text:p>
          </table:table-cell>
          <table:table-cell office:value-type="float" office:value="7.6961" calcext:value-type="float">
            <text:p>7.6961</text:p>
          </table:table-cell>
          <table:table-cell table:number-columns-repeated="2" office:value-type="float" office:value="14.5112" calcext:value-type="float">
            <text:p>14.5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2.6133" calcext:value-type="float">
            <text:p>22.6133</text:p>
          </table:table-cell>
          <table:table-cell office:value-type="float" office:value="7.4248" calcext:value-type="float">
            <text:p>7.4248</text:p>
          </table:table-cell>
          <table:table-cell table:number-columns-repeated="2" office:value-type="float" office:value="15.1885" calcext:value-type="float">
            <text:p>15.1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.256" calcext:value-type="float">
            <text:p>22.256</text:p>
          </table:table-cell>
          <table:table-cell office:value-type="float" office:value="7.6735" calcext:value-type="float">
            <text:p>7.6735</text:p>
          </table:table-cell>
          <table:table-cell table:number-columns-repeated="2" office:value-type="float" office:value="14.5825" calcext:value-type="float">
            <text:p>14.5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.4028" calcext:value-type="float">
            <text:p>21.4028</text:p>
          </table:table-cell>
          <table:table-cell office:value-type="float" office:value="8.2306" calcext:value-type="float">
            <text:p>8.2306</text:p>
          </table:table-cell>
          <table:table-cell table:number-columns-repeated="2" office:value-type="float" office:value="13.1722" calcext:value-type="float">
            <text:p>13.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2.6286" calcext:value-type="float">
            <text:p>22.6286</text:p>
          </table:table-cell>
          <table:table-cell office:value-type="float" office:value="8.4398" calcext:value-type="float">
            <text:p>8.4398</text:p>
          </table:table-cell>
          <table:table-cell table:number-columns-repeated="2" office:value-type="float" office:value="14.1888" calcext:value-type="float">
            <text:p>14.1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3.0928" calcext:value-type="float">
            <text:p>23.0928</text:p>
          </table:table-cell>
          <table:table-cell office:value-type="float" office:value="8.5032" calcext:value-type="float">
            <text:p>8.5032</text:p>
          </table:table-cell>
          <table:table-cell table:number-columns-repeated="2" office:value-type="float" office:value="14.5896" calcext:value-type="float">
            <text:p>14.5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.293" calcext:value-type="float">
            <text:p>23.293</text:p>
          </table:table-cell>
          <table:table-cell office:value-type="float" office:value="8.2491" calcext:value-type="float">
            <text:p>8.2491</text:p>
          </table:table-cell>
          <table:table-cell table:number-columns-repeated="2" office:value-type="float" office:value="15.0438" calcext:value-type="float">
            <text:p>15.0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.5216" calcext:value-type="float">
            <text:p>23.5216</text:p>
          </table:table-cell>
          <table:table-cell office:value-type="float" office:value="7.3413" calcext:value-type="float">
            <text:p>7.3413</text:p>
          </table:table-cell>
          <table:table-cell table:number-columns-repeated="2" office:value-type="float" office:value="16.1803" calcext:value-type="float">
            <text:p>16.1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3.2821" calcext:value-type="float">
            <text:p>23.2821</text:p>
          </table:table-cell>
          <table:table-cell office:value-type="float" office:value="7.8285" calcext:value-type="float">
            <text:p>7.8285</text:p>
          </table:table-cell>
          <table:table-cell table:number-columns-repeated="2" office:value-type="float" office:value="15.4536" calcext:value-type="float">
            <text:p>15.4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4.714" calcext:value-type="float">
            <text:p>24.714</text:p>
          </table:table-cell>
          <table:table-cell office:value-type="float" office:value="9.7196" calcext:value-type="float">
            <text:p>9.7196</text:p>
          </table:table-cell>
          <table:table-cell table:number-columns-repeated="2" office:value-type="float" office:value="14.9944" calcext:value-type="float">
            <text:p>14.9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7.1895" calcext:value-type="float">
            <text:p>27.1895</text:p>
          </table:table-cell>
          <table:table-cell office:value-type="float" office:value="9.7511" calcext:value-type="float">
            <text:p>9.7511</text:p>
          </table:table-cell>
          <table:table-cell table:number-columns-repeated="2" office:value-type="float" office:value="17.4384" calcext:value-type="float">
            <text:p>17.4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7.0487" calcext:value-type="float">
            <text:p>27.0487</text:p>
          </table:table-cell>
          <table:table-cell office:value-type="float" office:value="12.9721" calcext:value-type="float">
            <text:p>12.9721</text:p>
          </table:table-cell>
          <table:table-cell table:number-columns-repeated="2" office:value-type="float" office:value="14.0766" calcext:value-type="float">
            <text:p>14.0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7.6373" calcext:value-type="float">
            <text:p>27.6373</text:p>
          </table:table-cell>
          <table:table-cell office:value-type="float" office:value="14.4162" calcext:value-type="float">
            <text:p>14.4162</text:p>
          </table:table-cell>
          <table:table-cell table:number-columns-repeated="2" office:value-type="float" office:value="13.221" calcext:value-type="float">
            <text:p>13.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.0241" calcext:value-type="float">
            <text:p>29.0241</text:p>
          </table:table-cell>
          <table:table-cell office:value-type="float" office:value="13.9255" calcext:value-type="float">
            <text:p>13.9255</text:p>
          </table:table-cell>
          <table:table-cell table:number-columns-repeated="2" office:value-type="float" office:value="15.0986" calcext:value-type="float">
            <text:p>15.0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0.4786" calcext:value-type="float">
            <text:p>30.4786</text:p>
          </table:table-cell>
          <table:table-cell office:value-type="float" office:value="15.6097" calcext:value-type="float">
            <text:p>15.6097</text:p>
          </table:table-cell>
          <table:table-cell table:number-columns-repeated="2" office:value-type="float" office:value="14.8689" calcext:value-type="float">
            <text:p>14.8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8.1401" calcext:value-type="float">
            <text:p>28.1401</text:p>
          </table:table-cell>
          <table:table-cell office:value-type="float" office:value="14.8452" calcext:value-type="float">
            <text:p>14.8452</text:p>
          </table:table-cell>
          <table:table-cell table:number-columns-repeated="2" office:value-type="float" office:value="13.2949" calcext:value-type="float">
            <text:p>13.2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0.3869" calcext:value-type="float">
            <text:p>30.3869</text:p>
          </table:table-cell>
          <table:table-cell office:value-type="float" office:value="14.9227" calcext:value-type="float">
            <text:p>14.9227</text:p>
          </table:table-cell>
          <table:table-cell table:number-columns-repeated="2" office:value-type="float" office:value="15.4642" calcext:value-type="float">
            <text:p>15.4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0.4007" calcext:value-type="float">
            <text:p>30.4007</text:p>
          </table:table-cell>
          <table:table-cell office:value-type="float" office:value="15.956" calcext:value-type="float">
            <text:p>15.956</text:p>
          </table:table-cell>
          <table:table-cell table:number-columns-repeated="2" office:value-type="float" office:value="14.4447" calcext:value-type="float">
            <text:p>14.4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1.5119" calcext:value-type="float">
            <text:p>31.5119</text:p>
          </table:table-cell>
          <table:table-cell office:value-type="float" office:value="14.8399" calcext:value-type="float">
            <text:p>14.8399</text:p>
          </table:table-cell>
          <table:table-cell table:number-columns-repeated="2" office:value-type="float" office:value="16.672" calcext:value-type="float">
            <text:p>16.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1.9077" calcext:value-type="float">
            <text:p>31.9077</text:p>
          </table:table-cell>
          <table:table-cell office:value-type="float" office:value="18.4083" calcext:value-type="float">
            <text:p>18.4083</text:p>
          </table:table-cell>
          <table:table-cell table:number-columns-repeated="2" office:value-type="float" office:value="13.4994" calcext:value-type="float">
            <text:p>13.4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2.9606" calcext:value-type="float">
            <text:p>32.9606</text:p>
          </table:table-cell>
          <table:table-cell office:value-type="float" office:value="17.3814" calcext:value-type="float">
            <text:p>17.3814</text:p>
          </table:table-cell>
          <table:table-cell table:number-columns-repeated="2" office:value-type="float" office:value="15.5793" calcext:value-type="float">
            <text:p>15.5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2.4175" calcext:value-type="float">
            <text:p>32.4175</text:p>
          </table:table-cell>
          <table:table-cell office:value-type="float" office:value="17.18" calcext:value-type="float">
            <text:p>17.18</text:p>
          </table:table-cell>
          <table:table-cell table:number-columns-repeated="2" office:value-type="float" office:value="15.2375" calcext:value-type="float">
            <text:p>15.2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3.0353" calcext:value-type="float">
            <text:p>33.0353</text:p>
          </table:table-cell>
          <table:table-cell office:value-type="float" office:value="16.8649" calcext:value-type="float">
            <text:p>16.8649</text:p>
          </table:table-cell>
          <table:table-cell table:number-columns-repeated="2" office:value-type="float" office:value="16.1704" calcext:value-type="float">
            <text:p>16.1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2.7042" calcext:value-type="float">
            <text:p>32.7042</text:p>
          </table:table-cell>
          <table:table-cell office:value-type="float" office:value="18.5269" calcext:value-type="float">
            <text:p>18.5269</text:p>
          </table:table-cell>
          <table:table-cell table:number-columns-repeated="2" office:value-type="float" office:value="14.1773" calcext:value-type="float">
            <text:p>14.1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2.7879" calcext:value-type="float">
            <text:p>32.7879</text:p>
          </table:table-cell>
          <table:table-cell office:value-type="float" office:value="19.0903" calcext:value-type="float">
            <text:p>19.0903</text:p>
          </table:table-cell>
          <table:table-cell table:number-columns-repeated="2" office:value-type="float" office:value="13.6976" calcext:value-type="float">
            <text:p>13.6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2.8507" calcext:value-type="float">
            <text:p>32.8507</text:p>
          </table:table-cell>
          <table:table-cell office:value-type="float" office:value="16.6531" calcext:value-type="float">
            <text:p>16.6531</text:p>
          </table:table-cell>
          <table:table-cell table:number-columns-repeated="2" office:value-type="float" office:value="16.1976" calcext:value-type="float">
            <text:p>16.1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1.4644" calcext:value-type="float">
            <text:p>31.4644</text:p>
          </table:table-cell>
          <table:table-cell office:value-type="float" office:value="17.3169" calcext:value-type="float">
            <text:p>17.3169</text:p>
          </table:table-cell>
          <table:table-cell table:number-columns-repeated="2" office:value-type="float" office:value="14.1475" calcext:value-type="float">
            <text:p>14.1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.5068" calcext:value-type="float">
            <text:p>30.5068</text:p>
          </table:table-cell>
          <table:table-cell office:value-type="float" office:value="16.6211" calcext:value-type="float">
            <text:p>16.6211</text:p>
          </table:table-cell>
          <table:table-cell table:number-columns-repeated="2" office:value-type="float" office:value="13.8857" calcext:value-type="float">
            <text:p>13.8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1.1362" calcext:value-type="float">
            <text:p>31.1362</text:p>
          </table:table-cell>
          <table:table-cell office:value-type="float" office:value="17.3655" calcext:value-type="float">
            <text:p>17.3655</text:p>
          </table:table-cell>
          <table:table-cell table:number-columns-repeated="2" office:value-type="float" office:value="13.7706" calcext:value-type="float">
            <text:p>13.7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0.8982" calcext:value-type="float">
            <text:p>30.8982</text:p>
          </table:table-cell>
          <table:table-cell office:value-type="float" office:value="13.5606" calcext:value-type="float">
            <text:p>13.5606</text:p>
          </table:table-cell>
          <table:table-cell table:number-columns-repeated="2" office:value-type="float" office:value="17.3376" calcext:value-type="float">
            <text:p>17.3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1.0315" calcext:value-type="float">
            <text:p>31.0315</text:p>
          </table:table-cell>
          <table:table-cell office:value-type="float" office:value="14.6732" calcext:value-type="float">
            <text:p>14.6732</text:p>
          </table:table-cell>
          <table:table-cell table:number-columns-repeated="2" office:value-type="float" office:value="16.3583" calcext:value-type="float">
            <text:p>16.3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0.4052" calcext:value-type="float">
            <text:p>30.4052</text:p>
          </table:table-cell>
          <table:table-cell office:value-type="float" office:value="16.0805" calcext:value-type="float">
            <text:p>16.0805</text:p>
          </table:table-cell>
          <table:table-cell table:number-columns-repeated="2" office:value-type="float" office:value="14.3248" calcext:value-type="float">
            <text:p>14.3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0.0249" calcext:value-type="float">
            <text:p>30.0249</text:p>
          </table:table-cell>
          <table:table-cell office:value-type="float" office:value="16.2285" calcext:value-type="float">
            <text:p>16.2285</text:p>
          </table:table-cell>
          <table:table-cell table:number-columns-repeated="2" office:value-type="float" office:value="13.7964" calcext:value-type="float">
            <text:p>13.7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1.4738" calcext:value-type="float">
            <text:p>31.4738</text:p>
          </table:table-cell>
          <table:table-cell office:value-type="float" office:value="15.4183" calcext:value-type="float">
            <text:p>15.4183</text:p>
          </table:table-cell>
          <table:table-cell table:number-columns-repeated="2" office:value-type="float" office:value="16.0556" calcext:value-type="float">
            <text:p>16.0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0.3249" calcext:value-type="float">
            <text:p>30.3249</text:p>
          </table:table-cell>
          <table:table-cell office:value-type="float" office:value="15.1735" calcext:value-type="float">
            <text:p>15.1735</text:p>
          </table:table-cell>
          <table:table-cell table:number-columns-repeated="2" office:value-type="float" office:value="15.1514" calcext:value-type="float">
            <text:p>15.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1.0207" calcext:value-type="float">
            <text:p>31.0207</text:p>
          </table:table-cell>
          <table:table-cell office:value-type="float" office:value="16.3391" calcext:value-type="float">
            <text:p>16.3391</text:p>
          </table:table-cell>
          <table:table-cell table:number-columns-repeated="2" office:value-type="float" office:value="14.6816" calcext:value-type="float">
            <text:p>14.6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9.2788" calcext:value-type="float">
            <text:p>29.2788</text:p>
          </table:table-cell>
          <table:table-cell office:value-type="float" office:value="14.4988" calcext:value-type="float">
            <text:p>14.4988</text:p>
          </table:table-cell>
          <table:table-cell table:number-columns-repeated="2" office:value-type="float" office:value="14.7799" calcext:value-type="float">
            <text:p>14.7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8.314" calcext:value-type="float">
            <text:p>28.314</text:p>
          </table:table-cell>
          <table:table-cell office:value-type="float" office:value="13.9199" calcext:value-type="float">
            <text:p>13.9199</text:p>
          </table:table-cell>
          <table:table-cell table:number-columns-repeated="2" office:value-type="float" office:value="14.3941" calcext:value-type="float">
            <text:p>14.3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9.9208" calcext:value-type="float">
            <text:p>29.9208</text:p>
          </table:table-cell>
          <table:table-cell office:value-type="float" office:value="14.5672" calcext:value-type="float">
            <text:p>14.5672</text:p>
          </table:table-cell>
          <table:table-cell table:number-columns-repeated="2" office:value-type="float" office:value="15.3536" calcext:value-type="float">
            <text:p>15.3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8.6808" calcext:value-type="float">
            <text:p>28.6808</text:p>
          </table:table-cell>
          <table:table-cell office:value-type="float" office:value="15.2992" calcext:value-type="float">
            <text:p>15.2992</text:p>
          </table:table-cell>
          <table:table-cell table:number-columns-repeated="2" office:value-type="float" office:value="13.3817" calcext:value-type="float">
            <text:p>13.3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9.5518" calcext:value-type="float">
            <text:p>29.5518</text:p>
          </table:table-cell>
          <table:table-cell office:value-type="float" office:value="14.3016" calcext:value-type="float">
            <text:p>14.3016</text:p>
          </table:table-cell>
          <table:table-cell table:number-columns-repeated="2" office:value-type="float" office:value="15.2502" calcext:value-type="float">
            <text:p>15.2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8.24" calcext:value-type="float">
            <text:p>28.24</text:p>
          </table:table-cell>
          <table:table-cell office:value-type="float" office:value="13.0526" calcext:value-type="float">
            <text:p>13.0526</text:p>
          </table:table-cell>
          <table:table-cell table:number-columns-repeated="2" office:value-type="float" office:value="15.1874" calcext:value-type="float">
            <text:p>15.1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1.3764" calcext:value-type="float">
            <text:p>31.3764</text:p>
          </table:table-cell>
          <table:table-cell office:value-type="float" office:value="12.6349" calcext:value-type="float">
            <text:p>12.6349</text:p>
          </table:table-cell>
          <table:table-cell table:number-columns-repeated="2" office:value-type="float" office:value="18.7415" calcext:value-type="float">
            <text:p>18.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0.8147" calcext:value-type="float">
            <text:p>30.8147</text:p>
          </table:table-cell>
          <table:table-cell office:value-type="float" office:value="13.4357" calcext:value-type="float">
            <text:p>13.4357</text:p>
          </table:table-cell>
          <table:table-cell table:number-columns-repeated="2" office:value-type="float" office:value="17.379" calcext:value-type="float">
            <text:p>17.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0.693" calcext:value-type="float">
            <text:p>30.693</text:p>
          </table:table-cell>
          <table:table-cell office:value-type="float" office:value="15.254" calcext:value-type="float">
            <text:p>15.254</text:p>
          </table:table-cell>
          <table:table-cell table:number-columns-repeated="2" office:value-type="float" office:value="15.439" calcext:value-type="float">
            <text:p>15.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1.5234" calcext:value-type="float">
            <text:p>31.5234</text:p>
          </table:table-cell>
          <table:table-cell office:value-type="float" office:value="14.652" calcext:value-type="float">
            <text:p>14.652</text:p>
          </table:table-cell>
          <table:table-cell table:number-columns-repeated="2" office:value-type="float" office:value="16.8714" calcext:value-type="float">
            <text:p>16.8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0.6131" calcext:value-type="float">
            <text:p>30.6131</text:p>
          </table:table-cell>
          <table:table-cell office:value-type="float" office:value="16.5288" calcext:value-type="float">
            <text:p>16.5288</text:p>
          </table:table-cell>
          <table:table-cell table:number-columns-repeated="2" office:value-type="float" office:value="14.0843" calcext:value-type="float">
            <text:p>14.0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1.0022" calcext:value-type="float">
            <text:p>31.0022</text:p>
          </table:table-cell>
          <table:table-cell office:value-type="float" office:value="14.5965" calcext:value-type="float">
            <text:p>14.5965</text:p>
          </table:table-cell>
          <table:table-cell table:number-columns-repeated="2" office:value-type="float" office:value="16.4057" calcext:value-type="float">
            <text:p>16.4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1.7384" calcext:value-type="float">
            <text:p>31.7384</text:p>
          </table:table-cell>
          <table:table-cell office:value-type="float" office:value="15.5659" calcext:value-type="float">
            <text:p>15.5659</text:p>
          </table:table-cell>
          <table:table-cell table:number-columns-repeated="2" office:value-type="float" office:value="16.1724" calcext:value-type="float">
            <text:p>16.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0.3916" calcext:value-type="float">
            <text:p>30.3916</text:p>
          </table:table-cell>
          <table:table-cell office:value-type="float" office:value="12.9503" calcext:value-type="float">
            <text:p>12.9503</text:p>
          </table:table-cell>
          <table:table-cell table:number-columns-repeated="2" office:value-type="float" office:value="17.4413" calcext:value-type="float">
            <text:p>17.4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0.3111" calcext:value-type="float">
            <text:p>30.3111</text:p>
          </table:table-cell>
          <table:table-cell office:value-type="float" office:value="13.0746" calcext:value-type="float">
            <text:p>13.0746</text:p>
          </table:table-cell>
          <table:table-cell table:number-columns-repeated="2" office:value-type="float" office:value="17.2365" calcext:value-type="float">
            <text:p>17.2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9.2261" calcext:value-type="float">
            <text:p>29.2261</text:p>
          </table:table-cell>
          <table:table-cell office:value-type="float" office:value="14.3466" calcext:value-type="float">
            <text:p>14.3466</text:p>
          </table:table-cell>
          <table:table-cell table:number-columns-repeated="2" office:value-type="float" office:value="14.8795" calcext:value-type="float">
            <text:p>14.8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7.2055" calcext:value-type="float">
            <text:p>27.2055</text:p>
          </table:table-cell>
          <table:table-cell office:value-type="float" office:value="13.6971" calcext:value-type="float">
            <text:p>13.6971</text:p>
          </table:table-cell>
          <table:table-cell table:number-columns-repeated="2" office:value-type="float" office:value="13.5084" calcext:value-type="float">
            <text:p>13.50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6.182" calcext:value-type="float">
            <text:p>26.182</text:p>
          </table:table-cell>
          <table:table-cell office:value-type="float" office:value="12.4091" calcext:value-type="float">
            <text:p>12.4091</text:p>
          </table:table-cell>
          <table:table-cell table:number-columns-repeated="2" office:value-type="float" office:value="13.7728" calcext:value-type="float">
            <text:p>13.7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6.3307" calcext:value-type="float">
            <text:p>26.3307</text:p>
          </table:table-cell>
          <table:table-cell office:value-type="float" office:value="11.2908" calcext:value-type="float">
            <text:p>11.2908</text:p>
          </table:table-cell>
          <table:table-cell table:number-columns-repeated="2" office:value-type="float" office:value="15.0399" calcext:value-type="float">
            <text:p>15.0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5.0971" calcext:value-type="float">
            <text:p>25.0971</text:p>
          </table:table-cell>
          <table:table-cell office:value-type="float" office:value="13.0769" calcext:value-type="float">
            <text:p>13.0769</text:p>
          </table:table-cell>
          <table:table-cell table:number-columns-repeated="2" office:value-type="float" office:value="12.0202" calcext:value-type="float">
            <text:p>12.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4.5256" calcext:value-type="float">
            <text:p>24.5256</text:p>
          </table:table-cell>
          <table:table-cell office:value-type="float" office:value="12.0793" calcext:value-type="float">
            <text:p>12.0793</text:p>
          </table:table-cell>
          <table:table-cell table:number-columns-repeated="2" office:value-type="float" office:value="12.4462" calcext:value-type="float">
            <text:p>12.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4.7516" calcext:value-type="float">
            <text:p>24.7516</text:p>
          </table:table-cell>
          <table:table-cell office:value-type="float" office:value="12.6576" calcext:value-type="float">
            <text:p>12.6576</text:p>
          </table:table-cell>
          <table:table-cell table:number-columns-repeated="2" office:value-type="float" office:value="12.094" calcext:value-type="float">
            <text:p>12.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5.4196" calcext:value-type="float">
            <text:p>25.4196</text:p>
          </table:table-cell>
          <table:table-cell office:value-type="float" office:value="8.6983" calcext:value-type="float">
            <text:p>8.6983</text:p>
          </table:table-cell>
          <table:table-cell table:number-columns-repeated="2" office:value-type="float" office:value="16.7213" calcext:value-type="float">
            <text:p>16.7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5.4059" calcext:value-type="float">
            <text:p>25.4059</text:p>
          </table:table-cell>
          <table:table-cell office:value-type="float" office:value="7.7734" calcext:value-type="float">
            <text:p>7.7734</text:p>
          </table:table-cell>
          <table:table-cell table:number-columns-repeated="2" office:value-type="float" office:value="17.6325" calcext:value-type="float">
            <text:p>17.6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5.7702" calcext:value-type="float">
            <text:p>25.7702</text:p>
          </table:table-cell>
          <table:table-cell office:value-type="float" office:value="9.8105" calcext:value-type="float">
            <text:p>9.8105</text:p>
          </table:table-cell>
          <table:table-cell table:number-columns-repeated="2" office:value-type="float" office:value="15.9597" calcext:value-type="float">
            <text:p>15.9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6.9876" calcext:value-type="float">
            <text:p>26.9876</text:p>
          </table:table-cell>
          <table:table-cell office:value-type="float" office:value="11.0873" calcext:value-type="float">
            <text:p>11.0873</text:p>
          </table:table-cell>
          <table:table-cell table:number-columns-repeated="2" office:value-type="float" office:value="15.9002" calcext:value-type="float">
            <text:p>15.9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7.6854" calcext:value-type="float">
            <text:p>27.6854</text:p>
          </table:table-cell>
          <table:table-cell office:value-type="float" office:value="11.9299" calcext:value-type="float">
            <text:p>11.9299</text:p>
          </table:table-cell>
          <table:table-cell table:number-columns-repeated="2" office:value-type="float" office:value="15.7555" calcext:value-type="float">
            <text:p>15.7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7.5552" calcext:value-type="float">
            <text:p>27.5552</text:p>
          </table:table-cell>
          <table:table-cell office:value-type="float" office:value="12.4202" calcext:value-type="float">
            <text:p>12.4202</text:p>
          </table:table-cell>
          <table:table-cell table:number-columns-repeated="2" office:value-type="float" office:value="15.135" calcext:value-type="float">
            <text:p>15.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7.9821" calcext:value-type="float">
            <text:p>27.9821</text:p>
          </table:table-cell>
          <table:table-cell office:value-type="float" office:value="12.9197" calcext:value-type="float">
            <text:p>12.9197</text:p>
          </table:table-cell>
          <table:table-cell table:number-columns-repeated="2" office:value-type="float" office:value="15.0623" calcext:value-type="float">
            <text:p>15.06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9.8179" calcext:value-type="float">
            <text:p>29.8179</text:p>
          </table:table-cell>
          <table:table-cell office:value-type="float" office:value="13.2835" calcext:value-type="float">
            <text:p>13.2835</text:p>
          </table:table-cell>
          <table:table-cell table:number-columns-repeated="2" office:value-type="float" office:value="16.5344" calcext:value-type="float">
            <text:p>16.5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2.1689" calcext:value-type="float">
            <text:p>32.1689</text:p>
          </table:table-cell>
          <table:table-cell office:value-type="float" office:value="13.097" calcext:value-type="float">
            <text:p>13.097</text:p>
          </table:table-cell>
          <table:table-cell table:number-columns-repeated="2" office:value-type="float" office:value="19.0719" calcext:value-type="float">
            <text:p>19.0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1.7977" calcext:value-type="float">
            <text:p>31.7977</text:p>
          </table:table-cell>
          <table:table-cell office:value-type="float" office:value="11.2477" calcext:value-type="float">
            <text:p>11.2477</text:p>
          </table:table-cell>
          <table:table-cell table:number-columns-repeated="2"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9.8215" calcext:value-type="float">
            <text:p>29.8215</text:p>
          </table:table-cell>
          <table:table-cell office:value-type="float" office:value="11.4693" calcext:value-type="float">
            <text:p>11.4693</text:p>
          </table:table-cell>
          <table:table-cell table:number-columns-repeated="2" office:value-type="float" office:value="18.3522" calcext:value-type="float">
            <text:p>18.3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5.7271" calcext:value-type="float">
            <text:p>25.7271</text:p>
          </table:table-cell>
          <table:table-cell office:value-type="float" office:value="10.8802" calcext:value-type="float">
            <text:p>10.8802</text:p>
          </table:table-cell>
          <table:table-cell table:number-columns-repeated="2" office:value-type="float" office:value="14.8469" calcext:value-type="float">
            <text:p>14.8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6.3404" calcext:value-type="float">
            <text:p>26.3404</text:p>
          </table:table-cell>
          <table:table-cell office:value-type="float" office:value="10.5813" calcext:value-type="float">
            <text:p>10.5813</text:p>
          </table:table-cell>
          <table:table-cell table:number-columns-repeated="2" office:value-type="float" office:value="15.7592" calcext:value-type="float">
            <text:p>15.7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6.9426" calcext:value-type="float">
            <text:p>26.9426</text:p>
          </table:table-cell>
          <table:table-cell office:value-type="float" office:value="9.6217" calcext:value-type="float">
            <text:p>9.6217</text:p>
          </table:table-cell>
          <table:table-cell table:number-columns-repeated="2" office:value-type="float" office:value="17.3209" calcext:value-type="float">
            <text:p>17.3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8.0368" calcext:value-type="float">
            <text:p>28.0368</text:p>
          </table:table-cell>
          <table:table-cell office:value-type="float" office:value="12.2454" calcext:value-type="float">
            <text:p>12.2454</text:p>
          </table:table-cell>
          <table:table-cell table:number-columns-repeated="2" office:value-type="float" office:value="15.7914" calcext:value-type="float">
            <text:p>15.7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6.7178" calcext:value-type="float">
            <text:p>26.7178</text:p>
          </table:table-cell>
          <table:table-cell office:value-type="float" office:value="18.0665" calcext:value-type="float">
            <text:p>18.0665</text:p>
          </table:table-cell>
          <table:table-cell table:number-columns-repeated="2" office:value-type="float" office:value="8.6513" calcext:value-type="float">
            <text:p>8.6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6.6643" calcext:value-type="float">
            <text:p>26.6643</text:p>
          </table:table-cell>
          <table:table-cell office:value-type="float" office:value="17.1111" calcext:value-type="float">
            <text:p>17.1111</text:p>
          </table:table-cell>
          <table:table-cell table:number-columns-repeated="2" office:value-type="float" office:value="9.5532" calcext:value-type="float">
            <text:p>9.5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5.6729" calcext:value-type="float">
            <text:p>25.6729</text:p>
          </table:table-cell>
          <table:table-cell office:value-type="float" office:value="16.7134" calcext:value-type="float">
            <text:p>16.7134</text:p>
          </table:table-cell>
          <table:table-cell table:number-columns-repeated="2" office:value-type="float" office:value="8.9596" calcext:value-type="float">
            <text:p>8.9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4.8649" calcext:value-type="float">
            <text:p>24.8649</text:p>
          </table:table-cell>
          <table:table-cell office:value-type="float" office:value="12.0298" calcext:value-type="float">
            <text:p>12.0298</text:p>
          </table:table-cell>
          <table:table-cell table:number-columns-repeated="2" office:value-type="float" office:value="12.8351" calcext:value-type="float">
            <text:p>12.8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3.9733" calcext:value-type="float">
            <text:p>23.9733</text:p>
          </table:table-cell>
          <table:table-cell office:value-type="float" office:value="12.1787" calcext:value-type="float">
            <text:p>12.1787</text:p>
          </table:table-cell>
          <table:table-cell table:number-columns-repeated="2" office:value-type="float" office:value="11.7946" calcext:value-type="float">
            <text:p>11.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4.6145" calcext:value-type="float">
            <text:p>24.6145</text:p>
          </table:table-cell>
          <table:table-cell office:value-type="float" office:value="11.6425" calcext:value-type="float">
            <text:p>11.6425</text:p>
          </table:table-cell>
          <table:table-cell table:number-columns-repeated="2" office:value-type="float" office:value="12.9721" calcext:value-type="float">
            <text:p>12.9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6.1355" calcext:value-type="float">
            <text:p>26.1355</text:p>
          </table:table-cell>
          <table:table-cell office:value-type="float" office:value="12.7041" calcext:value-type="float">
            <text:p>12.7041</text:p>
          </table:table-cell>
          <table:table-cell table:number-columns-repeated="2" office:value-type="float" office:value="13.4314" calcext:value-type="float">
            <text:p>13.4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26.9859" calcext:value-type="float">
            <text:p>26.9859</text:p>
          </table:table-cell>
          <table:table-cell office:value-type="float" office:value="13.7874" calcext:value-type="float">
            <text:p>13.7874</text:p>
          </table:table-cell>
          <table:table-cell table:number-columns-repeated="2" office:value-type="float" office:value="13.1985" calcext:value-type="float">
            <text:p>13.1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6.7991" calcext:value-type="float">
            <text:p>26.7991</text:p>
          </table:table-cell>
          <table:table-cell office:value-type="float" office:value="13.8566" calcext:value-type="float">
            <text:p>13.8566</text:p>
          </table:table-cell>
          <table:table-cell table:number-columns-repeated="2" office:value-type="float" office:value="12.9425" calcext:value-type="float">
            <text:p>12.9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7.382" calcext:value-type="float">
            <text:p>27.382</text:p>
          </table:table-cell>
          <table:table-cell office:value-type="float" office:value="14.5256" calcext:value-type="float">
            <text:p>14.5256</text:p>
          </table:table-cell>
          <table:table-cell table:number-columns-repeated="2" office:value-type="float" office:value="12.8563" calcext:value-type="float">
            <text:p>12.8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9.7067" calcext:value-type="float">
            <text:p>29.7067</text:p>
          </table:table-cell>
          <table:table-cell office:value-type="float" office:value="17.3228" calcext:value-type="float">
            <text:p>17.3228</text:p>
          </table:table-cell>
          <table:table-cell table:number-columns-repeated="2" office:value-type="float" office:value="12.3839" calcext:value-type="float">
            <text:p>12.3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30.1275" calcext:value-type="float">
            <text:p>30.1275</text:p>
          </table:table-cell>
          <table:table-cell office:value-type="float" office:value="16.1164" calcext:value-type="float">
            <text:p>16.1164</text:p>
          </table:table-cell>
          <table:table-cell table:number-columns-repeated="2" office:value-type="float" office:value="14.0111" calcext:value-type="float">
            <text:p>14.0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9.6664" calcext:value-type="float">
            <text:p>29.6664</text:p>
          </table:table-cell>
          <table:table-cell office:value-type="float" office:value="16.318" calcext:value-type="float">
            <text:p>16.318</text:p>
          </table:table-cell>
          <table:table-cell table:number-columns-repeated="2" office:value-type="float" office:value="13.3485" calcext:value-type="float">
            <text:p>13.3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8.7679" calcext:value-type="float">
            <text:p>28.7679</text:p>
          </table:table-cell>
          <table:table-cell office:value-type="float" office:value="17.6485" calcext:value-type="float">
            <text:p>17.6485</text:p>
          </table:table-cell>
          <table:table-cell table:number-columns-repeated="2" office:value-type="float" office:value="11.1194" calcext:value-type="float">
            <text:p>11.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9.2634" calcext:value-type="float">
            <text:p>29.2634</text:p>
          </table:table-cell>
          <table:table-cell office:value-type="float" office:value="15.7319" calcext:value-type="float">
            <text:p>15.7319</text:p>
          </table:table-cell>
          <table:table-cell table:number-columns-repeated="2" office:value-type="float" office:value="13.5314" calcext:value-type="float">
            <text:p>13.5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8.6777" calcext:value-type="float">
            <text:p>28.6777</text:p>
          </table:table-cell>
          <table:table-cell office:value-type="float" office:value="16.7978" calcext:value-type="float">
            <text:p>16.7978</text:p>
          </table:table-cell>
          <table:table-cell table:number-columns-repeated="2" office:value-type="float" office:value="11.8799" calcext:value-type="float">
            <text:p>11.8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8.4672" calcext:value-type="float">
            <text:p>28.4672</text:p>
          </table:table-cell>
          <table:table-cell office:value-type="float" office:value="16.0684" calcext:value-type="float">
            <text:p>16.0684</text:p>
          </table:table-cell>
          <table:table-cell table:number-columns-repeated="2" office:value-type="float" office:value="12.3988" calcext:value-type="float">
            <text:p>12.3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8.4194" calcext:value-type="float">
            <text:p>28.4194</text:p>
          </table:table-cell>
          <table:table-cell office:value-type="float" office:value="15.1701" calcext:value-type="float">
            <text:p>15.1701</text:p>
          </table:table-cell>
          <table:table-cell table:number-columns-repeated="2" office:value-type="float" office:value="13.2493" calcext:value-type="float">
            <text:p>13.2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7.4522" calcext:value-type="float">
            <text:p>27.4522</text:p>
          </table:table-cell>
          <table:table-cell office:value-type="float" office:value="18.5341" calcext:value-type="float">
            <text:p>18.5341</text:p>
          </table:table-cell>
          <table:table-cell table:number-columns-repeated="2" office:value-type="float" office:value="8.9181" calcext:value-type="float">
            <text:p>8.9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8.9051" calcext:value-type="float">
            <text:p>28.9051</text:p>
          </table:table-cell>
          <table:table-cell office:value-type="float" office:value="18.5474" calcext:value-type="float">
            <text:p>18.5474</text:p>
          </table:table-cell>
          <table:table-cell table:number-columns-repeated="2" office:value-type="float" office:value="10.3577" calcext:value-type="float">
            <text:p>10.3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8.4995" calcext:value-type="float">
            <text:p>28.4995</text:p>
          </table:table-cell>
          <table:table-cell office:value-type="float" office:value="18.149" calcext:value-type="float">
            <text:p>18.149</text:p>
          </table:table-cell>
          <table:table-cell table:number-columns-repeated="2" office:value-type="float" office:value="10.3505" calcext:value-type="float">
            <text:p>10.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6.288" calcext:value-type="float">
            <text:p>26.288</text:p>
          </table:table-cell>
          <table:table-cell office:value-type="float" office:value="17.1946" calcext:value-type="float">
            <text:p>17.1946</text:p>
          </table:table-cell>
          <table:table-cell table:number-columns-repeated="2" office:value-type="float" office:value="9.0934" calcext:value-type="float">
            <text:p>9.0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3.9449" calcext:value-type="float">
            <text:p>23.9449</text:p>
          </table:table-cell>
          <table:table-cell office:value-type="float" office:value="15.1084" calcext:value-type="float">
            <text:p>15.1084</text:p>
          </table:table-cell>
          <table:table-cell table:number-columns-repeated="2" office:value-type="float" office:value="8.8365" calcext:value-type="float">
            <text:p>8.8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3.5921" calcext:value-type="float">
            <text:p>23.5921</text:p>
          </table:table-cell>
          <table:table-cell office:value-type="float" office:value="13.1053" calcext:value-type="float">
            <text:p>13.1053</text:p>
          </table:table-cell>
          <table:table-cell table:number-columns-repeated="2" office:value-type="float" office:value="10.4868" calcext:value-type="float">
            <text:p>10.4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1.357" calcext:value-type="float">
            <text:p>21.357</text:p>
          </table:table-cell>
          <table:table-cell office:value-type="float" office:value="12.7852" calcext:value-type="float">
            <text:p>12.7852</text:p>
          </table:table-cell>
          <table:table-cell table:number-columns-repeated="2" office:value-type="float" office:value="8.5718" calcext:value-type="float">
            <text:p>8.5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1.6763" calcext:value-type="float">
            <text:p>21.6763</text:p>
          </table:table-cell>
          <table:table-cell office:value-type="float" office:value="10.1097" calcext:value-type="float">
            <text:p>10.1097</text:p>
          </table:table-cell>
          <table:table-cell table:number-columns-repeated="2" office:value-type="float" office:value="11.5666" calcext:value-type="float">
            <text:p>11.5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3.2429" calcext:value-type="float">
            <text:p>23.2429</text:p>
          </table:table-cell>
          <table:table-cell office:value-type="float" office:value="12.1695" calcext:value-type="float">
            <text:p>12.1695</text:p>
          </table:table-cell>
          <table:table-cell table:number-columns-repeated="2" office:value-type="float" office:value="11.0734" calcext:value-type="float">
            <text:p>11.0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4.3462" calcext:value-type="float">
            <text:p>24.3462</text:p>
          </table:table-cell>
          <table:table-cell office:value-type="float" office:value="11.5233" calcext:value-type="float">
            <text:p>11.5233</text:p>
          </table:table-cell>
          <table:table-cell table:number-columns-repeated="2" office:value-type="float" office:value="12.8229" calcext:value-type="float">
            <text:p>12.8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3.3294" calcext:value-type="float">
            <text:p>23.3294</text:p>
          </table:table-cell>
          <table:table-cell office:value-type="float" office:value="13.8822" calcext:value-type="float">
            <text:p>13.8822</text:p>
          </table:table-cell>
          <table:table-cell table:number-columns-repeated="2" office:value-type="float" office:value="9.4472" calcext:value-type="float">
            <text:p>9.4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2.401" calcext:value-type="float">
            <text:p>22.401</text:p>
          </table:table-cell>
          <table:table-cell office:value-type="float" office:value="14.2603" calcext:value-type="float">
            <text:p>14.2603</text:p>
          </table:table-cell>
          <table:table-cell table:number-columns-repeated="2" office:value-type="float" office:value="8.1406" calcext:value-type="float">
            <text:p>8.1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1.6634" calcext:value-type="float">
            <text:p>21.6634</text:p>
          </table:table-cell>
          <table:table-cell office:value-type="float" office:value="10.2983" calcext:value-type="float">
            <text:p>10.2983</text:p>
          </table:table-cell>
          <table:table-cell table:number-columns-repeated="2" office:value-type="float" office:value="11.3652" calcext:value-type="float">
            <text:p>11.3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3.5445" calcext:value-type="float">
            <text:p>23.5445</text:p>
          </table:table-cell>
          <table:table-cell office:value-type="float" office:value="10.6887" calcext:value-type="float">
            <text:p>10.6887</text:p>
          </table:table-cell>
          <table:table-cell table:number-columns-repeated="2" office:value-type="float" office:value="12.8558" calcext:value-type="float">
            <text:p>12.8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2.0908" calcext:value-type="float">
            <text:p>22.0908</text:p>
          </table:table-cell>
          <table:table-cell office:value-type="float" office:value="11.1163" calcext:value-type="float">
            <text:p>11.1163</text:p>
          </table:table-cell>
          <table:table-cell table:number-columns-repeated="2" office:value-type="float" office:value="10.9745" calcext:value-type="float">
            <text:p>10.9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21.4572" calcext:value-type="float">
            <text:p>21.4572</text:p>
          </table:table-cell>
          <table:table-cell office:value-type="float" office:value="9.4284" calcext:value-type="float">
            <text:p>9.4284</text:p>
          </table:table-cell>
          <table:table-cell table:number-columns-repeated="2" office:value-type="float" office:value="12.0288" calcext:value-type="float">
            <text:p>12.0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1.6194" calcext:value-type="float">
            <text:p>21.6194</text:p>
          </table:table-cell>
          <table:table-cell office:value-type="float" office:value="7.0913" calcext:value-type="float">
            <text:p>7.0913</text:p>
          </table:table-cell>
          <table:table-cell table:number-columns-repeated="2" office:value-type="float" office:value="14.5282" calcext:value-type="float">
            <text:p>14.5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21.103" calcext:value-type="float">
            <text:p>21.103</text:p>
          </table:table-cell>
          <table:table-cell office:value-type="float" office:value="6.054" calcext:value-type="float">
            <text:p>6.054</text:p>
          </table:table-cell>
          <table:table-cell table:number-columns-repeated="2" office:value-type="float" office:value="15.049" calcext:value-type="float">
            <text:p>15.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9.701" calcext:value-type="float">
            <text:p>19.701</text:p>
          </table:table-cell>
          <table:table-cell office:value-type="float" office:value="6.1805" calcext:value-type="float">
            <text:p>6.1805</text:p>
          </table:table-cell>
          <table:table-cell table:number-columns-repeated="2" office:value-type="float" office:value="13.5205" calcext:value-type="float">
            <text:p>13.5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9.05" calcext:value-type="float">
            <text:p>19.05</text:p>
          </table:table-cell>
          <table:table-cell office:value-type="float" office:value="6.4296" calcext:value-type="float">
            <text:p>6.4296</text:p>
          </table:table-cell>
          <table:table-cell table:number-columns-repeated="2" office:value-type="float" office:value="12.6204" calcext:value-type="float">
            <text:p>12.6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8.712" calcext:value-type="float">
            <text:p>18.712</text:p>
          </table:table-cell>
          <table:table-cell office:value-type="float" office:value="4.4737" calcext:value-type="float">
            <text:p>4.4737</text:p>
          </table:table-cell>
          <table:table-cell table:number-columns-repeated="2" office:value-type="float" office:value="14.2383" calcext:value-type="float">
            <text:p>14.2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7.2488" calcext:value-type="float">
            <text:p>17.2488</text:p>
          </table:table-cell>
          <table:table-cell office:value-type="float" office:value="3.5495" calcext:value-type="float">
            <text:p>3.5495</text:p>
          </table:table-cell>
          <table:table-cell table:number-columns-repeated="2" office:value-type="float" office:value="13.6992" calcext:value-type="float">
            <text:p>13.6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6.4481" calcext:value-type="float">
            <text:p>16.4481</text:p>
          </table:table-cell>
          <table:table-cell office:value-type="float" office:value="4.5244" calcext:value-type="float">
            <text:p>4.5244</text:p>
          </table:table-cell>
          <table:table-cell table:number-columns-repeated="2" office:value-type="float" office:value="11.9237" calcext:value-type="float">
            <text:p>11.9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6.0634" calcext:value-type="float">
            <text:p>16.0634</text:p>
          </table:table-cell>
          <table:table-cell office:value-type="float" office:value="6.3453" calcext:value-type="float">
            <text:p>6.3453</text:p>
          </table:table-cell>
          <table:table-cell table:number-columns-repeated="2" office:value-type="float" office:value="9.7181" calcext:value-type="float">
            <text:p>9.7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5.1439" calcext:value-type="float">
            <text:p>15.1439</text:p>
          </table:table-cell>
          <table:table-cell office:value-type="float" office:value="7.0369" calcext:value-type="float">
            <text:p>7.0369</text:p>
          </table:table-cell>
          <table:table-cell table:number-columns-repeated="2" office:value-type="float" office:value="8.107" calcext:value-type="float">
            <text:p>8.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4.5115" calcext:value-type="float">
            <text:p>14.5115</text:p>
          </table:table-cell>
          <table:table-cell office:value-type="float" office:value="5.6504" calcext:value-type="float">
            <text:p>5.6504</text:p>
          </table:table-cell>
          <table:table-cell table:number-columns-repeated="2" office:value-type="float" office:value="8.8611" calcext:value-type="float">
            <text:p>8.8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4.7889" calcext:value-type="float">
            <text:p>14.7889</text:p>
          </table:table-cell>
          <table:table-cell office:value-type="float" office:value="4.5466" calcext:value-type="float">
            <text:p>4.5466</text:p>
          </table:table-cell>
          <table:table-cell table:number-columns-repeated="2" office:value-type="float" office:value="10.2423" calcext:value-type="float">
            <text:p>10.2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16.1557" calcext:value-type="float">
            <text:p>16.1557</text:p>
          </table:table-cell>
          <table:table-cell office:value-type="float" office:value="4.5079" calcext:value-type="float">
            <text:p>4.5079</text:p>
          </table:table-cell>
          <table:table-cell table:number-columns-repeated="2" office:value-type="float" office:value="11.6478" calcext:value-type="float">
            <text:p>11.6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7.7048" calcext:value-type="float">
            <text:p>17.7048</text:p>
          </table:table-cell>
          <table:table-cell office:value-type="float" office:value="6.1657" calcext:value-type="float">
            <text:p>6.1657</text:p>
          </table:table-cell>
          <table:table-cell table:number-columns-repeated="2" office:value-type="float" office:value="11.5391" calcext:value-type="float">
            <text:p>11.5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7.2314" calcext:value-type="float">
            <text:p>17.2314</text:p>
          </table:table-cell>
          <table:table-cell office:value-type="float" office:value="5.8865" calcext:value-type="float">
            <text:p>5.8865</text:p>
          </table:table-cell>
          <table:table-cell table:number-columns-repeated="2" office:value-type="float" office:value="11.3449" calcext:value-type="float">
            <text:p>11.3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16.1043" calcext:value-type="float">
            <text:p>16.1043</text:p>
          </table:table-cell>
          <table:table-cell office:value-type="float" office:value="7.2327" calcext:value-type="float">
            <text:p>7.2327</text:p>
          </table:table-cell>
          <table:table-cell table:number-columns-repeated="2" office:value-type="float" office:value="8.8717" calcext:value-type="float">
            <text:p>8.8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5.1662" calcext:value-type="float">
            <text:p>15.1662</text:p>
          </table:table-cell>
          <table:table-cell office:value-type="float" office:value="6.0041" calcext:value-type="float">
            <text:p>6.0041</text:p>
          </table:table-cell>
          <table:table-cell table:number-columns-repeated="2" office:value-type="float" office:value="9.1621" calcext:value-type="float">
            <text:p>9.1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5.1588" calcext:value-type="float">
            <text:p>15.1588</text:p>
          </table:table-cell>
          <table:table-cell office:value-type="float" office:value="5.3737" calcext:value-type="float">
            <text:p>5.3737</text:p>
          </table:table-cell>
          <table:table-cell table:number-columns-repeated="2" office:value-type="float" office:value="9.7851" calcext:value-type="float">
            <text:p>9.7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4.795" calcext:value-type="float">
            <text:p>14.795</text:p>
          </table:table-cell>
          <table:table-cell office:value-type="float" office:value="5.2463" calcext:value-type="float">
            <text:p>5.2463</text:p>
          </table:table-cell>
          <table:table-cell table:number-columns-repeated="2" office:value-type="float" office:value="9.5487" calcext:value-type="float">
            <text:p>9.5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13.8101" calcext:value-type="float">
            <text:p>13.8101</text:p>
          </table:table-cell>
          <table:table-cell office:value-type="float" office:value="5.9509" calcext:value-type="float">
            <text:p>5.9509</text:p>
          </table:table-cell>
          <table:table-cell table:number-columns-repeated="2" office:value-type="float" office:value="7.8591" calcext:value-type="float">
            <text:p>7.8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3.6858" calcext:value-type="float">
            <text:p>13.6858</text:p>
          </table:table-cell>
          <table:table-cell office:value-type="float" office:value="6.8149" calcext:value-type="float">
            <text:p>6.8149</text:p>
          </table:table-cell>
          <table:table-cell table:number-columns-repeated="2" office:value-type="float" office:value="6.8709" calcext:value-type="float">
            <text:p>6.8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2.5869" calcext:value-type="float">
            <text:p>12.5869</text:p>
          </table:table-cell>
          <table:table-cell office:value-type="float" office:value="6.2942" calcext:value-type="float">
            <text:p>6.2942</text:p>
          </table:table-cell>
          <table:table-cell table:number-columns-repeated="2" office:value-type="float" office:value="6.2927" calcext:value-type="float">
            <text:p>6.2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2.9904" calcext:value-type="float">
            <text:p>12.9904</text:p>
          </table:table-cell>
          <table:table-cell office:value-type="float" office:value="4.6532" calcext:value-type="float">
            <text:p>4.6532</text:p>
          </table:table-cell>
          <table:table-cell table:number-columns-repeated="2" office:value-type="float" office:value="8.3372" calcext:value-type="float">
            <text:p>8.3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3.1847" calcext:value-type="float">
            <text:p>13.1847</text:p>
          </table:table-cell>
          <table:table-cell office:value-type="float" office:value="6.4764" calcext:value-type="float">
            <text:p>6.4764</text:p>
          </table:table-cell>
          <table:table-cell table:number-columns-repeated="2" office:value-type="float" office:value="6.7083" calcext:value-type="float">
            <text:p>6.7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13.193" calcext:value-type="float">
            <text:p>13.193</text:p>
          </table:table-cell>
          <table:table-cell office:value-type="float" office:value="5.4279" calcext:value-type="float">
            <text:p>5.4279</text:p>
          </table:table-cell>
          <table:table-cell table:number-columns-repeated="2" office:value-type="float" office:value="7.7651" calcext:value-type="float">
            <text:p>7.7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4.375" calcext:value-type="float">
            <text:p>14.375</text:p>
          </table:table-cell>
          <table:table-cell office:value-type="float" office:value="5.0006" calcext:value-type="float">
            <text:p>5.0006</text:p>
          </table:table-cell>
          <table:table-cell table:number-columns-repeated="2" office:value-type="float" office:value="9.3743" calcext:value-type="float">
            <text:p>9.3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5.0108" calcext:value-type="float">
            <text:p>15.0108</text:p>
          </table:table-cell>
          <table:table-cell office:value-type="float" office:value="6.1255" calcext:value-type="float">
            <text:p>6.1255</text:p>
          </table:table-cell>
          <table:table-cell table:number-columns-repeated="2" office:value-type="float" office:value="8.8854" calcext:value-type="float">
            <text:p>8.8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4.6236" calcext:value-type="float">
            <text:p>14.6236</text:p>
          </table:table-cell>
          <table:table-cell office:value-type="float" office:value="4.9084" calcext:value-type="float">
            <text:p>4.9084</text:p>
          </table:table-cell>
          <table:table-cell table:number-columns-repeated="2" office:value-type="float" office:value="9.7152" calcext:value-type="float">
            <text:p>9.7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5.0655" calcext:value-type="float">
            <text:p>15.0655</text:p>
          </table:table-cell>
          <table:table-cell office:value-type="float" office:value="4.5966" calcext:value-type="float">
            <text:p>4.5966</text:p>
          </table:table-cell>
          <table:table-cell table:number-columns-repeated="2" office:value-type="float" office:value="10.4689" calcext:value-type="float">
            <text:p>10.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5.3951" calcext:value-type="float">
            <text:p>15.3951</text:p>
          </table:table-cell>
          <table:table-cell office:value-type="float" office:value="4.8821" calcext:value-type="float">
            <text:p>4.8821</text:p>
          </table:table-cell>
          <table:table-cell table:number-columns-repeated="2" office:value-type="float" office:value="10.513" calcext:value-type="float">
            <text:p>10.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7.5684" calcext:value-type="float">
            <text:p>17.5684</text:p>
          </table:table-cell>
          <table:table-cell office:value-type="float" office:value="5.5622" calcext:value-type="float">
            <text:p>5.5622</text:p>
          </table:table-cell>
          <table:table-cell table:number-columns-repeated="2" office:value-type="float" office:value="12.0061" calcext:value-type="float">
            <text:p>12.0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7.2628" calcext:value-type="float">
            <text:p>17.2628</text:p>
          </table:table-cell>
          <table:table-cell office:value-type="float" office:value="6.2196" calcext:value-type="float">
            <text:p>6.2196</text:p>
          </table:table-cell>
          <table:table-cell table:number-columns-repeated="2" office:value-type="float" office:value="11.0432" calcext:value-type="float">
            <text:p>11.0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7.29" calcext:value-type="float">
            <text:p>17.29</text:p>
          </table:table-cell>
          <table:table-cell office:value-type="float" office:value="6.388" calcext:value-type="float">
            <text:p>6.388</text:p>
          </table:table-cell>
          <table:table-cell table:number-columns-repeated="2" office:value-type="float" office:value="10.9019" calcext:value-type="float">
            <text:p>10.9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6.1458" calcext:value-type="float">
            <text:p>16.1458</text:p>
          </table:table-cell>
          <table:table-cell office:value-type="float" office:value="4.5573" calcext:value-type="float">
            <text:p>4.5573</text:p>
          </table:table-cell>
          <table:table-cell table:number-columns-repeated="2" office:value-type="float" office:value="11.5885" calcext:value-type="float">
            <text:p>11.5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5.039" calcext:value-type="float">
            <text:p>15.039</text:p>
          </table:table-cell>
          <table:table-cell office:value-type="float" office:value="4.2883" calcext:value-type="float">
            <text:p>4.2883</text:p>
          </table:table-cell>
          <table:table-cell table:number-columns-repeated="2" office:value-type="float" office:value="10.7506" calcext:value-type="float">
            <text:p>10.7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17.4112" calcext:value-type="float">
            <text:p>17.4112</text:p>
          </table:table-cell>
          <table:table-cell office:value-type="float" office:value="3.4133" calcext:value-type="float">
            <text:p>3.4133</text:p>
          </table:table-cell>
          <table:table-cell table:number-columns-repeated="2" office:value-type="float" office:value="13.9979" calcext:value-type="float">
            <text:p>13.9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7.3512" calcext:value-type="float">
            <text:p>17.3512</text:p>
          </table:table-cell>
          <table:table-cell office:value-type="float" office:value="2.7139" calcext:value-type="float">
            <text:p>2.7139</text:p>
          </table:table-cell>
          <table:table-cell table:number-columns-repeated="2" office:value-type="float" office:value="14.6373" calcext:value-type="float">
            <text:p>14.6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6.9153" calcext:value-type="float">
            <text:p>16.9153</text:p>
          </table:table-cell>
          <table:table-cell office:value-type="float" office:value="2.5965" calcext:value-type="float">
            <text:p>2.5965</text:p>
          </table:table-cell>
          <table:table-cell table:number-columns-repeated="2" office:value-type="float" office:value="14.3188" calcext:value-type="float">
            <text:p>14.3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7.992" calcext:value-type="float">
            <text:p>17.992</text:p>
          </table:table-cell>
          <table:table-cell office:value-type="float" office:value="3.8544" calcext:value-type="float">
            <text:p>3.8544</text:p>
          </table:table-cell>
          <table:table-cell table:number-columns-repeated="2" office:value-type="float" office:value="14.1376" calcext:value-type="float">
            <text:p>14.1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9.8203" calcext:value-type="float">
            <text:p>19.8203</text:p>
          </table:table-cell>
          <table:table-cell office:value-type="float" office:value="5.8534" calcext:value-type="float">
            <text:p>5.8534</text:p>
          </table:table-cell>
          <table:table-cell table:number-columns-repeated="2" office:value-type="float" office:value="13.9669" calcext:value-type="float">
            <text:p>13.9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0.4796" calcext:value-type="float">
            <text:p>20.4796</text:p>
          </table:table-cell>
          <table:table-cell office:value-type="float" office:value="6.5167" calcext:value-type="float">
            <text:p>6.5167</text:p>
          </table:table-cell>
          <table:table-cell table:number-columns-repeated="2" office:value-type="float" office:value="13.9629" calcext:value-type="float">
            <text:p>13.9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0.5492" calcext:value-type="float">
            <text:p>20.5492</text:p>
          </table:table-cell>
          <table:table-cell office:value-type="float" office:value="7.4512" calcext:value-type="float">
            <text:p>7.4512</text:p>
          </table:table-cell>
          <table:table-cell table:number-columns-repeated="2" office:value-type="float" office:value="13.098" calcext:value-type="float">
            <text:p>13.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2.2747" calcext:value-type="float">
            <text:p>22.2747</text:p>
          </table:table-cell>
          <table:table-cell office:value-type="float" office:value="6.7671" calcext:value-type="float">
            <text:p>6.7671</text:p>
          </table:table-cell>
          <table:table-cell table:number-columns-repeated="2" office:value-type="float" office:value="15.5077" calcext:value-type="float">
            <text:p>15.5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2.4874" calcext:value-type="float">
            <text:p>22.4874</text:p>
          </table:table-cell>
          <table:table-cell office:value-type="float" office:value="9.0253" calcext:value-type="float">
            <text:p>9.0253</text:p>
          </table:table-cell>
          <table:table-cell table:number-columns-repeated="2" office:value-type="float" office:value="13.4621" calcext:value-type="float">
            <text:p>13.4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3.9479" calcext:value-type="float">
            <text:p>23.9479</text:p>
          </table:table-cell>
          <table:table-cell office:value-type="float" office:value="11.7407" calcext:value-type="float">
            <text:p>11.7407</text:p>
          </table:table-cell>
          <table:table-cell table:number-columns-repeated="2" office:value-type="float" office:value="12.2072" calcext:value-type="float">
            <text:p>12.2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4.7333" calcext:value-type="float">
            <text:p>24.7333</text:p>
          </table:table-cell>
          <table:table-cell office:value-type="float" office:value="10.3502" calcext:value-type="float">
            <text:p>10.3502</text:p>
          </table:table-cell>
          <table:table-cell table:number-columns-repeated="2" office:value-type="float" office:value="14.3831" calcext:value-type="float">
            <text:p>14.3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4.1319" calcext:value-type="float">
            <text:p>24.1319</text:p>
          </table:table-cell>
          <table:table-cell office:value-type="float" office:value="10.1478" calcext:value-type="float">
            <text:p>10.1478</text:p>
          </table:table-cell>
          <table:table-cell table:number-columns-repeated="2" office:value-type="float" office:value="13.9841" calcext:value-type="float">
            <text:p>13.9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4.3584" calcext:value-type="float">
            <text:p>24.3584</text:p>
          </table:table-cell>
          <table:table-cell office:value-type="float" office:value="10.9789" calcext:value-type="float">
            <text:p>10.9789</text:p>
          </table:table-cell>
          <table:table-cell table:number-columns-repeated="2" office:value-type="float" office:value="13.3796" calcext:value-type="float">
            <text:p>13.3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4.5396" calcext:value-type="float">
            <text:p>24.5396</text:p>
          </table:table-cell>
          <table:table-cell office:value-type="float" office:value="9.2044" calcext:value-type="float">
            <text:p>9.2044</text:p>
          </table:table-cell>
          <table:table-cell table:number-columns-repeated="2" office:value-type="float" office:value="15.3353" calcext:value-type="float">
            <text:p>15.3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25.7884" calcext:value-type="float">
            <text:p>25.7884</text:p>
          </table:table-cell>
          <table:table-cell office:value-type="float" office:value="11.4716" calcext:value-type="float">
            <text:p>11.4716</text:p>
          </table:table-cell>
          <table:table-cell table:number-columns-repeated="2" office:value-type="float" office:value="14.3169" calcext:value-type="float">
            <text:p>14.3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6.2683" calcext:value-type="float">
            <text:p>26.2683</text:p>
          </table:table-cell>
          <table:table-cell office:value-type="float" office:value="11.0619" calcext:value-type="float">
            <text:p>11.0619</text:p>
          </table:table-cell>
          <table:table-cell table:number-columns-repeated="2" office:value-type="float" office:value="15.2065" calcext:value-type="float">
            <text:p>15.2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9.3042" calcext:value-type="float">
            <text:p>29.3042</text:p>
          </table:table-cell>
          <table:table-cell office:value-type="float" office:value="13.1684" calcext:value-type="float">
            <text:p>13.1684</text:p>
          </table:table-cell>
          <table:table-cell table:number-columns-repeated="2" office:value-type="float" office:value="16.1359" calcext:value-type="float">
            <text:p>16.1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30.8826" calcext:value-type="float">
            <text:p>30.8826</text:p>
          </table:table-cell>
          <table:table-cell office:value-type="float" office:value="11.7624" calcext:value-type="float">
            <text:p>11.7624</text:p>
          </table:table-cell>
          <table:table-cell table:number-columns-repeated="2" office:value-type="float" office:value="19.1202" calcext:value-type="float">
            <text:p>19.1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1.6411" calcext:value-type="float">
            <text:p>31.6411</text:p>
          </table:table-cell>
          <table:table-cell office:value-type="float" office:value="13.2829" calcext:value-type="float">
            <text:p>13.2829</text:p>
          </table:table-cell>
          <table:table-cell table:number-columns-repeated="2" office:value-type="float" office:value="18.3582" calcext:value-type="float">
            <text:p>18.3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1.4478" calcext:value-type="float">
            <text:p>31.4478</text:p>
          </table:table-cell>
          <table:table-cell office:value-type="float" office:value="11.7861" calcext:value-type="float">
            <text:p>11.7861</text:p>
          </table:table-cell>
          <table:table-cell table:number-columns-repeated="2" office:value-type="float" office:value="19.6617" calcext:value-type="float">
            <text:p>19.6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31.2391" calcext:value-type="float">
            <text:p>31.2391</text:p>
          </table:table-cell>
          <table:table-cell office:value-type="float" office:value="13.4958" calcext:value-type="float">
            <text:p>13.4958</text:p>
          </table:table-cell>
          <table:table-cell table:number-columns-repeated="2" office:value-type="float" office:value="17.7433" calcext:value-type="float">
            <text:p>17.7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2.3699" calcext:value-type="float">
            <text:p>32.3699</text:p>
          </table:table-cell>
          <table:table-cell office:value-type="float" office:value="10.9704" calcext:value-type="float">
            <text:p>10.9704</text:p>
          </table:table-cell>
          <table:table-cell table:number-columns-repeated="2" office:value-type="float" office:value="21.3995" calcext:value-type="float">
            <text:p>21.3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30.7192" calcext:value-type="float">
            <text:p>30.7192</text:p>
          </table:table-cell>
          <table:table-cell office:value-type="float" office:value="11.3162" calcext:value-type="float">
            <text:p>11.3162</text:p>
          </table:table-cell>
          <table:table-cell table:number-columns-repeated="2" office:value-type="float" office:value="19.4031" calcext:value-type="float">
            <text:p>19.4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25.6549" calcext:value-type="float">
            <text:p>25.6549</text:p>
          </table:table-cell>
          <table:table-cell office:value-type="float" office:value="11.335" calcext:value-type="float">
            <text:p>11.335</text:p>
          </table:table-cell>
          <table:table-cell table:number-columns-repeated="2" office:value-type="float" office:value="14.3199" calcext:value-type="float">
            <text:p>14.3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3143" calcext:value-type="float">
            <text:p>19.3143</text:p>
          </table:table-cell>
          <table:table-cell office:value-type="float" office:value="11.5588" calcext:value-type="float">
            <text:p>11.5588</text:p>
          </table:table-cell>
          <table:table-cell table:number-columns-repeated="2" office:value-type="float" office:value="7.7555" calcext:value-type="float">
            <text:p>7.7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11.2904" calcext:value-type="float">
            <text:p>11.2904</text:p>
          </table:table-cell>
          <table:table-cell office:value-type="float" office:value="2.434" calcext:value-type="float">
            <text:p>2.434</text:p>
          </table:table-cell>
          <table:table-cell table:number-columns-repeated="2" office:value-type="float" office:value="8.8564" calcext:value-type="float">
            <text:p>8.8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1.9947" calcext:value-type="float">
            <text:p>11.9947</text:p>
          </table:table-cell>
          <table:table-cell office:value-type="float" office:value="1.2715" calcext:value-type="float">
            <text:p>1.2715</text:p>
          </table:table-cell>
          <table:table-cell table:number-columns-repeated="2" office:value-type="float" office:value="10.7231" calcext:value-type="float">
            <text:p>10.7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11.4533" calcext:value-type="float">
            <text:p>11.4533</text:p>
          </table:table-cell>
          <table:table-cell office:value-type="float" office:value="1.5816" calcext:value-type="float">
            <text:p>1.5816</text:p>
          </table:table-cell>
          <table:table-cell table:number-columns-repeated="2" office:value-type="float" office:value="9.8718" calcext:value-type="float">
            <text:p>9.8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0.8137" calcext:value-type="float">
            <text:p>10.8137</text:p>
          </table:table-cell>
          <table:table-cell office:value-type="float" office:value="3.1923" calcext:value-type="float">
            <text:p>3.1923</text:p>
          </table:table-cell>
          <table:table-cell table:number-columns-repeated="2" office:value-type="float" office:value="7.6214" calcext:value-type="float">
            <text:p>7.6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1.3125" calcext:value-type="float">
            <text:p>11.3125</text:p>
          </table:table-cell>
          <table:table-cell office:value-type="float" office:value="6.6223" calcext:value-type="float">
            <text:p>6.6223</text:p>
          </table:table-cell>
          <table:table-cell table:number-columns-repeated="2" office:value-type="float" office:value="4.6902" calcext:value-type="float">
            <text:p>4.6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2.228" calcext:value-type="float">
            <text:p>12.228</text:p>
          </table:table-cell>
          <table:table-cell office:value-type="float" office:value="1.4021" calcext:value-type="float">
            <text:p>1.4021</text:p>
          </table:table-cell>
          <table:table-cell table:number-columns-repeated="2" office:value-type="float" office:value="10.8259" calcext:value-type="float">
            <text:p>10.8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9.5178" calcext:value-type="float">
            <text:p>9.5178</text:p>
          </table:table-cell>
          <table:table-cell office:value-type="float" office:value="-0.9345" calcext:value-type="float">
            <text:p>-0.9345</text:p>
          </table:table-cell>
          <table:table-cell table:number-columns-repeated="2" office:value-type="float" office:value="10.4523" calcext:value-type="float">
            <text:p>10.4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4.2715" calcext:value-type="float">
            <text:p>4.27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-0.2511" calcext:value-type="float">
            <text:p>-0.25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-1.091" calcext:value-type="float">
            <text:p>-1.09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-2.5445" calcext:value-type="float">
            <text:p>-2.54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-2.098" calcext:value-type="float">
            <text:p>-2.09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-1.8642" calcext:value-type="float">
            <text:p>-1.86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-3.9323" calcext:value-type="float">
            <text:p>-3.93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-3.0187" calcext:value-type="float">
            <text:p>-3.01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-3.9122" calcext:value-type="float">
            <text:p>-3.91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-1.5775" calcext:value-type="float">
            <text:p>-1.577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796" calcext:value-type="float">
            <text:p>0.79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-0.5605" calcext:value-type="float">
            <text:p>-0.560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9.0153" calcext:value-type="float">
            <text:p>9.015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9.7639" calcext:value-type="float">
            <text:p>9.7639</text:p>
          </table:table-cell>
          <table:table-cell office:value-type="float" office:value="-2.1177" calcext:value-type="float">
            <text:p>-2.1177</text:p>
          </table:table-cell>
          <table:table-cell table:number-columns-repeated="2" office:value-type="float" office:value="11.8817" calcext:value-type="float">
            <text:p>11.8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9.0963" calcext:value-type="float">
            <text:p>9.0963</text:p>
          </table:table-cell>
          <table:table-cell office:value-type="float" office:value="-0.5632" calcext:value-type="float">
            <text:p>-0.5632</text:p>
          </table:table-cell>
          <table:table-cell table:number-columns-repeated="2" office:value-type="float" office:value="9.6595" calcext:value-type="float">
            <text:p>9.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7.0053" calcext:value-type="float">
            <text:p>7.005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-1.556" calcext:value-type="float">
            <text:p>-1.5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3.9934" calcext:value-type="float">
            <text:p>3.993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4.6617" calcext:value-type="float">
            <text:p>4.66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.8558" calcext:value-type="float">
            <text:p>4.85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1.9497" calcext:value-type="float">
            <text:p>1.949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-1.3827" calcext:value-type="float">
            <text:p>-1.38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9297" calcext:value-type="float">
            <text:p>0.929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4.575" calcext:value-type="float">
            <text:p>4.57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5.4399" calcext:value-type="float">
            <text:p>5.439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4.0031" calcext:value-type="float">
            <text:p>4.00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-0.1066" calcext:value-type="float">
            <text:p>-0.106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-2.5873" calcext:value-type="float">
            <text:p>-2.587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.6611" calcext:value-type="float">
            <text:p>1.66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1.7613" calcext:value-type="float">
            <text:p>1.761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.7956" calcext:value-type="float">
            <text:p>2.79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8.4104" calcext:value-type="float">
            <text:p>8.410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11.9199" calcext:value-type="float">
            <text:p>11.9199</text:p>
          </table:table-cell>
          <table:table-cell office:value-type="float" office:value="2.5365" calcext:value-type="float">
            <text:p>2.5365</text:p>
          </table:table-cell>
          <table:table-cell table:number-columns-repeated="2" office:value-type="float" office:value="9.3834" calcext:value-type="float">
            <text:p>9.3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2.6187" calcext:value-type="float">
            <text:p>2.6187</text:p>
          </table:table-cell>
          <table:table-cell table:number-columns-repeated="2" office:value-type="float" office:value="8.3739" calcext:value-type="float">
            <text:p>8.3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9.5478" calcext:value-type="float">
            <text:p>9.5478</text:p>
          </table:table-cell>
          <table:table-cell office:value-type="float" office:value="2.4562" calcext:value-type="float">
            <text:p>2.4562</text:p>
          </table:table-cell>
          <table:table-cell table:number-columns-repeated="2" office:value-type="float" office:value="7.0915" calcext:value-type="float">
            <text:p>7.0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4.0029" calcext:value-type="float">
            <text:p>4.00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5.5751" calcext:value-type="float">
            <text:p>5.57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5.11" calcext:value-type="float">
            <text:p>5.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1.9566" calcext:value-type="float">
            <text:p>1.956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-1.1354" calcext:value-type="float">
            <text:p>-1.135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-3.0178" calcext:value-type="float">
            <text:p>-3.017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-2.4624" calcext:value-type="float">
            <text:p>-2.462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1.0909" calcext:value-type="float">
            <text:p>1.090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2.8646" calcext:value-type="float">
            <text:p>2.864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5.887" calcext:value-type="float">
            <text:p>5.88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8.0634" calcext:value-type="float">
            <text:p>8.063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1.2043" calcext:value-type="float">
            <text:p>11.2043</text:p>
          </table:table-cell>
          <table:table-cell office:value-type="float" office:value="-0.2932" calcext:value-type="float">
            <text:p>-0.2932</text:p>
          </table:table-cell>
          <table:table-cell table:number-columns-repeated="2" office:value-type="float" office:value="11.4976" calcext:value-type="float">
            <text:p>11.4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14.8663" calcext:value-type="float">
            <text:p>14.8663</text:p>
          </table:table-cell>
          <table:table-cell office:value-type="float" office:value="3.2349" calcext:value-type="float">
            <text:p>3.2349</text:p>
          </table:table-cell>
          <table:table-cell table:number-columns-repeated="2" office:value-type="float" office:value="11.6313" calcext:value-type="float">
            <text:p>11.6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15.9479" calcext:value-type="float">
            <text:p>15.9479</text:p>
          </table:table-cell>
          <table:table-cell office:value-type="float" office:value="2.8036" calcext:value-type="float">
            <text:p>2.8036</text:p>
          </table:table-cell>
          <table:table-cell table:number-columns-repeated="2" office:value-type="float" office:value="13.1443" calcext:value-type="float">
            <text:p>13.1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17.9171" calcext:value-type="float">
            <text:p>17.9171</text:p>
          </table:table-cell>
          <table:table-cell office:value-type="float" office:value="3.7063" calcext:value-type="float">
            <text:p>3.7063</text:p>
          </table:table-cell>
          <table:table-cell table:number-columns-repeated="2" office:value-type="float" office:value="14.2107" calcext:value-type="float">
            <text:p>14.2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16.0812" calcext:value-type="float">
            <text:p>16.0812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11.7312" calcext:value-type="float">
            <text:p>11.7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13.6368" calcext:value-type="float">
            <text:p>13.6368</text:p>
          </table:table-cell>
          <table:table-cell office:value-type="float" office:value="1.3286" calcext:value-type="float">
            <text:p>1.3286</text:p>
          </table:table-cell>
          <table:table-cell table:number-columns-repeated="2" office:value-type="float" office:value="12.3082" calcext:value-type="float">
            <text:p>12.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8.5522" calcext:value-type="float">
            <text:p>8.5522</text:p>
          </table:table-cell>
          <table:table-cell office:value-type="float" office:value="2.1309" calcext:value-type="float">
            <text:p>2.1309</text:p>
          </table:table-cell>
          <table:table-cell table:number-columns-repeated="2" office:value-type="float" office:value="6.4213" calcext:value-type="float">
            <text:p>6.4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.562" calcext:value-type="float">
            <text:p>2.5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.3106" calcext:value-type="float">
            <text:p>1.310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-1.7282" calcext:value-type="float">
            <text:p>-1.728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-2.8178" calcext:value-type="float">
            <text:p>-2.817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.6067" calcext:value-type="float">
            <text:p>2.60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9.3757" calcext:value-type="float">
            <text:p>9.37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10.5115" calcext:value-type="float">
            <text:p>10.51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8.6323" calcext:value-type="float">
            <text:p>8.63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.5261" calcext:value-type="float">
            <text:p>9.52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11.966" calcext:value-type="float">
            <text:p>11.966</text:p>
          </table:table-cell>
          <table:table-cell office:value-type="float" office:value="-3.0223" calcext:value-type="float">
            <text:p>-3.0223</text:p>
          </table:table-cell>
          <table:table-cell table:number-columns-repeated="2" office:value-type="float" office:value="14.9882" calcext:value-type="float">
            <text:p>14.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9.7637" calcext:value-type="float">
            <text:p>9.7637</text:p>
          </table:table-cell>
          <table:table-cell office:value-type="float" office:value="-2.2647" calcext:value-type="float">
            <text:p>-2.2647</text:p>
          </table:table-cell>
          <table:table-cell table:number-columns-repeated="2" office:value-type="float" office:value="12.0284" calcext:value-type="float">
            <text:p>12.0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1.778" calcext:value-type="float">
            <text:p>11.778</text:p>
          </table:table-cell>
          <table:table-cell office:value-type="float" office:value="1.7731" calcext:value-type="float">
            <text:p>1.7731</text:p>
          </table:table-cell>
          <table:table-cell table:number-columns-repeated="2" office:value-type="float" office:value="10.0049" calcext:value-type="float">
            <text:p>10.0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16.8925" calcext:value-type="float">
            <text:p>16.8925</text:p>
          </table:table-cell>
          <table:table-cell office:value-type="float" office:value="6.2387" calcext:value-type="float">
            <text:p>6.2387</text:p>
          </table:table-cell>
          <table:table-cell table:number-columns-repeated="2" office:value-type="float" office:value="10.6538" calcext:value-type="float">
            <text:p>10.6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18.2117" calcext:value-type="float">
            <text:p>18.2117</text:p>
          </table:table-cell>
          <table:table-cell office:value-type="float" office:value="4.7171" calcext:value-type="float">
            <text:p>4.7171</text:p>
          </table:table-cell>
          <table:table-cell table:number-columns-repeated="2" office:value-type="float" office:value="13.4946" calcext:value-type="float">
            <text:p>13.4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8.6239" calcext:value-type="float">
            <text:p>18.6239</text:p>
          </table:table-cell>
          <table:table-cell office:value-type="float" office:value="6.1212" calcext:value-type="float">
            <text:p>6.1212</text:p>
          </table:table-cell>
          <table:table-cell table:number-columns-repeated="2" office:value-type="float" office:value="12.5027" calcext:value-type="float">
            <text:p>12.5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21.0256" calcext:value-type="float">
            <text:p>21.0256</text:p>
          </table:table-cell>
          <table:table-cell office:value-type="float" office:value="9.2247" calcext:value-type="float">
            <text:p>9.2247</text:p>
          </table:table-cell>
          <table:table-cell table:number-columns-repeated="2" office:value-type="float" office:value="11.8009" calcext:value-type="float">
            <text:p>11.8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21.6042" calcext:value-type="float">
            <text:p>21.6042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15.6842" calcext:value-type="float">
            <text:p>15.6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9.7844" calcext:value-type="float">
            <text:p>19.7844</text:p>
          </table:table-cell>
          <table:table-cell office:value-type="float" office:value="7.2566" calcext:value-type="float">
            <text:p>7.2566</text:p>
          </table:table-cell>
          <table:table-cell table:number-columns-repeated="2" office:value-type="float" office:value="12.5278" calcext:value-type="float">
            <text:p>12.5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2.6085" calcext:value-type="float">
            <text:p>22.6085</text:p>
          </table:table-cell>
          <table:table-cell office:value-type="float" office:value="10.5573" calcext:value-type="float">
            <text:p>10.5573</text:p>
          </table:table-cell>
          <table:table-cell table:number-columns-repeated="2" office:value-type="float" office:value="12.0512" calcext:value-type="float">
            <text:p>12.0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.8456" calcext:value-type="float">
            <text:p>24.8456</text:p>
          </table:table-cell>
          <table:table-cell office:value-type="float" office:value="12.6931" calcext:value-type="float">
            <text:p>12.6931</text:p>
          </table:table-cell>
          <table:table-cell table:number-columns-repeated="2" office:value-type="float" office:value="12.1526" calcext:value-type="float">
            <text:p>12.1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5.7225" calcext:value-type="float">
            <text:p>25.7225</text:p>
          </table:table-cell>
          <table:table-cell office:value-type="float" office:value="11.2176" calcext:value-type="float">
            <text:p>11.2176</text:p>
          </table:table-cell>
          <table:table-cell table:number-columns-repeated="2" office:value-type="float" office:value="14.5049" calcext:value-type="float">
            <text:p>14.5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23.8998" calcext:value-type="float">
            <text:p>23.8998</text:p>
          </table:table-cell>
          <table:table-cell office:value-type="float" office:value="6.8215" calcext:value-type="float">
            <text:p>6.8215</text:p>
          </table:table-cell>
          <table:table-cell table:number-columns-repeated="2" office:value-type="float" office:value="17.0783" calcext:value-type="float">
            <text:p>17.0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22.5199" calcext:value-type="float">
            <text:p>22.5199</text:p>
          </table:table-cell>
          <table:table-cell office:value-type="float" office:value="7.6346" calcext:value-type="float">
            <text:p>7.6346</text:p>
          </table:table-cell>
          <table:table-cell table:number-columns-repeated="2" office:value-type="float" office:value="14.8853" calcext:value-type="float">
            <text:p>14.8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24.5572" calcext:value-type="float">
            <text:p>24.5572</text:p>
          </table:table-cell>
          <table:table-cell office:value-type="float" office:value="3.9297" calcext:value-type="float">
            <text:p>3.9297</text:p>
          </table:table-cell>
          <table:table-cell table:number-columns-repeated="2" office:value-type="float" office:value="20.6275" calcext:value-type="float">
            <text:p>20.6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23.6886" calcext:value-type="float">
            <text:p>23.6886</text:p>
          </table:table-cell>
          <table:table-cell office:value-type="float" office:value="4.5763" calcext:value-type="float">
            <text:p>4.5763</text:p>
          </table:table-cell>
          <table:table-cell table:number-columns-repeated="2" office:value-type="float" office:value="19.1123" calcext:value-type="float">
            <text:p>19.1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23.2938" calcext:value-type="float">
            <text:p>23.2938</text:p>
          </table:table-cell>
          <table:table-cell office:value-type="float" office:value="10.9943" calcext:value-type="float">
            <text:p>10.9943</text:p>
          </table:table-cell>
          <table:table-cell table:number-columns-repeated="2" office:value-type="float" office:value="12.2995" calcext:value-type="float">
            <text:p>12.2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float" office:value="26.435" calcext:value-type="float">
            <text:p>26.435</text:p>
          </table:table-cell>
          <table:table-cell office:value-type="float" office:value="11.7357" calcext:value-type="float">
            <text:p>11.7357</text:p>
          </table:table-cell>
          <table:table-cell table:number-columns-repeated="2" office:value-type="float" office:value="14.6993" calcext:value-type="float">
            <text:p>14.6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7.1007" calcext:value-type="float">
            <text:p>27.1007</text:p>
          </table:table-cell>
          <table:table-cell office:value-type="float" office:value="14.083" calcext:value-type="float">
            <text:p>14.083</text:p>
          </table:table-cell>
          <table:table-cell table:number-columns-repeated="2" office:value-type="float" office:value="13.0177" calcext:value-type="float">
            <text:p>13.0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6.3317" calcext:value-type="float">
            <text:p>26.33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24.2506" calcext:value-type="float">
            <text:p>24.250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26.5473" calcext:value-type="float">
            <text:p>26.5473</text:p>
          </table:table-cell>
          <table:table-cell office:value-type="float" office:value="11.4742" calcext:value-type="float">
            <text:p>11.4742</text:p>
          </table:table-cell>
          <table:table-cell table:number-columns-repeated="2" office:value-type="float" office:value="15.0731" calcext:value-type="float">
            <text:p>15.07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22.0647" calcext:value-type="float">
            <text:p>22.0647</text:p>
          </table:table-cell>
          <table:table-cell office:value-type="float" office:value="8.7957" calcext:value-type="float">
            <text:p>8.7957</text:p>
          </table:table-cell>
          <table:table-cell table:number-columns-repeated="2" office:value-type="float" office:value="13.269" calcext:value-type="float">
            <text:p>13.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6.4773" calcext:value-type="float">
            <text:p>16.4773</text:p>
          </table:table-cell>
          <table:table-cell office:value-type="float" office:value="7.7132" calcext:value-type="float">
            <text:p>7.7132</text:p>
          </table:table-cell>
          <table:table-cell table:number-columns-repeated="2" office:value-type="float" office:value="8.7641" calcext:value-type="float">
            <text:p>8.7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14.1838" calcext:value-type="float">
            <text:p>14.1838</text:p>
          </table:table-cell>
          <table:table-cell office:value-type="float" office:value="4.2611" calcext:value-type="float">
            <text:p>4.2611</text:p>
          </table:table-cell>
          <table:table-cell table:number-columns-repeated="2" office:value-type="float" office:value="9.9227" calcext:value-type="float">
            <text:p>9.9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10.374" calcext:value-type="float">
            <text:p>10.374</text:p>
          </table:table-cell>
          <table:table-cell office:value-type="float" office:value="3.6275" calcext:value-type="float">
            <text:p>3.6275</text:p>
          </table:table-cell>
          <table:table-cell table:number-columns-repeated="2" office:value-type="float" office:value="6.7465" calcext:value-type="float">
            <text:p>6.7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10.1914" calcext:value-type="float">
            <text:p>10.1914</text:p>
          </table:table-cell>
          <table:table-cell office:value-type="float" office:value="2.6121" calcext:value-type="float">
            <text:p>2.6121</text:p>
          </table:table-cell>
          <table:table-cell table:number-columns-repeated="2" office:value-type="float" office:value="7.5793" calcext:value-type="float">
            <text:p>7.5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8.5585" calcext:value-type="float">
            <text:p>8.5585</text:p>
          </table:table-cell>
          <table:table-cell office:value-type="float" office:value="8.5799" calcext:value-type="float">
            <text:p>8.5799</text:p>
          </table:table-cell>
          <table:table-cell table:number-columns-repeated="2" office:value-type="float" office:value="-0.0214" calcext:value-type="float">
            <text:p>-0.0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5.7502" calcext:value-type="float">
            <text:p>5.750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5.5714" calcext:value-type="float">
            <text:p>5.571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9.7052" calcext:value-type="float">
            <text:p>9.7052</text:p>
          </table:table-cell>
          <table:table-cell office:value-type="float" office:value="8.3894" calcext:value-type="float">
            <text:p>8.3894</text:p>
          </table:table-cell>
          <table:table-cell table:number-columns-repeated="2" office:value-type="float" office:value="1.3158" calcext:value-type="float">
            <text:p>1.3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14.2918" calcext:value-type="float">
            <text:p>14.2918</text:p>
          </table:table-cell>
          <table:table-cell office:value-type="float" office:value="5.6126" calcext:value-type="float">
            <text:p>5.6126</text:p>
          </table:table-cell>
          <table:table-cell table:number-columns-repeated="2" office:value-type="float" office:value="8.6792" calcext:value-type="float">
            <text:p>8.6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16.6803" calcext:value-type="float">
            <text:p>16.6803</text:p>
          </table:table-cell>
          <table:table-cell office:value-type="float" office:value="8.8031" calcext:value-type="float">
            <text:p>8.8031</text:p>
          </table:table-cell>
          <table:table-cell table:number-columns-repeated="2" office:value-type="float" office:value="7.8772" calcext:value-type="float">
            <text:p>7.8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14.2916" calcext:value-type="float">
            <text:p>14.2916</text:p>
          </table:table-cell>
          <table:table-cell office:value-type="float" office:value="10.7261" calcext:value-type="float">
            <text:p>10.7261</text:p>
          </table:table-cell>
          <table:table-cell table:number-columns-repeated="2" office:value-type="float" office:value="3.5655" calcext:value-type="float">
            <text:p>3.5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11.8695" calcext:value-type="float">
            <text:p>11.86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7.4505" calcext:value-type="float">
            <text:p>7.4505</text:p>
          </table:table-cell>
          <table:table-cell office:value-type="float" office:value="1.1405" calcext:value-type="float">
            <text:p>1.1405</text:p>
          </table:table-cell>
          <table:table-cell table:number-columns-repeated="2"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9.3542" calcext:value-type="float">
            <text:p>9.35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14.5201" calcext:value-type="float">
            <text:p>14.5201</text:p>
          </table:table-cell>
          <table:table-cell office:value-type="float" office:value="4.8988" calcext:value-type="float">
            <text:p>4.8988</text:p>
          </table:table-cell>
          <table:table-cell table:number-columns-repeated="2" office:value-type="float" office:value="9.6214" calcext:value-type="float">
            <text:p>9.6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17.3388" calcext:value-type="float">
            <text:p>17.3388</text:p>
          </table:table-cell>
          <table:table-cell office:value-type="float" office:value="8.2228" calcext:value-type="float">
            <text:p>8.2228</text:p>
          </table:table-cell>
          <table:table-cell table:number-columns-repeated="2" office:value-type="float" office:value="9.1159" calcext:value-type="float">
            <text:p>9.1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7.1364" calcext:value-type="float">
            <text:p>17.1364</text:p>
          </table:table-cell>
          <table:table-cell office:value-type="float" office:value="9.502" calcext:value-type="float">
            <text:p>9.502</text:p>
          </table:table-cell>
          <table:table-cell table:number-columns-repeated="2" office:value-type="float" office:value="7.6344" calcext:value-type="float">
            <text:p>7.6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18.3951" calcext:value-type="float">
            <text:p>18.3951</text:p>
          </table:table-cell>
          <table:table-cell office:value-type="float" office:value="11.2926" calcext:value-type="float">
            <text:p>11.2926</text:p>
          </table:table-cell>
          <table:table-cell table:number-columns-repeated="2" office:value-type="float" office:value="7.1025" calcext:value-type="float">
            <text:p>7.1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9.1004" calcext:value-type="float">
            <text:p>19.1004</text:p>
          </table:table-cell>
          <table:table-cell office:value-type="float" office:value="9.8513" calcext:value-type="float">
            <text:p>9.8513</text:p>
          </table:table-cell>
          <table:table-cell table:number-columns-repeated="2" office:value-type="float" office:value="9.2491" calcext:value-type="float">
            <text:p>9.2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21.4327" calcext:value-type="float">
            <text:p>21.4327</text:p>
          </table:table-cell>
          <table:table-cell office:value-type="float" office:value="12.6967" calcext:value-type="float">
            <text:p>12.6967</text:p>
          </table:table-cell>
          <table:table-cell table:number-columns-repeated="2" office:value-type="float" office:value="8.7359" calcext:value-type="float">
            <text:p>8.7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22.0345" calcext:value-type="float">
            <text:p>22.0345</text:p>
          </table:table-cell>
          <table:table-cell office:value-type="float" office:value="14.5016" calcext:value-type="float">
            <text:p>14.5016</text:p>
          </table:table-cell>
          <table:table-cell table:number-columns-repeated="2" office:value-type="float" office:value="7.533" calcext:value-type="float">
            <text:p>7.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18.3562" calcext:value-type="float">
            <text:p>18.3562</text:p>
          </table:table-cell>
          <table:table-cell office:value-type="float" office:value="12.8871" calcext:value-type="float">
            <text:p>12.8871</text:p>
          </table:table-cell>
          <table:table-cell table:number-columns-repeated="2" office:value-type="float" office:value="5.4692" calcext:value-type="float">
            <text:p>5.4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17.0431" calcext:value-type="float">
            <text:p>17.0431</text:p>
          </table:table-cell>
          <table:table-cell office:value-type="float" office:value="12.5163" calcext:value-type="float">
            <text:p>12.5163</text:p>
          </table:table-cell>
          <table:table-cell table:number-columns-repeated="2" office:value-type="float" office:value="4.5268" calcext:value-type="float">
            <text:p>4.5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18.9188" calcext:value-type="float">
            <text:p>18.9188</text:p>
          </table:table-cell>
          <table:table-cell office:value-type="float" office:value="8.6816" calcext:value-type="float">
            <text:p>8.6816</text:p>
          </table:table-cell>
          <table:table-cell table:number-columns-repeated="2" office:value-type="float" office:value="10.2372" calcext:value-type="float">
            <text:p>10.2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8.918" calcext:value-type="float">
            <text:p>18.918</text:p>
          </table:table-cell>
          <table:table-cell office:value-type="float" office:value="9.9026" calcext:value-type="float">
            <text:p>9.9026</text:p>
          </table:table-cell>
          <table:table-cell table:number-columns-repeated="2" office:value-type="float" office:value="9.0155" calcext:value-type="float">
            <text:p>9.0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15.9908" calcext:value-type="float">
            <text:p>15.9908</text:p>
          </table:table-cell>
          <table:table-cell office:value-type="float" office:value="10.8048" calcext:value-type="float">
            <text:p>10.8048</text:p>
          </table:table-cell>
          <table:table-cell table:number-columns-repeated="2" office:value-type="float" office:value="5.1859" calcext:value-type="float">
            <text:p>5.1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4.2538" calcext:value-type="float">
            <text:p>14.2538</text:p>
          </table:table-cell>
          <table:table-cell office:value-type="float" office:value="8.4219" calcext:value-type="float">
            <text:p>8.4219</text:p>
          </table:table-cell>
          <table:table-cell table:number-columns-repeated="2" office:value-type="float" office:value="5.8319" calcext:value-type="float">
            <text:p>5.8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12.9" calcext:value-type="float">
            <text:p>12.9</text:p>
          </table:table-cell>
          <table:table-cell office:value-type="float" office:value="3.2477" calcext:value-type="float">
            <text:p>3.2477</text:p>
          </table:table-cell>
          <table:table-cell table:number-columns-repeated="2" office:value-type="float" office:value="9.6523" calcext:value-type="float">
            <text:p>9.6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1.4816" calcext:value-type="float">
            <text:p>11.4816</text:p>
          </table:table-cell>
          <table:table-cell office:value-type="float" office:value="1.9686" calcext:value-type="float">
            <text:p>1.9686</text:p>
          </table:table-cell>
          <table:table-cell table:number-columns-repeated="2" office:value-type="float" office:value="9.513" calcext:value-type="float">
            <text:p>9.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10.3193" calcext:value-type="float">
            <text:p>10.3193</text:p>
          </table:table-cell>
          <table:table-cell office:value-type="float" office:value="3.8019" calcext:value-type="float">
            <text:p>3.8019</text:p>
          </table:table-cell>
          <table:table-cell table:number-columns-repeated="2" office:value-type="float" office:value="6.5174" calcext:value-type="float">
            <text:p>6.5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12.8617" calcext:value-type="float">
            <text:p>12.8617</text:p>
          </table:table-cell>
          <table:table-cell office:value-type="float" office:value="8.9319" calcext:value-type="float">
            <text:p>8.9319</text:p>
          </table:table-cell>
          <table:table-cell table:number-columns-repeated="2" office:value-type="float" office:value="3.9298" calcext:value-type="float">
            <text:p>3.9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15.1418" calcext:value-type="float">
            <text:p>15.1418</text:p>
          </table:table-cell>
          <table:table-cell office:value-type="float" office:value="6.1994" calcext:value-type="float">
            <text:p>6.1994</text:p>
          </table:table-cell>
          <table:table-cell table:number-columns-repeated="2" office:value-type="float" office:value="8.9424" calcext:value-type="float">
            <text:p>8.9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14.3543" calcext:value-type="float">
            <text:p>14.3543</text:p>
          </table:table-cell>
          <table:table-cell office:value-type="float" office:value="5.9636" calcext:value-type="float">
            <text:p>5.9636</text:p>
          </table:table-cell>
          <table:table-cell table:number-columns-repeated="2" office:value-type="float" office:value="8.3908" calcext:value-type="float">
            <text:p>8.3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10.8982" calcext:value-type="float">
            <text:p>10.8982</text:p>
          </table:table-cell>
          <table:table-cell office:value-type="float" office:value="5.0981" calcext:value-type="float">
            <text:p>5.0981</text:p>
          </table:table-cell>
          <table:table-cell table:number-columns-repeated="2" office:value-type="float" office:value="5.8001" calcext:value-type="float">
            <text:p>5.8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-3.3428" calcext:value-type="float">
            <text:p>-3.3428</text:p>
          </table:table-cell>
          <table:table-cell office:value-type="float" office:value="16.347" calcext:value-type="float">
            <text:p>16.347</text:p>
          </table:table-cell>
          <table:table-cell table:number-columns-repeated="2" office:value-type="float" office:value="-19.6898" calcext:value-type="float">
            <text:p>-19.6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8.4321" calcext:value-type="float">
            <text:p>8.4321</text:p>
          </table:table-cell>
          <table:table-cell office:value-type="float" office:value="9.6477" calcext:value-type="float">
            <text:p>9.6477</text:p>
          </table:table-cell>
          <table:table-cell table:number-columns-repeated="2" office:value-type="float" office:value="-1.2156" calcext:value-type="float">
            <text:p>-1.2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847" meta:object-count="0"/>
    <meta:generator>LibreOffice/24.2.6.2$Linux_X86_64 LibreOffice_project/ef66aa7e36a1bb8e65bfbc63aba53045a14d0871</meta:generator>
  </office:meta>
</office:document-meta>
</file>